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 style:family="paragraph" style:parent-style-name="List_20_Number_20_4">
      <style:paragraph-properties fo:margin-left="-1in" fo:margin-right="0in" fo:text-indent="0in" style:auto-text-indent="false"/>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text-properties fo:color="#000000" style:font-name="Times New Roman" fo:font-size="12pt" style:font-name-asian="Helv1" style:font-size-asian="12pt" style:font-name-complex="Helv1" style:font-size-complex="12pt"/>
    </style:style>
    <style:style style:name="P10" style:family="paragraph" style:parent-style-name="Standard">
      <style:text-properties fo:color="#000000"/>
    </style:style>
    <style:style style:name="P1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2"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3"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7"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 style:family="paragraph" style:parent-style-name="Text_20_Body_20_Single">
      <style:paragraph-properties fo:margin-left="0in" fo:margin-right="0in" fo:text-indent="0in" style:auto-text-indent="false"/>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2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22"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4"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5" style:family="paragraph" style:parent-style-name="Heading_20_3">
      <style:text-properties style:font-name="Times New Roman" fo:font-size="12pt" style:font-size-asian="12pt" style:font-size-complex="12pt"/>
    </style:style>
    <style:style style:name="P26" style:family="paragraph" style:parent-style-name="Body_20_Text_20_First_20_Indent">
      <style:text-properties style:font-name="Times New Roman" fo:font-size="12pt" style:font-size-asian="12pt" style:font-size-complex="12pt"/>
    </style:style>
    <style:style style:name="P27"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2"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text-properties style:font-weight-complex="bold"/>
    </style:style>
    <style:style style:name="P34" style:family="paragraph" style:parent-style-name="Standard" style:list-style-name="WW8Num17"/>
    <style:style style:name="P35" style:family="paragraph" style:parent-style-name="Standard" style:list-style-name="WW8Num17">
      <style:paragraph-properties style:text-autospace="none"/>
    </style:style>
    <style:style style:name="P36" style:family="paragraph" style:parent-style-name="Standard" style:list-style-name="WW8Num17">
      <style:text-properties fo:color="#000000"/>
    </style:style>
    <style:style style:name="P37" style:family="paragraph" style:parent-style-name="Standard" style:list-style-name="WW8Num17">
      <style:text-properties fo:color="#000000" fo:font-weight="bold" style:font-weight-asian="bold" style:font-weight-complex="bold"/>
    </style:style>
    <style:style style:name="P38" style:family="paragraph" style:parent-style-name="Standard">
      <style:text-properties fo:font-weight="bold" style:font-weight-asian="bold" style:font-weight-complex="bold"/>
    </style:style>
    <style:style style:name="P39" style:family="paragraph" style:parent-style-name="Standard" style:list-style-name="WW8Num15">
      <style:paragraph-properties fo:margin-top="0.1945in" fo:margin-bottom="0in"/>
    </style:style>
    <style:style style:name="P40" style:family="paragraph" style:parent-style-name="Standard" style:list-style-name="WW8Num15">
      <style:paragraph-properties fo:margin-top="0in" fo:margin-bottom="0in"/>
    </style:style>
    <style:style style:name="P41"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42" style:family="paragraph" style:parent-style-name="Standard">
      <style:text-properties fo:font-size="12pt" style:font-size-asian="12pt" style:font-size-complex="12pt"/>
    </style:style>
    <style:style style:name="P43" style:family="paragraph" style:parent-style-name="List_20_Number_20_2">
      <style:text-properties fo:font-size="12pt" style:font-size-asian="12pt" style:font-size-complex="12pt"/>
    </style:style>
    <style:style style:name="P44"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5" style:family="paragraph" style:parent-style-name="List_20_Number_20_2">
      <style:paragraph-properties fo:margin-left="0.5in" fo:margin-right="0in" fo:text-indent="0in" style:auto-text-indent="false"/>
      <style:text-properties fo:font-size="12pt" style:font-size-asian="12pt" style:font-size-complex="12pt"/>
    </style:style>
    <style:style style:name="P46"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47"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9"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0" style:family="paragraph" style:parent-style-name="Heading_20_3">
      <style:text-properties fo:font-size="12pt" style:font-size-asian="12pt" style:font-size-complex="12pt"/>
    </style:style>
    <style:style style:name="P51" style:family="paragraph" style:parent-style-name="Standard" style:list-style-name="L2"/>
    <style:style style:name="P5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4" style:family="paragraph" style:parent-style-name="Standard" style:list-style-name="L3"/>
    <style:style style:name="P55" style:family="paragraph" style:parent-style-name="Standard" style:list-style-name="L4"/>
    <style:style style:name="P56" style:family="paragraph" style:parent-style-name="Standard" style:list-style-name="L5"/>
    <style:style style:name="P57" style:family="paragraph" style:parent-style-name="Standard" style:list-style-name="L6"/>
    <style:style style:name="P5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59" style:family="paragraph" style:parent-style-name="Standard" style:list-style-name="L7"/>
    <style:style style:name="P60" style:family="paragraph" style:parent-style-name="Standard" style:list-style-name="L8"/>
    <style:style style:name="P61" style:family="paragraph" style:parent-style-name="Standard" style:list-style-name="L9"/>
    <style:style style:name="P62" style:family="paragraph" style:parent-style-name="Standard" style:list-style-name="L10"/>
    <style:style style:name="P63" style:family="paragraph" style:parent-style-name="Standard" style:list-style-name="L11"/>
    <style:style style:name="P64" style:family="paragraph" style:parent-style-name="Standard" style:list-style-name="L12"/>
    <style:style style:name="P65" style:family="paragraph" style:parent-style-name="Standard" style:list-style-name="L1"/>
    <style:style style:name="P6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Standard" style:list-style-name="L13"/>
    <style:style style:name="P69" style:family="paragraph" style:parent-style-name="Standard" style:list-style-name="L14"/>
    <style:style style:name="P70" style:family="paragraph" style:parent-style-name="Standard" style:list-style-name="L15"/>
    <style:style style:name="P71"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72"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4"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list-style-name="L17"/>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1in" fo:margin-right="0in" fo:text-indent="-0.25in" style:auto-text-indent="false"/>
      <style:text-properties style:language-asian="zh" style:country-asian="CN"/>
    </style:style>
    <style:style style:name="P85" style:family="paragraph" style:parent-style-name="Standard">
      <style:paragraph-properties fo:margin-left="1in" fo:margin-right="0in" fo:text-indent="-0.25in" style:auto-text-indent="false"/>
    </style:style>
    <style:style style:name="P86" style:family="paragraph" style:parent-style-name="Standard" style:list-style-name="L18">
      <style:paragraph-properties fo:margin-left="1in" fo:margin-right="0in" fo:text-indent="-0.25in" style:auto-text-indent="false"/>
      <style:text-properties style:language-asian="zh" style:country-asian="CN"/>
    </style:style>
    <style:style style:name="P87" style:family="paragraph" style:parent-style-name="Standard" style:list-style-name="L18">
      <style:paragraph-properties fo:margin-left="1in" fo:margin-right="0in" fo:text-indent="-0.25in" style:auto-text-indent="false"/>
    </style:style>
    <style:style style:name="P88" style:family="paragraph" style:parent-style-name="Code">
      <style:paragraph-properties fo:margin-left="1.5in" fo:margin-right="0in" fo:text-indent="0in" style:auto-text-indent="false"/>
      <style:text-properties style:language-asian="zh" style:country-asian="CN"/>
    </style:style>
    <style:style style:name="P89" style:family="paragraph" style:parent-style-name="Code">
      <style:paragraph-properties fo:margin-left="1.5in" fo:margin-right="0in" fo:text-indent="0in" style:auto-text-indent="false"/>
    </style:style>
    <style:style style:name="P90" style:family="paragraph" style:parent-style-name="Code" style:list-style-name="L18">
      <style:paragraph-properties fo:margin-left="1in" fo:margin-right="0in" fo:text-indent="-0.25in" style:auto-text-indent="false"/>
      <style:text-properties style:language-asian="zh" style:country-asian="CN"/>
    </style:style>
    <style:style style:name="P91" style:family="paragraph" style:parent-style-name="Code" style:list-style-name="L18">
      <style:paragraph-properties fo:margin-left="1.5in" fo:margin-right="0in" fo:text-indent="0in" style:auto-text-indent="false"/>
      <style:text-properties style:language-asian="zh" style:country-asian="CN"/>
    </style:style>
    <style:style style:name="P92" style:family="paragraph" style:parent-style-name="Code">
      <style:paragraph-properties fo:margin-left="1in" fo:margin-right="0in" fo:text-indent="0in" style:auto-text-indent="false"/>
      <style:text-properties style:language-asian="zh" style:country-asian="CN"/>
    </style:style>
    <style:style style:name="P93" style:family="paragraph" style:parent-style-name="Code">
      <style:paragraph-properties fo:margin-left="1in" fo:margin-right="0in" fo:text-indent="0in" style:auto-text-indent="false"/>
    </style:style>
    <style:style style:name="P94" style:family="paragraph" style:parent-style-name="Standard" style:list-style-name="L19">
      <style:paragraph-properties fo:margin-left="1in" fo:margin-right="0in" fo:text-indent="-0.25in" style:auto-text-indent="false"/>
      <style:text-properties style:language-asian="zh" style:country-asian="CN"/>
    </style:style>
    <style:style style:name="P95" style:family="paragraph" style:parent-style-name="Code" style:list-style-name="L19">
      <style:paragraph-properties fo:margin-left="1in" fo:margin-right="0in" fo:text-indent="-0.25in"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3">
      <style:text-properties fo:font-size="10pt" style:font-size-asian="10pt" style:font-size-complex="10pt"/>
    </style:style>
    <style:style style:name="P99"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1" style:family="paragraph" style:parent-style-name="List_20_Number" style:list-style-name="">
      <style:paragraph-properties fo:margin-left="1in" fo:margin-right="0in" fo:text-indent="0in" style:auto-text-indent="false">
        <style:tab-stops>
          <style:tab-stop style:position="1.15in"/>
        </style:tab-stops>
      </style:paragraph-properties>
      <style:text-properties style:font-name="Tms Rmn" fo:font-weight="normal"/>
    </style:style>
    <style:style style:name="P102" style:family="paragraph" style:parent-style-name="List_20_Number" style:list-style-name="WW8Num14">
      <style:paragraph-properties fo:margin-left="0in" fo:margin-right="0in" fo:text-indent="0in" style:auto-text-indent="false"/>
    </style:style>
    <style:style style:name="P103"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04" style:family="paragraph" style:parent-style-name="List_20_Number" style:list-style-name="WW8Num14">
      <style:paragraph-properties fo:margin-left="0in" fo:margin-right="0in" fo:text-indent="0in" style:auto-text-indent="false"/>
      <style:text-properties fo:color="#000000"/>
    </style:style>
    <style:style style:name="P105" style:family="paragraph" style:parent-style-name="Heading_20_3">
      <style:text-properties style:font-name="Tms Rmn" fo:font-style="normal" style:font-style-asian="normal" style:font-style-complex="normal"/>
    </style:style>
    <style:style style:name="P106" style:family="paragraph" style:parent-style-name="List_20_Number" style:list-style-name="WW8Num29">
      <style:paragraph-properties fo:margin-left="0in" fo:margin-right="0in" fo:text-indent="0in" style:auto-text-indent="false"/>
    </style:style>
    <style:style style:name="P107" style:family="paragraph" style:parent-style-name="List_20_Number" style:list-style-name="WW8Num29">
      <style:paragraph-properties fo:margin-left="0.5in" fo:margin-right="0in" fo:text-indent="0in" style:auto-text-indent="false"/>
    </style:style>
    <style:style style:name="P108" style:family="paragraph" style:parent-style-name="List_20_Number">
      <style:paragraph-properties fo:margin-left="1in" fo:margin-right="0in" fo:text-indent="0in" style:auto-text-indent="false"/>
    </style:style>
    <style:style style:name="P109" style:family="paragraph" style:parent-style-name="List_20_Number">
      <style:paragraph-properties fo:margin-left="1in" fo:margin-right="0in" fo:text-indent="0in" style:auto-text-indent="false"/>
      <style:text-properties fo:font-style="italic" style:font-style-asian="italic"/>
    </style:style>
    <style:style style:name="P110" style:family="paragraph" style:parent-style-name="List_20_Number">
      <style:paragraph-properties fo:margin-left="1in" fo:margin-right="0in" fo:text-indent="0in" style:auto-text-indent="false"/>
      <style:text-properties fo:color="#000000" fo:font-style="italic" style:font-style-asian="italic"/>
    </style:style>
    <style:style style:name="P111" style:family="paragraph" style:parent-style-name="List_20_Number" style:list-style-name="">
      <style:paragraph-properties fo:margin-left="1in" fo:margin-right="0in" fo:text-indent="0in" style:auto-text-indent="false"/>
      <style:text-properties fo:color="#000000" fo:font-style="italic" style:font-style-asian="italic"/>
    </style:style>
    <style:style style:name="P11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14" style:family="paragraph" style:parent-style-name="Text_20_body_20_indent" style:list-style-name="WW8Num27"/>
    <style:style style:name="P115" style:family="paragraph" style:parent-style-name="List_20_Number">
      <style:paragraph-properties fo:margin-left="0.5in" fo:margin-right="0in" fo:text-indent="0.25in" style:auto-text-indent="false"/>
    </style:style>
    <style:style style:name="P116" style:family="paragraph" style:parent-style-name="List_20_Number">
      <style:paragraph-properties fo:margin-left="0.25in" fo:margin-right="0in" fo:text-indent="0in" style:auto-text-indent="false"/>
      <style:text-properties style:font-name="Tms Rmn"/>
    </style:style>
    <style:style style:name="P117" style:family="paragraph" style:parent-style-name="List_20_Number">
      <style:paragraph-properties fo:margin-left="0.5in" fo:margin-right="0in" fo:text-indent="0.25in" style:auto-text-indent="false"/>
      <style:text-properties style:font-name="Tms Rmn"/>
    </style:style>
    <style:style style:name="P118" style:family="paragraph" style:parent-style-name="List_20_Number" style:list-style-name="">
      <style:paragraph-properties fo:margin-left="0in" fo:margin-right="0in" fo:text-indent="0in" style:auto-text-indent="false"/>
    </style:style>
    <style:style style:name="P119" style:family="paragraph" style:parent-style-name="List_20_Number" style:list-style-name="">
      <style:paragraph-properties fo:margin-left="0in" fo:margin-right="0in" fo:text-indent="0in" style:auto-text-indent="false"/>
      <style:text-properties style:font-name="Tms Rmn"/>
    </style:style>
    <style:style style:name="P120" style:family="paragraph" style:parent-style-name="Text_20_body">
      <style:paragraph-properties fo:margin-left="0.25in" fo:margin-right="0in" fo:text-indent="0in" style:auto-text-indent="false"/>
    </style:style>
    <style:style style:name="P121" style:family="paragraph" style:parent-style-name="Text_20_body_20_indent">
      <style:text-properties style:font-name="Tms Rmn"/>
    </style:style>
    <style:style style:name="P122" style:family="paragraph" style:parent-style-name="Heading_20_3">
      <style:text-properties style:font-name="Arial"/>
    </style:style>
    <style:style style:name="P123" style:family="paragraph" style:parent-style-name="Standard" style:list-style-name="WW8Num28"/>
    <style:style style:name="P124" style:family="paragraph" style:parent-style-name="Heading_20_3">
      <style:text-properties style:font-name="Tms Rmn"/>
    </style:style>
    <style:style style:name="P125" style:family="paragraph" style:parent-style-name="Text_20_body_20_indent" style:list-style-name="WW8Num28">
      <style:text-properties style:font-name="Tms Rmn" fo:font-weight="bold"/>
    </style:style>
    <style:style style:name="P126" style:family="paragraph" style:parent-style-name="List_20_Number" style:list-style-name="">
      <style:paragraph-properties fo:margin-left="1in" fo:margin-right="0in" fo:text-indent="0in" style:auto-text-indent="false">
        <style:tab-stops>
          <style:tab-stop style:position="1.15in"/>
        </style:tab-stops>
      </style:paragraph-properties>
    </style:style>
    <style:style style:name="P127" style:family="paragraph" style:parent-style-name="List_20_Number" style:list-style-name="">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8" style:family="paragraph" style:parent-style-name="List_20_Number" style:list-style-name="">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29" style:family="paragraph" style:parent-style-name="List_20_Number" style:list-style-name="">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30" style:family="paragraph" style:parent-style-name="List_20_Number" style:list-style-name="">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31" style:family="paragraph" style:parent-style-name="List_20_Number" style:list-style-name="">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32" style:family="paragraph" style:parent-style-name="List_20_Number" style:list-style-name="">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in" fo:margin-right="0in" fo:text-indent="0in" style:auto-text-indent="false"/>
    </style:style>
    <style:style style:name="P138" style:family="paragraph" style:parent-style-name="Heading_20_2">
      <style:text-properties style:font-name="Arial" fo:font-size="14pt" style:font-size-asian="14pt" style:font-size-complex="14pt"/>
    </style:style>
    <style:style style:name="P139" style:family="paragraph" style:parent-style-name="Standard">
      <style:paragraph-properties fo:margin-left="0.0193in" fo:margin-right="0in" fo:margin-top="0.1665in" fo:margin-bottom="0.0417in" fo:orphans="2" fo:widows="2" fo:text-indent="0in" style:auto-text-indent="false" style:writing-mode="lr-tb"/>
    </style:style>
    <style:style style:name="P140" style:family="paragraph" style:parent-style-name="Standard">
      <style:text-properties style:font-name="Arial" fo:font-size="14pt" style:font-size-asian="14pt" style:font-size-complex="14pt"/>
    </style:style>
    <style:style style:name="P141" style:family="paragraph" style:parent-style-name="Heading_20_1">
      <style:text-properties style:font-name="Arial" fo:font-size="14pt" style:font-size-asian="14pt" style:font-size-complex="14pt"/>
    </style:style>
    <style:style style:name="P142" style:family="paragraph" style:parent-style-name="Body_20_Text_20_First_20_Indent">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text-properties style:language-asian="zh" style:country-asian="CN"/>
    </style:style>
    <style:style style:name="P148" style:family="paragraph" style:parent-style-name="Body_20_Text_20_First_20_Indent">
      <style:text-properties style:font-name="Times New Roman" fo:font-size="12pt" style:font-size-asian="12pt" style:font-size-complex="12pt"/>
    </style:style>
    <style:style style:name="P149" style:family="paragraph" style:parent-style-name="Body_20_Text_20_First_20_Indent">
      <style:text-properties style:font-name="Arial" fo:font-size="14pt" style:font-size-asian="14pt" style:font-size-complex="14pt"/>
    </style:style>
    <style:style style:name="P150" style:family="paragraph" style:parent-style-name="Body_20_Text_20_First_20_Indent">
      <style:text-properties fo:font-size="12pt" style:font-size-asian="12pt" style:font-size-complex="12pt"/>
    </style:style>
    <style:style style:name="P151" style:family="paragraph" style:parent-style-name="Body_20_Text_20_First_20_Indent">
      <style:paragraph-properties fo:text-align="center" style:justify-single-word="false"/>
    </style:style>
    <style:style style:name="P152" style:family="paragraph" style:parent-style-name="Body_20_Text_20_First_20_Indent">
      <style:text-properties fo:color="#000000" style:font-name="Times New Roman"/>
    </style:style>
    <style:style style:name="P153" style:family="paragraph" style:parent-style-name="Body_20_Text_20_First_20_Indent">
      <style:text-properties fo:color="#000000" style:font-name="Times New Roman" fo:font-size="12pt" style:font-size-asian="12pt" style:font-name-complex="Helv" style:font-size-complex="12pt"/>
    </style:style>
    <style:style style:name="P154"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155" style:family="paragraph" style:parent-style-name="Body_20_Text_20_First_20_Indent">
      <style:text-properties style:font-name="Times-Roman" fo:font-size="12pt" style:font-name-asian="Times-Roman" style:font-size-asian="12pt" style:font-name-complex="Times-Roman" style:font-size-complex="12pt"/>
    </style:style>
    <style:style style:name="P156"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7"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58"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6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6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6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67"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68" style:family="paragraph" style:parent-style-name="Text_20_Body_20_Single">
      <style:paragraph-properties fo:margin-left="0in" fo:margin-right="0in" fo:text-indent="0in" style:auto-text-indent="false"/>
    </style:style>
    <style:style style:name="P169"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70" style:family="paragraph" style:parent-style-name="Standard">
      <style:paragraph-properties fo:margin-left="0in" fo:margin-right="0in" fo:text-indent="0in" style:auto-text-indent="false"/>
    </style:style>
    <style:style style:name="P171" style:family="paragraph" style:parent-style-name="Standard">
      <style:paragraph-properties fo:margin-left="0in" fo:margin-right="0in" fo:text-indent="0in" style:auto-text-indent="false"/>
      <style:text-properties style:font-name="Times New Roman" style:font-name-complex="Times New Roman"/>
    </style:style>
    <style:style style:name="P172"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73" style:family="paragraph" style:parent-style-name="Standard">
      <style:paragraph-properties fo:margin-left="0in" fo:margin-right="0in" fo:text-indent="0in" style:auto-text-indent="false"/>
      <style:text-properties style:language-asian="zh" style:country-asian="CN"/>
    </style:style>
    <style:style style:name="P174" style:family="paragraph" style:parent-style-name="Code">
      <style:paragraph-properties fo:margin-left="0in" fo:margin-right="0in" fo:text-indent="0in" style:auto-text-indent="false"/>
    </style:style>
    <style:style style:name="P175" style:family="paragraph" style:parent-style-name="List_20_Paragraph">
      <style:paragraph-properties fo:margin-left="0in" fo:margin-right="0in" fo:text-indent="0in" style:auto-text-indent="false"/>
      <style:text-properties style:font-name="Times New Roman" style:font-name-complex="Times New Roman"/>
    </style:style>
    <style:style style:name="P176"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77"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78" style:family="paragraph" style:parent-style-name="Standard">
      <style:paragraph-properties fo:margin-left="0.0193in" fo:margin-right="0in" fo:margin-top="0.1665in" fo:margin-bottom="0.0417in" fo:orphans="2" fo:widows="2" fo:text-indent="0in" style:auto-text-indent="false" style:writing-mode="lr-tb"/>
    </style:style>
    <style:style style:name="P179"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0"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181" style:family="paragraph" style:parent-style-name="Standard">
      <style:paragraph-properties fo:margin-left="0.25in" fo:margin-right="0in" fo:margin-top="0in" fo:margin-bottom="0in" fo:line-height="100%" fo:text-indent="0in" style:auto-text-indent="false" style:text-autospace="none" style:writing-mode="lr-tb"/>
    </style:style>
    <style:style style:name="P182"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3" style:family="paragraph" style:parent-style-name="Text_20_body">
      <style:paragraph-properties fo:margin-left="0.25in" fo:margin-right="0in" fo:text-indent="0in" style:auto-text-indent="false"/>
    </style:style>
    <style:style style:name="P184" style:family="paragraph" style:parent-style-name="Standard">
      <style:text-properties style:font-weight-complex="bold"/>
    </style:style>
    <style:style style:name="P185" style:family="paragraph" style:parent-style-name="Standard">
      <style:text-properties fo:color="#000000"/>
    </style:style>
    <style:style style:name="P186" style:family="paragraph" style:parent-style-name="Standard">
      <style:text-properties fo:color="#000000" fo:font-weight="bold" style:font-weight-asian="bold" style:font-weight-complex="bold"/>
    </style:style>
    <style:style style:name="P187"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8" style:family="paragraph" style:parent-style-name="Standard">
      <style:text-properties fo:color="#000000" style:font-name="Times New Roman" fo:font-size="12pt" style:font-name-asian="Helv1" style:font-size-asian="12pt" style:font-name-complex="Helv1" style:font-size-complex="12pt"/>
    </style:style>
    <style:style style:name="P189" style:family="paragraph" style:parent-style-name="Standard">
      <style:text-properties fo:color="#000000" style:font-name="Helv" fo:font-size="10pt" style:font-size-asian="10pt" style:font-name-complex="Helv" style:font-size-complex="10pt"/>
    </style:style>
    <style:style style:name="P190" style:family="paragraph" style:parent-style-name="Standard">
      <style:text-properties fo:color="#000000" fo:font-size="12pt" style:font-size-asian="12pt" style:language-asian="zh" style:country-asian="CN" style:font-size-complex="12pt"/>
    </style:style>
    <style:style style:name="P191" style:family="paragraph" style:parent-style-name="Standard">
      <style:text-properties fo:font-weight="bold"/>
    </style:style>
    <style:style style:name="P192" style:family="paragraph" style:parent-style-name="Standard">
      <style:text-properties fo:font-weight="bold" style:font-weight-asian="bold" style:font-weight-complex="bold"/>
    </style:style>
    <style:style style:name="P193" style:family="paragraph" style:parent-style-name="Standard">
      <style:text-properties fo:font-weight="bold" style:language-asian="zh" style:country-asian="CN" style:font-weight-asian="bold" style:font-weight-complex="bold"/>
    </style:style>
    <style:style style:name="P194" style:family="paragraph" style:parent-style-name="Standard">
      <style:text-properties style:font-name="Times New Roman" fo:font-size="12pt" style:font-size-asian="12pt" style:font-size-complex="12pt"/>
    </style:style>
    <style:style style:name="P195"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96" style:family="paragraph" style:parent-style-name="Standard">
      <style:text-properties style:font-name="Times New Roman" fo:font-size="12pt" fo:font-weight="normal" style:font-size-asian="12pt" style:font-size-complex="12pt"/>
    </style:style>
    <style:style style:name="P197" style:family="paragraph" style:parent-style-name="Standard">
      <style:text-properties style:font-name="Times New Roman" style:language-asian="zh" style:country-asian="CN" style:font-name-complex="Times New Roman"/>
    </style:style>
    <style:style style:name="P198" style:family="paragraph" style:parent-style-name="Standard">
      <style:text-properties style:font-name="Times New Roman" fo:font-weight="normal" style:font-weight-asian="bold" style:font-weight-complex="bold"/>
    </style:style>
    <style:style style:name="P199" style:family="paragraph" style:parent-style-name="Standard">
      <style:text-properties style:font-name="Times New Roman" fo:font-weight="bold" style:language-asian="zh" style:country-asian="CN" style:font-weight-asian="bold" style:font-name-complex="Times New Roman" style:font-weight-complex="bold"/>
    </style:style>
    <style:style style:name="P200" style:family="paragraph" style:parent-style-name="Standard">
      <style:text-properties style:font-name="Times New Roman" style:font-name-complex="Times New Roman"/>
    </style:style>
    <style:style style:name="P201" style:family="paragraph" style:parent-style-name="Standard">
      <style:text-properties style:font-name="Times New Roman" fo:font-style="normal" style:font-style-asian="italic" style:font-name-complex="Times New Roman" style:font-style-complex="italic"/>
    </style:style>
    <style:style style:name="P202" style:family="paragraph" style:parent-style-name="Standard">
      <style:text-properties fo:font-size="12pt" style:font-size-asian="12pt" style:font-size-complex="12pt"/>
    </style:style>
    <style:style style:name="P203"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04"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05" style:family="paragraph" style:parent-style-name="Standard">
      <style:text-properties fo:font-style="italic" fo:font-weight="bold" style:font-weight-asian="normal" style:font-weight-complex="normal"/>
    </style:style>
    <style:style style:name="P206" style:family="paragraph" style:parent-style-name="Standard">
      <style:text-properties fo:font-style="italic" fo:font-weight="normal" style:font-style-asian="italic" style:font-weight-asian="normal" style:font-style-complex="italic" style:font-weight-complex="normal"/>
    </style:style>
    <style:style style:name="P207" style:family="paragraph" style:parent-style-name="Standard">
      <style:text-properties style:language-asian="zh" style:country-asian="CN"/>
    </style:style>
    <style:style style:name="P208" style:family="paragraph" style:parent-style-name="Standard">
      <style:text-properties style:font-name="Arial" fo:font-size="14pt" style:font-size-asian="14pt" style:font-size-complex="14pt"/>
    </style:style>
    <style:style style:name="P209"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10" style:family="paragraph" style:parent-style-name="Standard">
      <style:text-properties fo:font-weight="normal" style:font-weight-asian="normal" style:font-weight-complex="normal"/>
    </style:style>
    <style:style style:name="P211" style:family="paragraph" style:parent-style-name="Standard">
      <style:text-properties style:text-line-through-style="none" style:font-name="Times New Roman" fo:font-style="italic" style:font-style-asian="italic" style:font-name-complex="Times New Roman" style:font-style-complex="italic"/>
    </style:style>
    <style:style style:name="P212"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13"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14"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15" style:family="paragraph" style:parent-style-name="Standard">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216"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17" style:family="paragraph" style:parent-style-name="Standard">
      <style:text-properties fo:font-size="14pt" style:font-size-asian="14pt" style:font-size-complex="14pt"/>
    </style:style>
    <style:style style:name="P218"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19" style:family="paragraph" style:parent-style-name="Standard">
      <style:paragraph-properties fo:margin-left="0.5in" fo:margin-right="0in" fo:text-indent="0in" style:auto-text-indent="false"/>
    </style:style>
    <style:style style:name="P220"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221"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222"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23"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24"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25"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26"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27" style:family="paragraph" style:parent-style-name="Standard">
      <style:paragraph-properties fo:orphans="2" fo:widows="2" style:writing-mode="lr-tb"/>
    </style:style>
    <style:style style:name="P228" style:family="paragraph" style:parent-style-name="Code">
      <style:paragraph-properties fo:orphans="2" fo:widows="2" style:writing-mode="lr-tb"/>
    </style:style>
    <style:style style:name="P229"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230"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31"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32"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33" style:family="paragraph" style:parent-style-name="Standard">
      <style:paragraph-properties fo:margin-left="1in" fo:margin-right="0in" fo:text-indent="-0.25in" style:auto-text-indent="false"/>
    </style:style>
    <style:style style:name="P234" style:family="paragraph" style:parent-style-name="Standard">
      <style:paragraph-properties fo:margin-left="1in" fo:margin-right="0in" fo:text-indent="-0.25in" style:auto-text-indent="false"/>
      <style:text-properties style:language-asian="zh" style:country-asian="CN"/>
    </style:style>
    <style:style style:name="P235" style:family="paragraph" style:parent-style-name="Code">
      <style:paragraph-properties fo:margin-left="1.5in" fo:margin-right="0in" fo:text-indent="0in" style:auto-text-indent="false"/>
    </style:style>
    <style:style style:name="P236" style:family="paragraph" style:parent-style-name="Code">
      <style:paragraph-properties fo:margin-left="1.5in" fo:margin-right="0in" fo:text-indent="0in" style:auto-text-indent="false"/>
      <style:text-properties style:language-asian="zh" style:country-asian="CN"/>
    </style:style>
    <style:style style:name="P237" style:family="paragraph" style:parent-style-name="Code">
      <style:paragraph-properties fo:margin-left="1in" fo:margin-right="0in" fo:text-indent="0in" style:auto-text-indent="false"/>
    </style:style>
    <style:style style:name="P238" style:family="paragraph" style:parent-style-name="Code">
      <style:paragraph-properties fo:margin-left="1in" fo:margin-right="0in" fo:text-indent="0in" style:auto-text-indent="false"/>
      <style:text-properties style:language-asian="zh" style:country-asian="CN"/>
    </style:style>
    <style:style style:name="P239" style:family="paragraph" style:parent-style-name="Standard">
      <style:paragraph-properties fo:margin-left="1in" fo:margin-right="0in" fo:text-indent="0in" style:auto-text-indent="false"/>
    </style:style>
    <style:style style:name="P240" style:family="paragraph" style:parent-style-name="Code">
      <style:text-properties style:language-asian="zh" style:country-asian="CN"/>
    </style:style>
    <style:style style:name="P241" style:family="paragraph" style:parent-style-name="Code">
      <style:text-properties fo:font-weight="normal" style:font-weight-asian="normal" style:font-weight-complex="normal"/>
    </style:style>
    <style:style style:name="P242" style:family="paragraph" style:parent-style-name="Code">
      <style:text-properties style:font-name="Tms Rmn1" fo:font-size="10pt" style:font-name-asian="Tms Rmn1" style:font-size-asian="10pt" style:font-name-complex="Tms Rmn1" style:font-size-complex="10pt"/>
    </style:style>
    <style:style style:name="P243"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244" style:family="paragraph" style:parent-style-name="Text_20_body_20_indent">
      <style:text-properties style:font-name="Tms Rmn"/>
    </style:style>
    <style:style style:name="P245" style:family="paragraph" style:parent-style-name="Text_20_body_20_indent">
      <style:text-properties style:font-name="Times-Roman" style:font-name-asian="Times-Roman" style:font-name-complex="Times-Roman"/>
    </style:style>
    <style:style style:name="P246"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247" style:family="paragraph" style:parent-style-name="Text_20_body">
      <style:text-properties fo:font-weight="bold" style:font-weight-asian="bold" style:font-weight-complex="bold"/>
    </style:style>
    <style:style style:name="P248" style:family="paragraph" style:parent-style-name="Text_20_body">
      <style:text-properties style:font-name="Times New Roman" style:font-name-asian="Times New Roman"/>
    </style:style>
    <style:style style:name="P249" style:family="paragraph" style:parent-style-name="Text_20_body">
      <style:text-properties style:font-name="Tms Rmn" fo:font-weight="bold" style:font-weight-asian="bold" style:font-weight-complex="bold"/>
    </style:style>
    <style:style style:name="P250" style:family="paragraph" style:parent-style-name="Text_20_body">
      <style:text-properties fo:color="#ff0000" fo:font-weight="bold" style:font-weight-asian="bold" style:font-weight-complex="bold"/>
    </style:style>
    <style:style style:name="P251"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252" style:family="paragraph" style:parent-style-name="Body_20_Text_20_First_20_Indent">
      <style:paragraph-properties fo:margin-top="0in" fo:margin-bottom="0.0835in" fo:orphans="2" fo:widows="2" style:writing-mode="lr-tb"/>
    </style:style>
    <style:style style:name="P253"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54"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255" style:family="paragraph" style:parent-style-name="Contents_20_4">
      <style:paragraph-properties>
        <style:tab-stops>
          <style:tab-stop style:position="6.3102in" style:type="right" style:leader-style="dotted" style:leader-text="."/>
        </style:tab-stops>
      </style:paragraph-properties>
    </style:style>
    <style:style style:name="P256" style:family="paragraph" style:parent-style-name="Contents_20_1">
      <style:paragraph-properties>
        <style:tab-stops>
          <style:tab-stop style:position="6.9in" style:type="right" style:leader-style="dotted" style:leader-text="."/>
        </style:tab-stops>
      </style:paragraph-properties>
    </style:style>
    <style:style style:name="P257" style:family="paragraph" style:parent-style-name="Contents_20_2">
      <style:paragraph-properties>
        <style:tab-stops>
          <style:tab-stop style:position="6.7335in" style:type="right" style:leader-style="dotted" style:leader-text="."/>
        </style:tab-stops>
      </style:paragraph-properties>
    </style:style>
    <style:style style:name="P258" style:family="paragraph" style:parent-style-name="Contents_20_3">
      <style:paragraph-properties>
        <style:tab-stops>
          <style:tab-stop style:position="6.5665in" style:type="right" style:leader-style="dotted" style:leader-text="."/>
        </style:tab-stops>
      </style:paragraph-properties>
    </style:style>
    <style:style style:name="P259" style:family="paragraph" style:parent-style-name="Standard" style:list-style-name="L1"/>
    <style:style style:name="P260" style:family="paragraph" style:parent-style-name="Standard" style:list-style-name="L13"/>
    <style:style style:name="P261" style:family="paragraph" style:parent-style-name="Standard" style:list-style-name="L14"/>
    <style:style style:name="P262" style:family="paragraph" style:parent-style-name="Standard" style:list-style-name="L15"/>
    <style:style style:name="P263" style:family="paragraph" style:parent-style-name="Standard" style:list-style-name="L10"/>
    <style:style style:name="P264" style:family="paragraph" style:parent-style-name="Standard" style:list-style-name="L8"/>
    <style:style style:name="P265" style:family="paragraph" style:parent-style-name="Standard" style:list-style-name="L2"/>
    <style:style style:name="P266" style:family="paragraph" style:parent-style-name="Standard" style:list-style-name="L9"/>
    <style:style style:name="P267" style:family="paragraph" style:parent-style-name="Standard" style:list-style-name="L11"/>
    <style:style style:name="P268" style:family="paragraph" style:parent-style-name="Standard" style:list-style-name="L12"/>
    <style:style style:name="P269" style:family="paragraph" style:parent-style-name="Standard" style:list-style-name="L7"/>
    <style:style style:name="P270" style:family="paragraph" style:parent-style-name="Standard" style:list-style-name="L3"/>
    <style:style style:name="P271" style:family="paragraph" style:parent-style-name="Standard" style:list-style-name="L5"/>
    <style:style style:name="P272" style:family="paragraph" style:parent-style-name="Standard" style:list-style-name="L6"/>
    <style:style style:name="P273" style:family="paragraph" style:parent-style-name="Standard" style:list-style-name="L4"/>
    <style:style style:name="P274" style:family="paragraph" style:parent-style-name="Standard" style:list-style-name="WW8Num17"/>
    <style:style style:name="P275" style:family="paragraph" style:parent-style-name="Standard" style:list-style-name="WW8Num17">
      <style:paragraph-properties style:text-autospace="none"/>
    </style:style>
    <style:style style:name="P276" style:family="paragraph" style:parent-style-name="Standard" style:list-style-name="WW8Num17">
      <style:text-properties fo:color="#000000"/>
    </style:style>
    <style:style style:name="P277" style:family="paragraph" style:parent-style-name="Standard" style:list-style-name="WW8Num17">
      <style:text-properties fo:color="#000000" fo:font-weight="bold" style:font-weight-asian="bold" style:font-weight-complex="bold"/>
    </style:style>
    <style:style style:name="P278" style:family="paragraph" style:parent-style-name="Standard" style:list-style-name="L17"/>
    <style:style style:name="P279" style:family="paragraph" style:parent-style-name="Standard" style:list-style-name="WW8Num28"/>
    <style:style style:name="P280" style:family="paragraph" style:parent-style-name="Standard" style:list-style-name="L22"/>
    <style:style style:name="P281" style:family="paragraph" style:parent-style-name="Standard" style:list-style-name="L23">
      <style:text-properties fo:font-weight="bold" style:font-weight-asian="bold" style:font-weight-complex="bold"/>
    </style:style>
    <style:style style:name="P282" style:family="paragraph" style:parent-style-name="Standard" style:list-style-name="L24"/>
    <style:style style:name="P283" style:family="paragraph" style:parent-style-name="Standard" style:list-style-name="L24">
      <style:text-properties style:language-asian="zh" style:country-asian="CN"/>
    </style:style>
    <style:style style:name="P284" style:family="paragraph" style:parent-style-name="Standard" style:list-style-name="L27"/>
    <style:style style:name="P285" style:family="paragraph" style:parent-style-name="Standard" style:list-style-name="L28"/>
    <style:style style:name="P286" style:family="paragraph" style:parent-style-name="Standard" style:list-style-name="L29"/>
    <style:style style:name="P287" style:family="paragraph" style:parent-style-name="Standard" style:list-style-name="L30"/>
    <style:style style:name="P288" style:family="paragraph" style:parent-style-name="Standard" style:list-style-name="L31"/>
    <style:style style:name="P289" style:family="paragraph" style:parent-style-name="Standard" style:list-style-name="L32"/>
    <style:style style:name="P290" style:family="paragraph" style:parent-style-name="Standard" style:list-style-name="L33"/>
    <style:style style:name="P291" style:family="paragraph" style:parent-style-name="Standard" style:list-style-name="L34"/>
    <style:style style:name="P292" style:family="paragraph" style:parent-style-name="Standard" style:list-style-name="L35"/>
    <style:style style:name="P293" style:family="paragraph" style:parent-style-name="Standard" style:list-style-name="L36"/>
    <style:style style:name="P294" style:family="paragraph" style:parent-style-name="Standard" style:list-style-name="L37"/>
    <style:style style:name="P295" style:family="paragraph" style:parent-style-name="Standard" style:list-style-name="L38"/>
    <style:style style:name="P296" style:family="paragraph" style:parent-style-name="Standard" style:list-style-name="L39"/>
    <style:style style:name="P297" style:family="paragraph" style:parent-style-name="Standard" style:list-style-name="L40">
      <style:text-properties fo:font-size="12pt" style:font-size-asian="12pt" style:font-size-complex="12pt"/>
    </style:style>
    <style:style style:name="P298" style:family="paragraph" style:parent-style-name="Standard" style:list-style-name="L41"/>
    <style:style style:name="P299" style:family="paragraph" style:parent-style-name="Standard" style:list-style-name="L42"/>
    <style:style style:name="P300" style:family="paragraph" style:parent-style-name="Standard" style:list-style-name="L43"/>
    <style:style style:name="P301" style:family="paragraph" style:parent-style-name="Standard" style:list-style-name="L44"/>
    <style:style style:name="P302" style:family="paragraph" style:parent-style-name="Standard" style:list-style-name="L45"/>
    <style:style style:name="P303"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4"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30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306"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30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8"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9" style:family="paragraph" style:parent-style-name="Standard" style:list-style-name="WW8Num15">
      <style:paragraph-properties fo:margin-top="0.1945in" fo:margin-bottom="0in"/>
    </style:style>
    <style:style style:name="P310" style:family="paragraph" style:parent-style-name="Standard" style:list-style-name="WW8Num15">
      <style:paragraph-properties fo:margin-top="0in" fo:margin-bottom="0in"/>
    </style:style>
    <style:style style:name="P311" style:family="paragraph" style:parent-style-name="Standard" style:list-style-name="WW8Num10">
      <style:paragraph-properties fo:margin-top="0in" fo:margin-bottom="0in"/>
      <style:text-properties fo:color="#000000"/>
    </style:style>
    <style:style style:name="P312"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313" style:family="paragraph" style:parent-style-name="Standard" style:list-style-name="L18">
      <style:paragraph-properties fo:margin-left="1in" fo:margin-right="0in" fo:text-indent="-0.25in" style:auto-text-indent="false"/>
      <style:text-properties style:language-asian="zh" style:country-asian="CN"/>
    </style:style>
    <style:style style:name="P314" style:family="paragraph" style:parent-style-name="Standard" style:list-style-name="L19">
      <style:paragraph-properties fo:margin-left="1in" fo:margin-right="0in" fo:text-indent="-0.25in" style:auto-text-indent="false"/>
      <style:text-properties style:language-asian="zh" style:country-asian="CN"/>
    </style:style>
    <style:style style:name="P315" style:family="paragraph" style:parent-style-name="Standard" style:list-style-name="L18">
      <style:paragraph-properties fo:margin-left="1in" fo:margin-right="0in" fo:text-indent="-0.25in" style:auto-text-indent="false"/>
    </style:style>
    <style:style style:name="P316" style:family="paragraph" style:parent-style-name="Standard" style:list-style-name="L19">
      <style:paragraph-properties fo:margin-left="1in" fo:margin-right="0in" fo:text-indent="-0.25in" style:auto-text-indent="false"/>
    </style:style>
    <style:style style:name="P31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1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319" style:family="paragraph" style:parent-style-name="Standard" style:list-style-name="WW8Num15">
      <style:paragraph-properties fo:margin-top="0in" fo:margin-bottom="0.1945in"/>
    </style:style>
    <style:style style:name="P320" style:family="paragraph" style:parent-style-name="Text_20_body" style:list-style-name="L21"/>
    <style:style style:name="P321" style:family="paragraph" style:parent-style-name="Heading_20_3">
      <style:text-properties fo:font-size="12pt" style:font-size-asian="12pt" style:font-size-complex="12pt"/>
    </style:style>
    <style:style style:name="P322" style:family="paragraph" style:parent-style-name="Heading_20_3">
      <style:text-properties style:font-name="Times New Roman" fo:font-size="12pt" style:font-size-asian="12pt" style:font-size-complex="12pt"/>
    </style:style>
    <style:style style:name="P323" style:family="paragraph" style:parent-style-name="Heading_20_3">
      <style:text-properties style:font-name="Arial"/>
    </style:style>
    <style:style style:name="P32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325" style:family="paragraph" style:parent-style-name="Heading_20_3">
      <style:text-properties style:font-name="Arial" fo:font-size="13pt" style:font-size-asian="13pt" style:font-size-complex="13pt"/>
    </style:style>
    <style:style style:name="P326" style:family="paragraph" style:parent-style-name="Heading_20_3">
      <style:text-properties style:font-name="Tms Rmn"/>
    </style:style>
    <style:style style:name="P327" style:family="paragraph" style:parent-style-name="Heading_20_3">
      <style:text-properties style:font-name="Tms Rmn" fo:font-style="normal" style:font-style-asian="normal" style:font-style-complex="normal"/>
    </style:style>
    <style:style style:name="P328" style:family="paragraph" style:parent-style-name="Heading_20_3">
      <style:text-properties fo:font-size="10pt" style:font-size-asian="10pt" style:font-size-complex="10pt"/>
    </style:style>
    <style:style style:name="P329" style:family="paragraph" style:parent-style-name="Heading_20_3">
      <style:text-properties fo:color="#333333" fo:font-size="12pt" style:font-size-asian="12pt" style:font-size-complex="12pt"/>
    </style:style>
    <style:style style:name="P330" style:family="paragraph" style:parent-style-name="Heading_20_3">
      <style:text-properties fo:color="#000000" style:language-asian="zh" style:country-asian="CN"/>
    </style:style>
    <style:style style:name="P331"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332"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3"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4"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5"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36"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37"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338"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339"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340" style:family="paragraph" style:parent-style-name="Heading_20_3">
      <style:paragraph-properties fo:margin-left="0in" fo:margin-right="0in" fo:text-indent="0in" style:auto-text-indent="false"/>
    </style:style>
    <style:style style:name="P341"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342"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343" style:family="paragraph" style:parent-style-name="Heading_20_3">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44"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34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346" style:family="paragraph" style:parent-style-name="Heading_20_1">
      <style:text-properties style:font-name="Times New Roman" fo:font-size="16pt" style:font-size-asian="16pt" style:font-size-complex="16pt"/>
    </style:style>
    <style:style style:name="P347" style:family="paragraph" style:parent-style-name="Heading_20_1">
      <style:text-properties style:font-name="Times New Roman" fo:font-size="14pt" style:font-size-asian="14pt" style:font-size-complex="14pt"/>
    </style:style>
    <style:style style:name="P348" style:family="paragraph" style:parent-style-name="Heading_20_1">
      <style:text-properties style:font-name="Arial" fo:font-size="14pt" style:font-size-asian="14pt" style:font-size-complex="14pt"/>
    </style:style>
    <style:style style:name="P349" style:family="paragraph" style:parent-style-name="Heading_20_1">
      <style:text-properties style:font-name="Times-Roman" fo:font-size="14pt" style:font-name-asian="Times-Roman" style:font-size-asian="14pt" style:font-name-complex="Times-Roman" style:font-size-complex="14pt"/>
    </style:style>
    <style:style style:name="P350" style:family="paragraph" style:parent-style-name="Heading_20_1">
      <style:text-properties fo:font-size="14pt" style:font-size-asian="14pt" style:font-size-complex="14pt"/>
    </style:style>
    <style:style style:name="P351" style:family="paragraph" style:parent-style-name="Heading_20_1">
      <style:text-properties fo:font-size="16pt" style:font-size-asian="16pt" style:font-size-complex="16pt"/>
    </style:style>
    <style:style style:name="P352" style:family="paragraph" style:parent-style-name="Heading_20_1">
      <style:paragraph-properties fo:margin-left="-0.022in" fo:margin-right="0in" fo:text-indent="0in"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353"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354"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355"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356" style:family="paragraph" style:parent-style-name="Heading_20_2">
      <style:text-properties fo:font-size="14pt" style:font-size-asian="14pt" style:font-size-complex="14pt"/>
    </style:style>
    <style:style style:name="P357" style:family="paragraph" style:parent-style-name="Heading_20_2">
      <style:text-properties style:font-name="Arial" fo:font-size="14pt" style:font-size-asian="14pt" style:font-size-complex="14pt"/>
    </style:style>
    <style:style style:name="P358" style:family="paragraph" style:parent-style-name="Heading_20_2">
      <style:text-properties style:font-name="Times New Roman"/>
    </style:style>
    <style:style style:name="P359" style:family="paragraph" style:parent-style-name="Heading_20_2">
      <style:text-properties fo:color="#000000" style:font-name="Times New Roman1"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360"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61"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362"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363"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64"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65" style:family="paragraph" style:parent-style-name="Heading_20_2">
      <style:paragraph-properties fo:margin-left="0in" fo:margin-right="0in" fo:text-indent="0in" style:auto-text-indent="false"/>
    </style:style>
    <style:style style:name="P366"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67" style:family="paragraph" style:parent-style-name="Text_20_body_20_indent" style:list-style-name="WW8Num27"/>
    <style:style style:name="P368" style:family="paragraph" style:parent-style-name="Text_20_body_20_indent" style:list-style-name="WW8Num28">
      <style:text-properties style:font-name="Tms Rmn" fo:font-weight="bold"/>
    </style:style>
    <style:style style:name="P369" style:family="paragraph" style:parent-style-name="Heading_20_4">
      <style:text-properties style:font-name="Times New Roman" fo:font-size="12pt" fo:font-weight="bold" style:font-size-asian="12pt" style:font-size-complex="12pt"/>
    </style:style>
    <style:style style:name="P370"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7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72"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73"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74"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75"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76" style:family="paragraph" style:parent-style-name="List_20_Number">
      <style:paragraph-properties fo:margin-left="1in" fo:margin-right="0in" fo:text-indent="0in" style:auto-text-indent="false"/>
    </style:style>
    <style:style style:name="P377" style:family="paragraph" style:parent-style-name="List_20_Number" style:list-style-name="">
      <style:paragraph-properties fo:margin-left="1in" fo:margin-right="0in" fo:text-indent="0in" style:auto-text-indent="false">
        <style:tab-stops>
          <style:tab-stop style:position="1.15in"/>
        </style:tab-stops>
      </style:paragraph-properties>
    </style:style>
    <style:style style:name="P378" style:family="paragraph" style:parent-style-name="List_20_Number" style:list-style-name="">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79" style:family="paragraph" style:parent-style-name="List_20_Number" style:list-style-name="">
      <style:paragraph-properties fo:margin-left="1in" fo:margin-right="0in" fo:text-indent="0in" style:auto-text-indent="false">
        <style:tab-stops>
          <style:tab-stop style:position="1.15in"/>
        </style:tab-stops>
      </style:paragraph-properties>
      <style:text-properties style:font-name="Tms Rmn" fo:font-weight="normal"/>
    </style:style>
    <style:style style:name="P380" style:family="paragraph" style:parent-style-name="List_20_Number">
      <style:paragraph-properties fo:margin-left="1in" fo:margin-right="0in" fo:text-indent="0in" style:auto-text-indent="false"/>
      <style:text-properties fo:font-style="italic" style:font-style-asian="italic"/>
    </style:style>
    <style:style style:name="P381"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82" style:family="paragraph" style:parent-style-name="List_20_Number">
      <style:paragraph-properties fo:margin-left="1in" fo:margin-right="0in" fo:text-indent="0in" style:auto-text-indent="false"/>
      <style:text-properties fo:color="#000000" fo:font-style="italic" style:font-style-asian="italic"/>
    </style:style>
    <style:style style:name="P383" style:family="paragraph" style:parent-style-name="List_20_Number" style:list-style-name="">
      <style:paragraph-properties fo:margin-left="1in" fo:margin-right="0in" fo:text-indent="0in" style:auto-text-indent="false"/>
      <style:text-properties fo:color="#000000" fo:font-style="italic" style:font-style-asian="italic"/>
    </style:style>
    <style:style style:name="P384" style:family="paragraph" style:parent-style-name="List_20_Number">
      <style:paragraph-properties fo:margin-left="0.5in" fo:margin-right="0in" fo:text-indent="0.25in" style:auto-text-indent="false"/>
    </style:style>
    <style:style style:name="P385" style:family="paragraph" style:parent-style-name="List_20_Number">
      <style:paragraph-properties fo:margin-left="0.5in" fo:margin-right="0in" fo:text-indent="0.25in" style:auto-text-indent="false"/>
      <style:text-properties style:font-name="Tms Rmn"/>
    </style:style>
    <style:style style:name="P386" style:family="paragraph" style:parent-style-name="List_20_Number">
      <style:paragraph-properties fo:margin-left="0.25in" fo:margin-right="0in" fo:text-indent="0in" style:auto-text-indent="false"/>
      <style:text-properties style:font-name="Tms Rmn"/>
    </style:style>
    <style:style style:name="P387" style:family="paragraph" style:parent-style-name="List_20_Number" style:list-style-name="">
      <style:paragraph-properties fo:margin-left="0in" fo:margin-right="0in" fo:text-indent="0in" style:auto-text-indent="false"/>
    </style:style>
    <style:style style:name="P388" style:family="paragraph" style:parent-style-name="List_20_Number" style:list-style-name="">
      <style:paragraph-properties fo:margin-left="0in" fo:margin-right="0in" fo:text-indent="0in" style:auto-text-indent="false"/>
      <style:text-properties style:font-name="Tms Rmn"/>
    </style:style>
    <style:style style:name="P389" style:family="paragraph" style:parent-style-name="List_20_Number" style:list-style-name="WW8Num14">
      <style:paragraph-properties fo:margin-left="0in" fo:margin-right="0in" fo:text-indent="0in" style:auto-text-indent="false"/>
    </style:style>
    <style:style style:name="P390" style:family="paragraph" style:parent-style-name="List_20_Number" style:list-style-name="WW8Num14">
      <style:paragraph-properties fo:margin-left="0in" fo:margin-right="0in" fo:text-indent="0in" style:auto-text-indent="false"/>
      <style:text-properties fo:color="#000000"/>
    </style:style>
    <style:style style:name="P391" style:family="paragraph" style:parent-style-name="List_20_Number" style:list-style-name="WW8Num29">
      <style:paragraph-properties fo:margin-left="0in" fo:margin-right="0in" fo:text-indent="0in" style:auto-text-indent="false"/>
    </style:style>
    <style:style style:name="P392" style:family="paragraph" style:parent-style-name="List_20_Number" style:list-style-name="">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93" style:family="paragraph" style:parent-style-name="List_20_Number" style:list-style-name="">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394" style:family="paragraph" style:parent-style-name="List_20_Number" style:list-style-name="">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395" style:family="paragraph" style:parent-style-name="List_20_Number" style:list-style-name="">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396" style:family="paragraph" style:parent-style-name="List_20_Number" style:list-style-name="">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397" style:family="paragraph" style:parent-style-name="List_20_Number" style:list-style-name="WW8Num29">
      <style:paragraph-properties fo:margin-left="0.5in" fo:margin-right="0in" fo:text-indent="0in" style:auto-text-indent="false"/>
    </style:style>
    <style:style style:name="P398" style:family="paragraph" style:parent-style-name="List_20_Number_20_2">
      <style:text-properties fo:font-size="12pt" style:font-size-asian="12pt" style:font-size-complex="12pt"/>
    </style:style>
    <style:style style:name="P399" style:family="paragraph" style:parent-style-name="List_20_Number_20_2">
      <style:paragraph-properties fo:margin-left="0.5in" fo:margin-right="0in" fo:text-indent="0in" style:auto-text-indent="false"/>
      <style:text-properties fo:font-size="12pt" style:font-size-asian="12pt" style:font-size-complex="12pt"/>
    </style:style>
    <style:style style:name="P400"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401"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02" style:family="paragraph" style:parent-style-name="List_20_Number_20_4">
      <style:paragraph-properties fo:margin-left="-1in" fo:margin-right="0in" fo:text-indent="0in" style:auto-text-indent="false"/>
    </style:style>
    <style:style style:name="P403"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04" style:family="paragraph" style:parent-style-name="List_20_Number_20_4" style:list-style-name="">
      <style:paragraph-properties fo:margin-left="0in" fo:margin-right="0in" fo:text-indent="0in" style:auto-text-indent="false"/>
    </style:style>
    <style:style style:name="P405"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06"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407" style:family="paragraph" style:parent-style-name="Code" style:list-style-name="L18">
      <style:paragraph-properties fo:margin-left="1in" fo:margin-right="0in" fo:text-indent="-0.25in" style:auto-text-indent="false"/>
      <style:text-properties style:language-asian="zh" style:country-asian="CN"/>
    </style:style>
    <style:style style:name="P408" style:family="paragraph" style:parent-style-name="Code" style:list-style-name="L19">
      <style:paragraph-properties fo:margin-left="1in" fo:margin-right="0in" fo:text-indent="-0.25in" style:auto-text-indent="false"/>
      <style:text-properties style:language-asian="zh" style:country-asian="CN"/>
    </style:style>
    <style:style style:name="P409" style:family="paragraph" style:parent-style-name="Code" style:list-style-name="L18">
      <style:paragraph-properties fo:margin-left="1.5in" fo:margin-right="0in" fo:text-indent="0in" style:auto-text-indent="false"/>
      <style:text-properties style:language-asian="zh" style:country-asian="CN"/>
    </style:style>
    <style:style style:name="P410" style:family="paragraph" style:parent-style-name="Code" style:list-style-name="L25">
      <style:paragraph-properties fo:margin-left="0in" fo:margin-right="0in" fo:text-indent="0in" style:auto-text-indent="false"/>
    </style:style>
    <style:style style:name="P411" style:family="paragraph" style:parent-style-name="Code" style:list-style-name="L26">
      <style:paragraph-properties fo:margin-left="1in" fo:margin-right="0in" fo:text-indent="0in" style:auto-text-indent="false"/>
      <style:text-properties style:language-asian="zh" style:country-asian="CN"/>
    </style:style>
    <style:style style:name="T1" style:family="text">
      <style:text-properties style:font-name="Times New Roman1" fo:font-size="12pt" fo:font-weight="bold" style:font-size-asian="12pt" style:font-weight-asian="bold" style:font-size-complex="12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style-complex="italic"/>
    </style:style>
    <style:style style:name="T5" style:family="text">
      <style:text-properties fo:font-style="italic" style:font-style-asian="italic" style:font-style-complex="italic"/>
    </style:style>
    <style:style style:name="T6" style:family="text">
      <style:text-properties fo:color="#000000" style:font-name-asian="Helv1" style:font-name-complex="Helv1"/>
    </style:style>
    <style:style style:name="T7" style:family="text">
      <style:text-properties fo:color="#000000" fo:font-style="italic" style:font-name-asian="Helv1" style:font-style-asian="italic" style:font-name-complex="Helv1" style:font-style-complex="italic"/>
    </style:style>
    <style:style style:name="T8" style:family="text">
      <style:text-properties fo:color="#000000" fo:font-weight="bold" style:font-name-asian="Helv1" style:font-weight-asian="bold" style:font-name-complex="Helv1" style:font-weight-complex="bold"/>
    </style:style>
    <style:style style:name="T9" style:family="text">
      <style:text-properties style:font-name="Times New Roman1"/>
    </style:style>
    <style:style style:name="T10" style:family="text">
      <style:text-properties style:font-name="Times New Roman1" style:font-name-asian="Times New Roman1" style:font-name-complex="Times New Roman1"/>
    </style:style>
    <style:style style:name="T11" style:family="text">
      <style:text-properties fo:font-size="12pt" fo:font-style="italic" style:font-size-asian="12pt" style:font-style-asian="italic" style:font-size-complex="12pt"/>
    </style:style>
    <style:style style:name="T12" style:family="text">
      <style:text-properties style:font-weight-complex="bold"/>
    </style:style>
    <style:style style:name="T13" style:family="text">
      <style:text-properties fo:font-weight="normal" style:font-weight-asian="normal" style:font-weight-complex="normal"/>
    </style:style>
    <style:style style:name="T14" style:family="text">
      <style:text-properties style:font-name="Times New Roman1" fo:font-size="12pt" style:font-name-asian="Times New Roman1" style:font-size-asian="12pt" style:font-name-complex="Times New Roman1" style:font-size-complex="12pt"/>
    </style:style>
    <style:style style:name="T15"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1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17" style:family="text">
      <style:text-properties style:font-name="Times New Roman" fo:font-size="12pt" style:font-size-asian="12pt" style:font-size-complex="12pt"/>
    </style:style>
    <style:style style:name="T18" style:family="text">
      <style:text-properties fo:color="#000000" style:text-underline-style="none"/>
    </style:style>
    <style:style style:name="T19" style:family="text">
      <style:text-properties fo:color="#000000" style:text-underline-style="none" fo:font-weight="normal" style:font-weight-asian="normal" style:font-weight-complex="normal"/>
    </style:style>
    <style:style style:name="T20" style:family="text">
      <style:text-properties style:font-name="Helv1" fo:font-size="10pt" style:text-underline-style="none" style:font-size-asian="10pt" style:font-size-complex="10pt"/>
    </style:style>
    <style:style style:name="T21" style:family="text">
      <style:text-properties fo:font-style="italic" style:font-style-asian="italic"/>
    </style:style>
    <style:style style:name="T22" style:family="text">
      <style:text-properties fo:color="#000000" style:font-name-complex="Helv"/>
    </style:style>
    <style:style style:name="T23" style:family="text"/>
    <style:style style:name="T24" style:family="text">
      <style:text-properties style:language-asian="zh" style:country-asian="CN"/>
    </style:style>
    <style:style style:name="T25" style:family="text">
      <style:text-properties fo:font-weight="normal" style:language-asian="zh" style:country-asian="CN" style:font-weight-asian="normal" style:font-weight-complex="normal"/>
    </style:style>
    <style:style style:name="T26" style:family="text">
      <style:text-properties fo:color="#000000" style:text-underline-style="none" fo:font-weight="normal" style:language-asian="zh" style:country-asian="CN" style:font-weight-asian="normal" style:font-weight-complex="normal"/>
    </style:style>
    <style:style style:name="T27" style:family="text">
      <style:text-properties fo:color="#000000" style:text-underline-style="none" style:language-asian="zh" style:country-asian="CN"/>
    </style:style>
    <style:style style:name="T28" style:family="text">
      <style:text-properties fo:color="#000000"/>
    </style:style>
    <style:style style:name="T29" style:family="text">
      <style:text-properties fo:color="#000000" style:language-asian="zh" style:country-asian="CN"/>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6" style:family="text">
      <style:text-properties fo:color="#ff0000"/>
    </style:style>
    <style:style style:name="T37" style:family="text">
      <style:text-properties fo:font-style="italic"/>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color="#000000" fo:font-weight="bold" style:font-weight-asian="bold" style:font-weight-complex="bold"/>
    </style:style>
    <style:style style:name="T40" style:family="text">
      <style:text-properties style:font-name="Times New Roman"/>
    </style:style>
    <style:style style:name="T41" style:family="text">
      <style:text-properties fo:color="#ff0000" style:font-name="Times New Roman"/>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style:language-asian="zh" style:country-asian="CN"/>
    </style:style>
    <style:style style:name="T52" style:family="text">
      <style:text-properties fo:font-weight="normal"/>
    </style:style>
    <style:style style:name="T53" style:family="text">
      <style:text-properties fo:font-weight="normal" style:language-asian="zh" style:country-asian="CN" style:font-weight-asian="normal" style:font-weight-complex="normal"/>
    </style:style>
    <style:style style:name="T54" style:family="text">
      <style:text-properties fo:font-weight="normal" style:font-weight-asian="normal" style:font-weight-complex="normal"/>
    </style:style>
    <style:style style:name="T55" style:family="text">
      <style:text-properties fo:color="#000000"/>
    </style:style>
    <style:style style:name="T56" style:family="text">
      <style:text-properties fo:color="#000000" style:text-underline-style="none"/>
    </style:style>
    <style:style style:name="T57" style:family="text">
      <style:text-properties fo:color="#000000" style:text-underline-style="none" fo:font-weight="normal" style:language-asian="zh" style:country-asian="CN" style:font-weight-asian="normal" style:font-weight-complex="normal"/>
    </style:style>
    <style:style style:name="T58" style:family="text">
      <style:text-properties fo:color="#000000" style:text-underline-style="none" fo:font-weight="normal" style:font-weight-asian="normal" style:font-weight-complex="normal"/>
    </style:style>
    <style:style style:name="T59" style:family="text">
      <style:text-properties fo:color="#000000" style:text-underline-style="none" style:language-asian="zh" style:country-asian="CN"/>
    </style:style>
    <style:style style:name="T60" style:family="text">
      <style:text-properties fo:color="#000000" style:language-asian="zh" style:country-asian="CN"/>
    </style:style>
    <style:style style:name="T61" style:family="text">
      <style:text-properties fo:color="#000000" style:font-name-complex="Helv"/>
    </style:style>
    <style:style style:name="T62" style:family="text">
      <style:text-properties fo:color="#000000" style:font-name="Times New Roman"/>
    </style:style>
    <style:style style:name="T63"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4" style:family="text">
      <style:text-properties fo:color="#000000" style:font-name="Times New Roman" fo:font-size="12pt" style:font-size-asian="12pt" style:font-name-complex="Helv" style:font-size-complex="12pt"/>
    </style:style>
    <style:style style:name="T65" style:family="text">
      <style:text-properties fo:color="#000000" style:font-name-asian="Helv1" style:font-name-complex="Helv1"/>
    </style:style>
    <style:style style:name="T66" style:family="text">
      <style:text-properties fo:color="#000000" fo:font-style="italic" style:font-name-asian="Helv1" style:font-style-asian="italic" style:font-name-complex="Helv1" style:font-style-complex="italic"/>
    </style:style>
    <style:style style:name="T67" style:family="text">
      <style:text-properties fo:color="#000000" fo:font-weight="bold" style:font-name-asian="Helv1" style:font-weight-asian="bold" style:font-name-complex="Helv1" style:font-weight-complex="bold"/>
    </style:style>
    <style:style style:name="T68" style:family="text">
      <style:text-properties fo:color="#000000" fo:font-weight="bold" style:font-weight-asian="bold" style:font-weight-complex="bold"/>
    </style:style>
    <style:style style:name="T69" style:family="text">
      <style:text-properties fo:color="#000000" style:font-name="Helv1" fo:font-size="10pt" style:font-name-asian="Helv1" style:font-size-asian="10pt" style:font-name-complex="Helv1" style:font-size-complex="10pt"/>
    </style:style>
    <style:style style:name="T70"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1" style:family="text">
      <style:text-properties fo:color="#000000" fo:font-size="10pt" fo:font-style="normal" style:text-underline-style="none" fo:font-weight="normal" style:font-size-asian="10pt" style:font-size-complex="10pt"/>
    </style:style>
    <style:style style:name="T72" style:family="text">
      <style:text-properties fo:color="#000000" fo:font-size="10pt" style:text-underline-style="none" style:font-size-asian="10pt" style:font-size-complex="10pt"/>
    </style:style>
    <style:style style:name="T73" style:family="text">
      <style:text-properties fo:color="#000000" style:font-name="Times New Roman1" style:font-name-asian="Helv1" style:font-name-complex="Helv1"/>
    </style:style>
    <style:style style:name="T74" style:family="text">
      <style:text-properties fo:color="#000000" style:font-name="Times New Roman1" style:font-name-asian="Helv1" style:language-asian="zh" style:country-asian="CN" style:font-name-complex="Helv1"/>
    </style:style>
    <style:style style:name="T75"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76" style:family="text">
      <style:text-properties style:font-name="Helv1" fo:font-size="10pt" style:text-underline-style="none" style:font-size-asian="10pt" style:font-size-complex="10pt"/>
    </style:style>
    <style:style style:name="T77" style:family="text">
      <style:text-properties fo:font-weight="bold"/>
    </style:style>
    <style:style style:name="T78" style:family="text">
      <style:text-properties fo:font-weight="bold" style:font-weight-asian="bold"/>
    </style:style>
    <style:style style:name="T79" style:family="text">
      <style:text-properties fo:font-weight="bold" style:font-weight-asian="bold" style:font-weight-complex="bold"/>
    </style:style>
    <style:style style:name="T80" style:family="text">
      <style:text-properties fo:font-weight="bold" style:language-asian="zh" style:country-asian="CN"/>
    </style:style>
    <style:style style:name="T81" style:family="text">
      <style:text-properties fo:font-weight="bold" style:language-asian="zh" style:country-asian="CN" style:font-weight-asian="bold" style:font-weight-complex="bold"/>
    </style:style>
    <style:style style:name="T82" style:family="text">
      <style:text-properties style:font-weight-complex="bold"/>
    </style:style>
    <style:style style:name="T83" style:family="text">
      <style:text-properties fo:font-style="italic"/>
    </style:style>
    <style:style style:name="T84" style:family="text">
      <style:text-properties fo:font-style="italic" style:font-style-asian="italic"/>
    </style:style>
    <style:style style:name="T85" style:family="text">
      <style:text-properties fo:font-style="italic" style:font-style-asian="italic" style:font-style-complex="italic"/>
    </style:style>
    <style:style style:name="T86" style:family="text">
      <style:text-properties style:font-name="Times New Roman"/>
    </style:style>
    <style:style style:name="T87" style:family="text">
      <style:text-properties style:font-name="Times New Roman" fo:font-size="12pt" style:font-size-asian="12pt" style:font-size-complex="12pt"/>
    </style:style>
    <style:style style:name="T88" style:family="text">
      <style:text-properties style:font-name="Times New Roman" fo:font-size="12pt" fo:font-weight="bold" style:font-size-asian="12pt" style:font-size-complex="12pt"/>
    </style:style>
    <style:style style:name="T89" style:family="text">
      <style:text-properties style:font-name="Times New Roman" fo:font-size="12pt" fo:font-weight="normal" style:font-size-asian="12pt" style:font-size-complex="12pt"/>
    </style:style>
    <style:style style:name="T90" style:family="text">
      <style:text-properties style:font-name="Times New Roman" fo:font-size="12pt" fo:font-weight="normal" style:font-size-asian="12pt" style:language-asian="zh" style:country-asian="CN" style:font-size-complex="12pt"/>
    </style:style>
    <style:style style:name="T91" style:family="text">
      <style:text-properties style:font-name="Times New Roman" fo:font-weight="normal" style:font-name-asian="TimesNewRomanPSMT" style:font-weight-asian="bold" style:font-name-complex="TimesNewRomanPSMT" style:font-weight-complex="bold"/>
    </style:style>
    <style:style style:name="T92" style:family="text">
      <style:text-properties style:font-name="Times New Roman" fo:font-weight="normal" style:font-weight-asian="bold" style:font-weight-complex="bold"/>
    </style:style>
    <style:style style:name="T93" style:family="text">
      <style:text-properties style:font-name="Times New Roman" fo:font-weight="bold"/>
    </style:style>
    <style:style style:name="T94" style:family="text">
      <style:text-properties style:font-name="Times New Roman" fo:font-style="normal" style:font-style-asian="normal" style:font-style-complex="normal"/>
    </style:style>
    <style:style style:name="T95" style:family="text">
      <style:text-properties fo:font-size="12pt" fo:font-style="italic" style:font-size-asian="12pt" style:font-style-asian="italic" style:font-size-complex="12pt"/>
    </style:style>
    <style:style style:name="T96" style:family="text">
      <style:text-properties fo:font-size="12pt" style:font-size-asian="12pt" style:font-size-complex="12pt"/>
    </style:style>
    <style:style style:name="T97" style:family="text">
      <style:text-properties fo:font-size="12pt" style:font-size-asian="12pt" style:language-asian="zh" style:country-asian="CN" style:font-size-complex="12pt"/>
    </style:style>
    <style:style style:name="T98" style:family="text">
      <style:text-properties fo:font-size="12pt" fo:font-weight="bold" style:font-size-asian="12pt" style:language-asian="zh" style:country-asian="CN" style:font-weight-asian="bold" style:font-size-complex="12pt" style:font-weight-complex="bold"/>
    </style:style>
    <style:style style:name="T99" style:family="text">
      <style:text-properties style:font-style-complex="italic"/>
    </style:style>
    <style:style style:name="T100" style:family="text">
      <style:text-properties fo:font-style="normal" style:font-style-asian="normal" style:font-style-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normal" fo:font-weight="normal"/>
    </style:style>
    <style:style style:name="T103" style:family="text">
      <style:text-properties style:font-name="Courier New"/>
    </style:style>
    <style:style style:name="T104" style:family="text">
      <style:text-properties style:font-name="Courier New" fo:font-size="10pt" fo:font-weight="normal" style:font-size-asian="10pt" style:language-asian="zh" style:country-asian="CN" style:font-name-complex="Times New Roman" style:font-size-complex="10pt"/>
    </style:style>
    <style:style style:name="T105" style:family="text">
      <style:text-properties style:font-name="Courier New" fo:font-size="10pt" style:font-size-asian="10pt" style:font-size-complex="10pt"/>
    </style:style>
    <style:style style:name="T106" style:family="text">
      <style:text-properties style:font-name="Courier New" fo:font-size="10pt" style:font-size-asian="10pt" style:language-asian="zh" style:country-asian="CN" style:font-size-complex="10pt"/>
    </style:style>
    <style:style style:name="T107" style:family="text">
      <style:text-properties style:font-name="Courier New" fo:font-size="10pt" fo:font-weight="bold" style:font-size-asian="10pt" style:language-asian="zh" style:country-asian="CN" style:font-weight-asian="bold" style:font-size-complex="10pt" style:font-weight-complex="bold"/>
    </style:style>
    <style:style style:name="T108" style:family="text">
      <style:text-properties style:font-name="Courier New" style:language-asian="zh" style:country-asian="CN" style:font-name-complex="Times New Roman"/>
    </style:style>
    <style:style style:name="T109" style:family="text">
      <style:text-properties fo:font-size="10pt" style:font-size-asian="10pt" style:font-size-complex="10pt"/>
    </style:style>
    <style:style style:name="T110" style:family="text">
      <style:text-properties fo:font-size="10pt" fo:font-style="normal" fo:font-weight="normal" style:font-size-asian="10pt" style:font-size-complex="10pt"/>
    </style:style>
    <style:style style:name="T111"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12"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13"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14"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6" style:family="text">
      <style:text-properties style:font-name="Tms Rmn"/>
    </style:style>
    <style:style style:name="T117" style:family="text">
      <style:text-properties style:font-name="Tms Rmn" fo:font-weight="bold" style:font-weight-asian="bold" style:font-weight-complex="bold"/>
    </style:style>
    <style:style style:name="T118" style:family="text">
      <style:text-properties fo:color="#ff0000"/>
    </style:style>
    <style:style style:name="T119" style:family="text">
      <style:text-properties fo:color="#ff0000" style:font-name="Times New Roman"/>
    </style:style>
    <style:style style:name="T120" style:family="text">
      <style:text-properties style:font-name="TimesNewRomanPSMT" fo:font-size="12pt" style:font-name-asian="TimesNewRomanPSMT" style:font-size-asian="12pt" style:font-name-complex="TimesNewRomanPSMT" style:font-size-complex="12pt"/>
    </style:style>
    <style:style style:name="T121" style:family="text">
      <style:text-properties style:font-name="Arial" fo:font-weight="normal" style:font-name-asian="TimesNewRomanPSMT" style:font-weight-asian="bold" style:font-name-complex="TimesNewRomanPSMT" style:font-weight-complex="bold"/>
    </style:style>
    <style:style style:name="T122" style:family="text">
      <style:text-properties fo:font-size="14pt" style:font-size-asian="14pt" style:font-size-complex="14pt"/>
    </style:style>
    <style:style style:name="T123"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24" style:family="text">
      <style:text-properties fo:color="#0000ff" style:text-underline-style="solid" style:text-underline-width="auto" style:text-underline-color="font-color"/>
    </style:style>
    <style:style style:name="T125" style:family="text">
      <style:text-properties fo:color="#333333"/>
    </style:style>
    <style:style style:name="T126"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27" style:family="text">
      <style:text-properties style:font-name="Times-Roman" fo:font-size="12pt" style:font-name-asian="Times-Roman" style:font-size-asian="12pt" style:font-name-complex="Times-Roman" style:font-size-complex="12pt"/>
    </style:style>
    <style:style style:name="T128" style:family="text">
      <style:text-properties style:font-name="Times-Roman" style:font-name-asian="Times-Roman" style:font-name-complex="Times-Roman"/>
    </style:style>
    <style:style style:name="T129" style:family="text">
      <style:text-properties fo:font-size="16pt" style:font-size-asian="16pt" style:font-size-complex="16pt"/>
    </style:style>
    <style:style style:name="T130" style:family="text">
      <style:text-properties style:text-underline-style="solid" style:text-underline-width="auto" style:text-underline-color="font-color"/>
    </style:style>
    <style:style style:name="T131" style:family="text">
      <style:text-properties style:font-name-asian="Times New Roman" style:language-asian="zh" style:country-asian="C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2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5">
      <text:list-level-style-number text:level="1" text:style-name="Numbering_20_Symbols" style:num-suffix="." style:num-format="1" text:start-value="11">
        <style:list-level-properties/>
      </text:list-level-style-number>
      <text:list-level-style-number text:level="2" text:style-name="Numbering_20_Symbols" style:num-suffix="." style:num-format="1" text:start-value="16" text:display-levels="2">
        <style:list-level-properties/>
      </text:list-level-style-number>
      <text:list-level-style-number text:level="3" text:style-name="Numbering_20_Symbols" style:num-suffix="." style:num-format="1" text:start-value="9" text:display-levels="3">
        <style:list-level-properties/>
      </text:list-level-style-number>
      <text:list-level-style-number text:level="4" text:style-name="Numbering_20_Symbols"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text:display-levels="10">
        <style:list-level-properties/>
      </text:list-level-style-number>
    </text:list-style>
    <text:list-style style:name="L26">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tracked-changes text:track-changes="false">
        <text:changed-region text:id="ct154867840">
          <text:deletion>
            <office:change-info>
              <dc:creator>unknown</dc:creator>
              <dc:date>2009-05-07T13:49:00</dc:date>
            </office:change-info>
            <text:p text:style-name="P1">CATX</text:p>
          </text:deletion>
        </text:changed-region>
        <text:changed-region text:id="ct154946448">
          <text:insertion>
            <office:change-info>
              <dc:creator>unknown</dc:creator>
              <dc:date>2009-05-07T13:49:00</dc:date>
            </office:change-info>
          </text:insertion>
        </text:changed-region>
        <text:changed-region text:id="ct154950672">
          <text:deletion>
            <office:change-info>
              <dc:creator>Lissa Valletta</dc:creator>
              <dc:date>2009-06-22T07:58:00</dc:date>
            </office:change-info>
            <text:p text:style-name="P2">8</text:p>
          </text:deletion>
        </text:changed-region>
        <text:changed-region text:id="ct154950544">
          <text:deletion>
            <office:change-info>
              <dc:creator>Guangcheng Li</dc:creator>
              <dc:date>2009-05-08T15:26:00</dc:date>
            </office:change-info>
            <text:p text:style-name="P2">7</text:p>
          </text:deletion>
        </text:changed-region>
        <text:changed-region text:id="ct154950384">
          <text:deletion>
            <office:change-info>
              <dc:creator>Lissa Valletta</dc:creator>
              <dc:date>2009-06-22T07:58:00</dc:date>
            </office:change-info>
            <text:p text:style-name="P2">5/0</text:p>
          </text:deletion>
        </text:changed-region>
        <text:changed-region text:id="ct154950256">
          <text:deletion>
            <office:change-info>
              <dc:creator>unknown</dc:creator>
              <dc:date>2009-07-09T08:40:00</dc:date>
            </office:change-info>
            <text:p text:style-name="P2">6</text:p>
          </text:deletion>
        </text:changed-region>
        <text:changed-region text:id="ct154950160">
          <text:deletion>
            <office:change-info>
              <dc:creator>unknown</dc:creator>
              <dc:date>2009-10-06T12:00:00</dc:date>
            </office:change-info>
            <text:p text:style-name="P2">0</text:p>
          </text:deletion>
        </text:changed-region>
        <text:changed-region text:id="ct155033544">
          <text:insertion>
            <office:change-info>
              <dc:creator>unknown</dc:creator>
              <dc:date>2009-05-18T09:45:00</dc:date>
            </office:change-info>
          </text:insertion>
        </text:changed-region>
        <text:changed-region text:id="ct155035368">
          <text:insertion>
            <office:change-info>
              <dc:creator>unknown</dc:creator>
              <dc:date>2009-05-18T09:46:00</dc:date>
            </office:change-info>
          </text:insertion>
        </text:changed-region>
        <text:changed-region text:id="ct155046160">
          <text:insertion>
            <office:change-info>
              <dc:creator>unknown</dc:creator>
              <dc:date>2009-07-09T08:43:00</dc:date>
            </office:change-info>
          </text:insertion>
        </text:changed-region>
        <text:changed-region text:id="ct155046344">
          <text:insertion>
            <office:change-info>
              <dc:creator>unknown</dc:creator>
              <dc:date>2009-07-09T08:44:00</dc:date>
            </office:change-info>
          </text:insertion>
        </text:changed-region>
        <text:changed-region text:id="ct155050032">
          <text:insertion>
            <office:change-info>
              <dc:creator>unknown</dc:creator>
              <dc:date>2009-05-18T10:27:00</dc:date>
            </office:change-info>
          </text:insertion>
        </text:changed-region>
        <text:changed-region text:id="ct155051960">
          <text:insertion>
            <office:change-info>
              <dc:creator>unknown</dc:creator>
              <dc:date>2009-05-18T10:25:00</dc:date>
            </office:change-info>
          </text:insertion>
        </text:changed-region>
        <text:changed-region text:id="ct155054408">
          <text:deletion>
            <office:change-info>
              <dc:creator>Lissa Valletta</dc:creator>
              <dc:date>2009-11-06T09:19:00</dc:date>
            </office:change-info>
            <text:p text:style-name="P3">ds. </text:p>
          </text:deletion>
        </text:changed-region>
        <text:changed-region text:id="ct155054280">
          <text:deletion>
            <office:change-info>
              <dc:creator>Lissa Valletta</dc:creator>
              <dc:date>2009-11-06T09:20:00</dc:date>
            </office:change-info>
            <text:p text:style-name="P3">omman</text:p>
          </text:deletion>
        </text:changed-region>
        <text:changed-region text:id="ct155055304">
          <text:insertion>
            <office:change-info>
              <dc:creator>Lissa Valletta</dc:creator>
              <dc:date>2009-11-06T09:20:00</dc:date>
            </office:change-info>
          </text:insertion>
        </text:changed-region>
        <text:changed-region text:id="ct155057608">
          <text:insertion>
            <office:change-info>
              <dc:creator>未知作者</dc:creator>
              <dc:date>2009-10-19T13:56:00</dc:date>
            </office:change-info>
          </text:insertion>
        </text:changed-region>
        <text:changed-region text:id="ct155066184">
          <text:format-change>
            <office:change-info>
              <dc:creator>Guangcheng Li</dc:creator>
              <dc:date>2009-05-08T09:47:00</dc:date>
            </office:change-info>
          </text:format-change>
        </text:changed-region>
        <text:changed-region text:id="ct155068384">
          <text:deletion>
            <office:change-info>
              <dc:creator>Lissa Valletta</dc:creator>
              <dc:date>2009-11-06T08:55:00</dc:date>
            </office:change-info>
            <text:p text:style-name="P4"><text:a xlink:type="simple" xlink:href="http://xcat.sourceforge.net/man1/unregnotif.1.html"><text:span text:style-name="T1"/></text:a></text:p>
            <text:list xml:id="list595333662" text:style-name="WW8Num2">
              <text:list-item>
                <text:p text:style-name="P5">The second option would be to create a new group definition directly using the <text:span text:style-name="T2">mkdef</text:span> is not supported by <text:span text:style-name="T3">nodech</text:span> command. The “-p” (plus) option</text:p>
              </text:list-item>
            </text:list>
            <text:p text:style-name="P6">The “-p” (plus) option specifies that “<text:span text:style-name="T4">aixnodes</text:span>” be added to any existing value for the “groups” attribute.<text:tab/>or</text:p>
            <text:p text:style-name="P6"><text:tab/>nodech node01,node02,node03 groups=aixnodes</text:p>
            <text:list xml:id="list269136194" text:continue-numbering="true" text:style-name="WW8Num2">
              <text:list-item>
                <text:p text:style-name="P5">as follows.</text:p>
                <text:p text:style-name="P7"/>
              </text:list-item>
            </text:list>
            <text:p text:style-name="P6"><text:tab/>chdef –t node -p –o node01,node02,node03 groups=aixnodes or <text:span text:style-name="T3">nodech</text:span> command. <text:s/>For example, <text:s/>if you want a set of nodes to be added to the group “<text:span text:style-name="T4">aixnodes</text:span>” you could run <text:span text:style-name="T3">chdef</text:span> or <text:span text:style-name="T3">nodech</text:span> command or you can modify the attribute later using the <text:span text:style-name="T3">chdef</text:span> or <text:span text:style-name="T3">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9"/>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list xml:id="list2101387925" text:continue-numbering="true" text:style-name="WW8Num2">
              <text:list-item>
                <text:p text:style-name="P11">You can set the “groups” attribute of the node definition when you are defining the node with the <text:span text:style-name="T3">mkdef</text:span> </text:p>
              </text:list-item>
            </text:list>
          </text:deletion>
        </text:changed-region>
        <text:changed-region text:id="ct155068224">
          <text:deletion>
            <office:change-info>
              <dc:creator>Guangcheng Li</dc:creator>
              <dc:date>2009-07-15T14:36:00</dc:date>
            </office:change-info>
            <text:p text:style-name="P12"><text:s/></text:p>
          </text:deletion>
        </text:changed-region>
        <text:changed-region text:id="ct155068096">
          <text:deletion>
            <office:change-info>
              <dc:creator>Lissa Valletta</dc:creator>
              <dc:date>2009-11-06T08:55:00</dc:date>
            </office:change-info>
            <text:p text:style-name="P13"><text:a xlink:type="simple" xlink:href="http://xcat.sourceforge.net/man1/unregnotif.1.html"><text:span text:style-name="T1"/></text:a></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7"><text:span text:style-name="T9"><text:s/>See </text:span><text:a xlink:type="simple" xlink:href="http://www.perl.com/doc/manual/html/pod/perlre.html"><text:span text:style-name="T10">http://www.perl.com/doc/manual/html/pod/perlre.html</text:span></text:a><text:span text:style-name="T9"> for information on the format and syntax of <text:s/>regular expressions.</text:span>command as follows.</text:p>
            <text:p text:style-name="P18"><text:tab/><text:span text:style-name="T11">mkdef –t group –o aixnodes members=”node01,node02,node03”</text:span></text:p>
            <text:p text:style-name="P18">These two options will result in exactly the same definitions and attribute values being created in the xCAT database.</text:p>
            <text:h text:style-name="Heading_20_3" text:outline-level="3">Creating a dynamic node group</text:h>
            <text:p text:style-name="Standard"/>
            <text:p text:style-name="P4">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2">lsdef</text:span> command. The "val" field in selection criteria can be a simple sting or a regular expression. <text:s/>A<text:span text:style-name="T10"> regular expression can only be specified when using the "=~" or "!~" operators.</text:span> </text:p>
          </text:deletion>
        </text:changed-region>
        <text:changed-region text:id="ct155067936">
          <text:deletion>
            <office:change-info>
              <dc:creator>Lissa Valletta</dc:creator>
              <dc:date>2009-11-06T08:56:00</dc:date>
            </office:change-info>
            <text:p text:style-name="P13"><text:a xlink:type="simple" xlink:href="http://xcat.sourceforge.net/man1/unregnotif.1.html"><text:span text:style-name="T1"/></text:a></text:p>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w mgt!=blade -w 'arch!~ppc'</text:p>
            <text:p text:style-name="P13"><text:a xlink:type="simple" xlink:href="http://xcat.sourceforge.net/man1/unregnotif.1.html"><text:span text:style-name="T1"/></text:a></text:p>
          </text:deletion>
        </text:changed-region>
        <text:changed-region text:id="ct155067808">
          <text:deletion>
            <office:change-info>
              <dc:creator>Lissa Valletta</dc:creator>
              <dc:date>2009-11-06T09:13:00</dc:date>
            </office:change-info>
            <text:h text:style-name="Heading_20_3" text:outline-level="3"><text:a xlink:type="simple" xlink:href="http://xcat.sourceforge.net/man1/unregnotif.1.html"><text:span text:style-name="T16"/></text:a></text:h>
            <text:p text:style-name="P13"><text:a xlink:type="simple" xlink:href="http://xcat.sourceforge.net/man1/unregnotif.1.html"><text:span text:style-name="T1"/></text:a></text:p>
          </text:deletion>
        </text:changed-region>
        <text:changed-region text:id="ct155067680">
          <text:deletion>
            <office:change-info>
              <dc:creator>Lissa Valletta</dc:creator>
              <dc:date>2009-11-06T08:57:00</dc:date>
            </office:change-info>
            <text:h text:style-name="P22" text:outline-level="3">TBD)</text:h>
          </text:deletion>
        </text:changed-region>
        <text:changed-region text:id="ct155067584">
          <text:deletion>
            <office:change-info>
              <dc:creator>Lissa Valletta</dc:creator>
              <dc:date>2009-11-06T09:13:00</dc:date>
            </office:change-info>
            <text:list xml:id="list1904919366" text:style-name="L1">
              <text:list-item>
                <text:list>
                  <text:list-item>
                    <text:h text:style-name="P23" text:outline-level="2">Setup Alternate Databases</text:h>
                  </text:list-item>
                </text:list>
              </text:list-item>
            </text:list>
            <text:p text:style-name="Standard"/>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25" text:outline-level="3">SQLite</text:h>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25" text:outline-level="3">PostgreSQL</text:h>
            <text:p text:style-name="Body_20_Text_20_First_20_Indent"><text:span text:style-name="T17"><text:s/>Instructions for setting up a PostgreSQL database on Linux, are found in the </text:span><text:a xlink:type="simple" xlink:href="https://xcat.svn.sourceforge.net/svnroot/xcat/xcat-core/trunk/xCAT-client/share/doc/xCAT2SetupPostgresql.pdf"><text:span text:style-name="T17">xCAT2 Setup Posgresql documentation. </text:span></text:a></text:p>
            <text:h text:style-name="P25" text:outline-level="3">MySQL</text:h>
            <text:p text:style-name="Body_20_Text_20_First_20_Indent"><text:span text:style-name="T17">Instructions for setting up a MySQL data base for xCAT on AIX or Linux are found in the <text:s/></text:span><text:a xlink:type="simple" xlink:href="https://xcat.svn.sourceforge.net/svnroot/xcat/xcat-core/trunk/xCAT-client/share/doc/xCAT2.SetupMySQL.pdf"><text:span text:style-name="T17">xCAT2 MySQL setup </text:span></text:a><text:span text:style-name="T17"><text:s/>documentation. </text:span></text:p>
            <text:list xml:id="list478727480" text:continue-list="list1904919366" text:style-name="L1">
              <text:list-item>
                <text:list>
                  <text:list-item>
                    <text:list>
                      <text:list-item text:start-value="1">
                        <text:h text:style-name="P27" text:outline-level="3" text:restart-numbering="true" text:start-value="-1">DB2 (</text:h>
                      </text:list-item>
                    </text:list>
                  </text:list-item>
                </text:list>
              </text:list-item>
            </text:list>
          </text:deletion>
        </text:changed-region>
        <text:changed-region text:id="ct155067488">
          <text:deletion>
            <office:change-info>
              <dc:creator>Lissa Valletta</dc:creator>
              <dc:date>2009-11-06T09:18:00</dc:date>
            </office:change-info>
            <text:list xml:id="list887762018" text:style-name="L2">
              <text:list-item>
                <text:list>
                  <text:list-item>
                    <text:list>
                      <text:list-item text:start-value="1">
                        <text:h text:style-name="P28" text:outline-level="3" text:restart-numbering="true" text:start-value="1"><text:a xlink:type="simple" xlink:href="http://xcat.sourceforge.net/man1/unregnotif.1.html"><text:span text:style-name="T1"/></text:a></text:h>
                      </text:list-item>
                    </text:list>
                  </text:list-item>
                </text:list>
              </text:list-item>
            </text:list>
            <text:h text:style-name="P29"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30"><text:a xlink:type="simple" xlink:href="http://xcat.sf.net/man5/xcatdb.5.html"><text:span text:style-name="T20">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2"><text:a xlink:type="simple" xlink:href="http://xcat.sourceforge.net/man1/unregnotif.1.html"><text:span text:style-name="T1"/></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3"/>
            <text:p text:style-name="P33">The following data object types are currently supported.</text:p>
            <text:list xml:id="list522642496" text:style-name="WW8Num17">
              <text:list-item>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xml:id="list1258553327" text:style-name="WW8Num15">
              <text:list-item>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41"><text:span text:style-name="T3">rmdef</text:span> - Remove data object definitions.</text:p>
              </text:list-item>
            </text:list>
            <text:p text:style-name="P8">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xml:id="list1550777310" text:style-name="WW8Num4">
              <text:list-item>
                <text:p text:style-name="P43">To create a set of definitions using information contained in a stanza file.</text:p>
              </text:list-item>
            </text:list>
            <text:p text:style-name="P44">cat mystanzafile <text:s/>| mkdef <text:s/>-z</text:p>
            <text:list xml:id="list2105586176" text:continue-numbering="true" text:style-name="WW8Num4">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30">For more information on the use of stanza files see the <text:span text:style-name="T2">xcatstanzafile</text:span> <text:span text:style-name="T2">man</text:span> page.</text:p>
            <text:list xml:id="list1452824720" text:continue-list="list478727480" text:style-name="L1">
              <text:list-item>
                <text:list>
                  <text:list-item text:start-value="1">
                    <text:h text:style-name="P23" text:outline-level="2" text:restart-numbering="true" text:start-value="1"/>
                  </text:list-item>
                </text:list>
              </text:list-item>
            </text:list>
          </text:deletion>
        </text:changed-region>
        <text:changed-region text:id="ct155057704">
          <text:deletion>
            <office:change-info>
              <dc:creator>Lissa Valletta</dc:creator>
              <dc:date>2009-11-06T08:46:00</dc:date>
            </office:change-info>
            <text:list xml:id="list610102443" text:continue-list="list1452824720" text:style-name="L1">
              <text:list-item text:start-value="1">
                <text:p text:style-name="P47">xCAT <text:s/>Commands</text:p>
              </text:list-item>
            </text:list>
            <text:p text:style-name="Body_20_Text_20_First_20_Indent">Note: some of these commands run on Linux and AIX, some are targeted only for AIX or Linux. </text:p>
            <text:list xml:id="list2114270395" text:continue-list="list887762018" text:style-name="L2">
              <text:list-item>
                <text:list>
                  <text:list-item>
                    <text:list>
                      <text:list-item text:start-value="1">
                        <text:h text:style-name="P28" text:outline-level="3" text:restart-numbering="true" text:start-value="1"><text:a xlink:type="simple" xlink:href="http://xcat.sourceforge.net/man1/unregnotif.1.html"><text:span text:style-name="T1"/></text:a></text:h>
                      </text:list-item>
                    </text:list>
                  </text:list-item>
                </text:list>
              </text:list-item>
            </text:list>
          </text:deletion>
        </text:changed-region>
        <text:changed-region text:id="ct155067128">
          <text:deletion>
            <office:change-info>
              <dc:creator>unknown</dc:creator>
              <dc:date>2009-08-27T14:25:00</dc:date>
            </office:change-info>
            <text:list xml:id="list1715215282" text:continue-list="list610102443" text:style-name="L1">
              <text:list-item text:start-value="1">
                <text:p text:style-name="P48">xCAT quick reference quide</text:p>
              </text:list-item>
            </text:list>
            <text:p text:style-name="Body_20_Text_20_First_20_Indent">For the expert user, <text:s/>we have provided a quick reference guide to keep in your pocket.</text:p>
            <text:list xml:id="list544344178" text:continue-list="list1715215282" text:style-name="L1">
              <text:list-item text:start-value="1">
                <text:p text:style-name="P47">The <text:a xlink:type="simple" xlink:href="http://xcat.wiki.sourceforge.net/space/showimage/xCAT2.1-CompactHandout.pdf">xCAT compact handout</text:a>. </text:p>
              </text:list-item>
            </text:list>
          </text:deletion>
        </text:changed-region>
        <text:changed-region text:id="ct155067032">
          <text:deletion>
            <office:change-info>
              <dc:creator>Lissa Valletta</dc:creator>
              <dc:date>2009-11-06T08:46:00</dc:date>
            </office:change-info>
            <text:list xml:id="list1624446621" text:continue-list="list2114270395" text:style-name="L2">
              <text:list-item text:start-value="1">
                <text:p text:style-name="P49"><text:a xlink:type="simple" xlink:href="http://xcat.sourceforge.net/man1/unregnotif.1.html"><text:span text:style-name="T1"/></text:a></text:p>
              </text:list-item>
            </text:list>
            <text:p text:style-name="Body_20_Text_20_First_20_Indent"/>
            <text:h text:style-name="P50" text:outline-level="3">Database support</text:h>
            <text:list xml:id="list241678497" text:continue-list="list1624446621"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
            <text:list xml:id="list241158854" text:continue-list="list544344178" text:style-name="L1">
              <text:list-item text:start-value="1">
                <text:p text:style-name="P48"><text:a xlink:type="simple" xlink:href="http://xcat.sourceforge.net/man8/mkrrbc.8.html">mkrrbc</text:a> - Adds or deletes BladeCenter management module and switch node definitions in the xCAT cluster database.</text:p>
              </text:list-item>
            </text:list>
          </text:deletion>
        </text:changed-region>
        <text:changed-region text:id="ct155066936">
          <text:deletion>
            <office:change-info>
              <dc:creator>Lissa Valletta</dc:creator>
              <dc:date>2009-11-06T08:47:00</dc:date>
            </office:change-info>
            <text:list xml:id="list860491777" text:continue-list="list241158854" text:style-name="L1">
              <text:list-item text:start-value="1">
                <text:p text:style-name="P48"><text:a xlink:type="simple" xlink:href="http://xcat.sourceforge.net/man1/unregnotif.1.html"><text:span text:style-name="T1"/></text:a></text:p>
              </text:list-item>
            </text:list>
            <text:list xml:id="list1770017059" text:continue-list="list241678497" text:style-name="L2">
              <text:list-item text:start-value="1">
                <text:p text:style-name="P49"><text:a xlink:type="simple" xlink:href="http://xcat.sourceforge.net/man1/unregnotif.1.html"><text:span text:style-name="T1"/></text:a></text:p>
              </text:list-item>
            </text:list>
          </text:deletion>
        </text:changed-region>
        <text:changed-region text:id="ct155066840">
          <text:deletion>
            <office:change-info>
              <dc:creator>Lissa Valletta</dc:creator>
              <dc:date>2009-11-06T08:46:00</dc:date>
            </office:change-info>
            <text:list xml:id="list1890688751" text:continue-list="list1770017059" text:style-name="L2">
              <text:list-item text:start-value="1">
                <text:p text:style-name="P52"><text:a xlink:type="simple" xlink:href="http://xcat.sourceforge.net/man8/mkrrnodes.8.html">mkrrnodes</text:a> – adds or deletes nodes in the xCAT cluster database. <text:s/>Allows creation/deletion of many nodes at once. <text:bookmark text:name="item_mkrrnodes"/></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a xlink:type="simple" xlink:href="http://xcat.sourceforge.net/man1/rmdef.1.html">rmdef </text:a>- remove xCAT data object definitions. </text:p>
              </text:list-item>
              <text:list-item>
                <text:p text:style-name="P51"><text:a xlink:type="simple" xlink:href="http://xcat.sourceforge.net/man8/tabdump.8.html">tabdump</text:a> - 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a xlink:type="simple" xlink:href="http://xcat.sourceforge.net/man1/tabgrep.1.html">tabgrep</text:a> - list table names in which an entry for the given node appears. </text:p>
              </text:list-item>
              <text:list-item>
                <text:p text:style-name="P51"><text:a xlink:type="simple" xlink:href="http://xcat.sourceforge.net/man8/tabrestore.8.html">tabrestore </text:a>- replaces the contents of an xCAT database table with the contents in a csv file. </text:p>
              </text:list-item>
            </text:list>
            <text:list xml:id="list1580832886" text:continue-list="list860491777" text:style-name="L1">
              <text:list-item text:start-value="1">
                <text:p text:style-name="P48"><text:a xlink:type="simple" xlink:href="http://xcat.sourceforge.net/man5/xcatstanzafile.5.html">xcatstanzafile</text:a> - Format of a stanza file that can be used with xCAT data object definition commands. </text:p>
              </text:list-item>
            </text:list>
          </text:deletion>
        </text:changed-region>
        <text:changed-region text:id="ct155065200">
          <text:deletion>
            <office:change-info>
              <dc:creator>Lissa Valletta</dc:creator>
              <dc:date>2009-11-06T08:47:00</dc:date>
            </office:change-info>
            <text:list xml:id="list1707694682" text:continue-list="list1580832886" text:style-name="L1">
              <text:list-item text:start-value="1">
                <text:p text:style-name="P48"><text:a xlink:type="simple" xlink:href="http://xcat.sourceforge.net/man1/unregnotif.1.html"><text:span text:style-name="T1"/></text:a></text:p>
              </text:list-item>
            </text:list>
            <text:list xml:id="list1591771784" text:continue-list="list1890688751" text:style-name="L2">
              <text:list-item text:start-value="1">
                <text:p text:style-name="P52"><text:a xlink:type="simple" xlink:href="http://xcat.sourceforge.net/man8/mkrrnodes.8.html"/></text:p>
              </text:list-item>
            </text:list>
          </text:deletion>
        </text:changed-region>
        <text:changed-region text:id="ct155065104">
          <text:deletion>
            <office:change-info>
              <dc:creator>Lissa Valletta</dc:creator>
              <dc:date>2009-11-06T08:46:00</dc:date>
            </office:change-info>
            <text:list xml:id="list908591577" text:continue-list="list1591771784" text:style-name="L2">
              <text:list-item text:start-value="1">
                <text:p text:style-name="P52"><text:s/>(2.3).HMC nodes</text:p>
              </text:list-item>
              <text:list-item>
                <text:p text:style-name="P53"><text:a xlink:type="simple" xlink:href="http://xcat.sourceforge.net/man1/rmhwconn.1.html">rmhwconn </text:a>– Remove the connections from the FSP and BPA nodes to the </text:p>
              </text:list-item>
            </text:list>
            <text:list xml:id="list1068809166" text:style-name="L3">
              <text:list-item text:start-value="1">
                <text:p text:style-name="P54"><text:a xlink:type="simple" xlink:href="http://xcat.sourceforge.net/man1/replaycons.1.html">replaycons</text:a> - replay the console output for a node </text:p>
              </text:list-item>
              <text:list-item>
                <text:p text:style-name="P54"><text:a xlink:type="simple" xlink:href="http://xcat.sourceforge.net/man1/reventlog.1.html">reventlog</text:a> - retrieve or clear remote hardware event logs </text:p>
              </text:list-item>
            </text:list>
            <text:list xml:id="list818902255" text:continue-list="list908591577" text:style-name="L2">
              <text:list-item text:start-value="1">
                <text:p text:style-name="P53"><text:a xlink:type="simple" xlink:href="http://xcat.sourceforge.net/man1/rflash.1.html">rflash </text:a>- Performs Licensed Internal Code (LIC) update support for HMC-attached P5/P6 2.3)</text:p>
              </text:list-item>
              <text:list-item>
                <text:p text:style-name="P53">renergy – remote energy management tools (TBD</text:p>
              </text:list-item>
            </text:list>
            <text:list xml:id="list277940748" text:style-name="L4">
              <text:list-item text:start-value="1">
                <text:p text:style-name="P55"><text:a xlink:type="simple" xlink:href="http://xcat.sourceforge.net/man1/nodestat.1.html">nodestat </text:a>- display the running status of a noderange </text:p>
              </text:list-item>
            </text:list>
            <text:list xml:id="list1005283959" text:continue-list="list1068809166" text:style-name="L3">
              <text:list-item text:start-value="1">
                <text:p text:style-name="P54"><text:a xlink:type="simple" xlink:href="http://xcat.sourceforge.net/man1/rbeacon.1.html">rbeacon </text:a>- Turns beacon on/off/blink or gives status of a node or noderange. </text:p>
              </text:list-item>
            </text:list>
            <text:list xml:id="list2135581237" text:continue-list="list818902255" text:style-name="L2">
              <text:list-item text:start-value="1">
                <text:p text:style-name="P53"><text:a xlink:type="simple" xlink:href="http://xcat.sourceforge.net/man1/rcons.1.html">rcons </text:a>- <text:s/>remotely accesses the serial console of a node. Sets up <text:s/>connections for FSP and BPA nodes to HMC nodes (2.3). <text:s text:c="2"/></text:p>
              </text:list-item>
              <text:list-item>
                <text:p text:style-name="P53"><text:a xlink:type="simple" xlink:href="http://xcat.sourceforge.net/man1/mkhwconn.1.html">mkhwconn</text:a> - </text:p>
              </text:list-item>
            </text:list>
            <text:list xml:id="list135383675" text:continue-list="list277940748" text:style-name="L4">
              <text:list-item text:start-value="1">
                <text:p text:style-name="P55"><text:a xlink:type="simple" xlink:href="http://xcat.sourceforge.net/man1/lsslp.1.html">lsslp</text:a> - Discovers selected networked services information within the same subnet. </text:p>
              </text:list-item>
            </text:list>
            <text:list xml:id="list943919811" text:continue-list="list2135581237" text:style-name="L2">
              <text:list-item text:start-value="1">
                <text:p text:style-name="P53"><text:a xlink:type="simple" xlink:href="http://xcat.sourceforge.net/man1/lsvm.1.html">lsvm </text:a>- Lists partition profile information for HMC- and IVM-managed nodes. <text:s/>(2.3)</text:p>
              </text:list-item>
              <text:list-item>
                <text:p text:style-name="P53"><text:a xlink:type="simple" xlink:href="http://xcat.sourceforge.net/man1/lshwconn.1.html">lshwconn</text:a> – Display the connection status for FSP and BPA nodesHardware Control </text:p>
              </text:list-item>
            </text:list>
            <text:list xml:id="list475944946" text:continue-list="list1707694682" text:style-name="L1">
              <text:list-item text:start-value="1">
                <text:p text:style-name="P48"><text:a xlink:type="simple" xlink:href="http://xcat.sourceforge.net/man1/getmacs.1.html">getmacs</text:a> - Collects node MAC address. </text:p>
              </text:list-item>
            </text:list>
          </text:deletion>
        </text:changed-region>
        <text:changed-region text:id="ct155063992">
          <text:deletion>
            <office:change-info>
              <dc:creator>Lissa Valletta</dc:creator>
              <dc:date>2009-11-06T08:47:00</dc:date>
            </office:change-info>
            <text:list xml:id="list1548997870" text:continue-list="list475944946" text:style-name="L1">
              <text:list-item text:start-value="1">
                <text:p text:style-name="P48"><text:a xlink:type="simple" xlink:href="http://xcat.sourceforge.net/man1/unregnotif.1.html"><text:span text:style-name="T1"/></text:a></text:p>
              </text:list-item>
            </text:list>
            <text:list xml:id="list1276185740" text:continue-list="list943919811" text:style-name="L2">
              <text:list-item text:start-value="1">
                <text:p text:style-name="P52"/>
              </text:list-item>
            </text:list>
          </text:deletion>
        </text:changed-region>
        <text:changed-region text:id="ct155045832">
          <text:deletion>
            <office:change-info>
              <dc:creator>Lissa Valletta</dc:creator>
              <dc:date>2009-11-06T08:46:00</dc:date>
            </office:change-info>
            <text:list xml:id="list1520122033" text:continue-list="list1276185740" text:style-name="L2">
              <text:list-item text:start-value="1">
                <text:p text:style-name="P52"><text:a xlink:type="simple" xlink:href="http://xcat.sourceforge.net/man1/rmigrate.1.html">rmigrate</text:a> - Execute migration of a guest VM between hosts/hypervisors .</text:p>
              </text:list-item>
            </text:list>
            <text:list xml:id="list1365719839" text:continue-list="list1005283959" text:style-name="L3">
              <text:list-item text:start-value="1">
                <text:p text:style-name="P54"><text:a xlink:type="simple" xlink:href="http://xcat.sourceforge.net/man1/rmvm.1.html">rmvm</text:a> - Removes HMC- and IVM-managed partitions. </text:p>
              </text:list-item>
            </text:list>
            <text:list xml:id="list1575819465" text:style-name="L5">
              <text:list-item>
                <text:p text:style-name="P56"><text:a xlink:type="simple" xlink:href="http://xcat.sourceforge.net/man1/rnetboot.1.html">rnetboot</text:a> - Cause the range of nodes to boot to network. </text:p>
              </text:list-item>
            </text:list>
            <text:list xml:id="list2146946620" text:style-name="L6">
              <text:list-item>
                <text:p text:style-name="P57"><text:a xlink:type="simple" xlink:href="http://xcat.sourceforge.net/man1/rpower.1.html">rpower </text:a>- remote power control of nodes </text:p>
              </text:list-item>
              <text:list-item>
                <text:p text:style-name="P57"><text:a xlink:type="simple" xlink:href="http://xcat.sourceforge.net/man1/rscan.1.html">rscan</text:a> - Collects node information from one or more hardware control points. </text:p>
              </text:list-item>
              <text:list-item>
                <text:p text:style-name="P57"><text:a xlink:type="simple" xlink:href="http://xcat.sourceforge.net/man1/rsetboot.1.html">rsetboot</text:a> - Sets the boot device to be used for BMC-based servers for the next boot only. </text:p>
              </text:list-item>
              <text:list-item>
                <text:p text:style-name="P57"><text:a xlink:type="simple" xlink:href="http://xcat.sourceforge.net/man1/rspconfig.1.html">rspconfig</text:a> - configures various settings in the nodes' service processors. </text:p>
              </text:list-item>
              <text:list-item>
                <text:p text:style-name="P57"><text:a xlink:type="simple" xlink:href="http://xcat.sourceforge.net/man1/rspreset.1.html">rspreset</text:a> - resets the service processors associated with the specified nodes </text:p>
              </text:list-item>
              <text:list-item>
                <text:p text:style-name="P57"><text:a xlink:type="simple" xlink:href="http://xcat.sourceforge.net/man1/switchblade.1.html">switchblade</text:a> - reassign the BladeCenter media tray and/or KVM to the specified blade </text:p>
              </text:list-item>
              <text:list-item>
                <text:p text:style-name="P57"><text:a xlink:type="simple" xlink:href="http://xcat.sourceforge.net/man1/wcons.1.html">wcons</text:a> – windowed remote console</text:p>
              </text:list-item>
            </text:list>
            <text:list xml:id="list825189240" text:continue-list="list1548997870" text:style-name="L1">
              <text:list-item text:start-value="1">
                <text:p text:style-name="P48"><text:a xlink:type="simple" xlink:href="http://xcat.sourceforge.net/man1/wkill.1.html">wkill </text:a>– kill windowed remote consoles</text:p>
              </text:list-item>
            </text:list>
          </text:deletion>
        </text:changed-region>
        <text:changed-region text:id="ct155065544">
          <text:deletion>
            <office:change-info>
              <dc:creator>Lissa Valletta</dc:creator>
              <dc:date>2009-11-06T08:47:00</dc:date>
            </office:change-info>
            <text:list xml:id="list773334140" text:continue-list="list825189240" text:style-name="L1">
              <text:list-item text:start-value="1">
                <text:p text:style-name="P48"><text:a xlink:type="simple" xlink:href="http://xcat.sourceforge.net/man1/unregnotif.1.html"><text:span text:style-name="T1"/></text:a></text:p>
              </text:list-item>
            </text:list>
            <text:list xml:id="list1603654328" text:continue-list="list1520122033" text:style-name="L2">
              <text:list-item text:start-value="1">
                <text:p text:style-name="P52"><text:a xlink:type="simple" xlink:href="http://xcat.sourceforge.net/man1/rmigrate.1.html"/></text:p>
              </text:list-item>
            </text:list>
          </text:deletion>
        </text:changed-region>
        <text:changed-region text:id="ct155045504">
          <text:deletion>
            <office:change-info>
              <dc:creator>Lissa Valletta</dc:creator>
              <dc:date>2009-11-06T08:46:00</dc:date>
            </office:change-info>
            <text:list xml:id="list747891812" text:continue-list="list1603654328" text:style-name="L2">
              <text:list-item>
                <text:list>
                  <text:list-item>
                    <text:list>
                      <text:list-item text:start-value="1">
                        <text:h text:style-name="P58" text:outline-level="3" text:restart-numbering="true" text:start-value="1">Monitoring </text:h>
                      </text:list-item>
                    </text:list>
                  </text:list-item>
                </text:list>
              </text:list-item>
            </text:list>
            <text:list xml:id="list217561165" text:style-name="L7">
              <text:list-item>
                <text:p text:style-name="P59"><text:a xlink:type="simple" xlink:href="http://xcat.sourceforge.net/man1/monadd.1.html">monadd</text:a> - Registers a monitoring plug-in to the xCAT cluster. </text:p>
              </text:list-item>
              <text:list-item>
                <text:p text:style-name="P59"><text:a xlink:type="simple" xlink:href="http://xcat.sourceforge.net/man1/moncfg.1.html">moncfg</text:a> - Configures a 3rd party monitoring software to monitor the xCAT cluster. </text:p>
              </text:list-item>
              <text:list-item>
                <text:p text:style-name="P59"><text:a xlink:type="simple" xlink:href="http://xcat.sourceforge.net/man1/mondecfg.1.html">mondecfg</text:a> - Deconfigures a 3rd party monitoring software from monitoring the xCAT cluster. </text:p>
              </text:list-item>
              <text:list-item>
                <text:p text:style-name="P59"><text:a xlink:type="simple" xlink:href="http://xcat.sourceforge.net/man1/monls.1.html">monls </text:a>- Lists monitoring plug-in modules that can be used to monitor the xCAT cluster. </text:p>
              </text:list-item>
              <text:list-item>
                <text:p text:style-name="P59"><text:a xlink:type="simple" xlink:href="http://xcat.sourceforge.net/man1/monrm.1.html">monrm</text:a> - Unregisters a monitoring plug-in module from the xCAT cluster. </text:p>
              </text:list-item>
              <text:list-item>
                <text:p text:style-name="P59"><text:a xlink:type="simple" xlink:href="http://xcat.sourceforge.net/man1/monstart.1.html">monstart</text:a> - Starts a plug-in module to monitor the xCAT cluster. </text:p>
              </text:list-item>
              <text:list-item>
                <text:p text:style-name="P59"><text:a xlink:type="simple" xlink:href="http://xcat.sourceforge.net/man1/monstop.1.html">monstop</text:a> - Stops a monitoring plug-in module to monitor the xCAT cluster. </text:p>
              </text:list-item>
            </text:list>
            <text:list xml:id="list1220855815" text:continue-list="list773334140" text:style-name="L1">
              <text:list-item text:start-value="1">
                <text:p text:style-name="P48"><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155061280">
          <text:deletion>
            <office:change-info>
              <dc:creator>Lissa Valletta</dc:creator>
              <dc:date>2009-11-06T08:47:00</dc:date>
            </office:change-info>
            <text:list xml:id="list1530551051" text:continue-list="list1220855815" text:style-name="L1">
              <text:list-item text:start-value="1">
                <text:p text:style-name="P48"><text:a xlink:type="simple" xlink:href="http://xcat.sourceforge.net/man1/unregnotif.1.html"><text:span text:style-name="T1"/></text:a></text:p>
              </text:list-item>
            </text:list>
            <text:list xml:id="list2169510728" text:continue-list="list747891812" text:style-name="L2">
              <text:list-item>
                <text:list>
                  <text:list-item>
                    <text:list>
                      <text:list-item text:start-value="1">
                        <text:h text:style-name="P58" text:outline-level="3" text:restart-numbering="true" text:start-value="1"/>
                      </text:list-item>
                    </text:list>
                  </text:list-item>
                </text:list>
              </text:list-item>
            </text:list>
          </text:deletion>
        </text:changed-region>
        <text:changed-region text:id="ct155063496">
          <text:deletion>
            <office:change-info>
              <dc:creator>Lissa Valletta</dc:creator>
              <dc:date>2009-11-06T08:46:00</dc:date>
            </office:change-info>
            <text:list xml:id="list1799752454" text:continue-list="list1530551051" text:style-name="L1">
              <text:list-item text:start-value="1">
                <text:p text:style-name="P48"><text:a xlink:type="simple" xlink:href="http://xcat.sourceforge.net/man1/unregnotif.1.html">unregnotif </text:a></text:p>
              </text:list-item>
            </text:list>
          </text:deletion>
        </text:changed-region>
        <text:changed-region text:id="ct155045064">
          <text:deletion>
            <office:change-info>
              <dc:creator>Lissa Valletta</dc:creator>
              <dc:date>2009-11-06T08:47:00</dc:date>
            </office:change-info>
            <text:list xml:id="list1466131994" text:continue-list="list1799752454" text:style-name="L1">
              <text:list-item text:start-value="1">
                <text:p text:style-name="P48">- unregister a Perl module or a command that was watching for the changes of the desired xCAT database tables. </text:p>
              </text:list-item>
            </text:list>
            <text:h text:style-name="P50" text:outline-level="3">Inventory</text:h>
            <text:list xml:id="list1817556259" text:style-name="L8">
              <text:list-item>
                <text:p text:style-name="P60"><text:a xlink:type="simple" xlink:href="http://xcat.sourceforge.net/man1/rinv.1.html">rinv </text:a>- remote hardware inventory.</text:p>
              </text:list-item>
              <text:list-item>
                <text:p text:style-name="P60"><text:a xlink:type="simple" xlink:href="http://xcat.sourceforge.net/man1/rvitals.1.html">rvitals</text:a> – retrieves remote hardware vitals information.</text:p>
              </text:list-item>
              <text:list-item>
                <text:p text:style-name="P60"><text:a xlink:type="simple" xlink:href="http://xcat.sourceforge.net/man1/sinv.1.html">sinv </text:a>- Checks the software configuration of the nodes in the cluster. </text:p>
              </text:list-item>
            </text:list>
            <text:h text:style-name="P50" text:outline-level="3">Parallel Commands</text:h>
            <text:list xml:id="list1706036557" text:continue-list="list2169510728" text:style-name="L2">
              <text:list-item>
                <text:list>
                  <text:list-item>
                    <text:list>
                      <text:list-item text:start-value="1">
                        <text:p text:style-name="P51"><text:a xlink:type="simple" xlink:href="http://xcat.sourceforge.net/man1/pcons.1.html">pcons</text:a> <text:s/>- runs a command on the noderange using the out-of-band console.</text:p>
                      </text:list-item>
                    </text:list>
                  </text:list-item>
                </text:list>
              </text:list-item>
            </text:list>
            <text:list xml:id="list1133279748" text:style-name="L9">
              <text:list-item>
                <text:p text:style-name="P61"><text:a xlink:type="simple" xlink:href="http://xcat.sourceforge.net/man1/pping.1.html">pping</text:a> <text:s/>- parallel ping.</text:p>
              </text:list-item>
              <text:list-item>
                <text:p text:style-name="P61"><text:a xlink:type="simple" xlink:href="http://xcat.sourceforge.net/man1/ppping.1.html">ppping</text:a> – parallel ping between nodes in a cluster. </text:p>
              </text:list-item>
              <text:list-item>
                <text:p text:style-name="P61"><text:a xlink:type="simple" xlink:href="http://xcat.sourceforge.net/man1/prsync.1.html">prsync</text:a> – parallel rsync</text:p>
              </text:list-item>
              <text:list-item>
                <text:p text:style-name="P61"><text:a xlink:type="simple" xlink:href="http://xcat.sourceforge.net/man1/pscp.1.html">pscp</text:a> – parallel remote copy ( supports scp and not hierarchy)</text:p>
              </text:list-item>
              <text:list-item>
                <text:p text:style-name="P61"><text:a xlink:type="simple" xlink:href="http://xcat.sourceforge.net/man1/psh.1.html">psh</text:a> – parallel remote shell ( supports <text:s/>ssh and not hierarchy)</text:p>
              </text:list-item>
              <text:list-item>
                <text:p text:style-name="P61"><text:a xlink:type="simple" xlink:href="http://xcat.sourceforge.net/man1/xdcp.1.html">xdcp</text:a> – concurrently copies files too and from multiple nodes. ( scp/rcp and hierarchy)</text:p>
              </text:list-item>
              <text:list-item>
                <text:p text:style-name="P61"><text:a xlink:type="simple" xlink:href="http://xcat.sourceforge.net/man1/xdsh.1.html">xdsh </text:a>– concurrently runs commands on multiple nodes. ( supports ssh/rsh and hierarchy)</text:p>
              </text:list-item>
              <text:list-item>
                <text:p text:style-name="P61"><text:a xlink:type="simple" xlink:href="http://xcat.sourceforge.net/man1/xdshbak.1.html">xdshbak</text:a>- formats the output of the xdsh command. </text:p>
              </text:list-item>
            </text:list>
            <text:list xml:id="list891309635" text:style-name="L10">
              <text:list-item text:start-value="1">
                <text:p text:style-name="P62"><text:a xlink:type="simple" xlink:href="http://xcat.sourceforge.net/man1/xcoll.1.html">xcoll</text:a> – Formats command output of the psh, xdsh, rinv command</text:p>
              </text:list-item>
            </text:list>
            <text:p text:style-name="Standard"/>
            <text:h text:style-name="P50" text:outline-level="3">Deployment</text:h>
            <text:list xml:id="list683391460" text:style-name="L11">
              <text:list-item>
                <text:p text:style-name="P63"><text:a xlink:type="simple" xlink:href="http://xcat.sourceforge.net/man8/copycds-cdrom.8.html">copycds-cdrom</text:a> - client side wrapper for copycds supporting physical drives. </text:p>
              </text:list-item>
            </text:list>
            <text:list xml:id="list165407279" text:continue-list="list1706036557" text:style-name="L2">
              <text:list-item>
                <text:list>
                  <text:list-item>
                    <text:list>
                      <text:list-item text:start-value="1">
                        <text:p text:style-name="P51"><text:a xlink:type="simple" xlink:href="http://xcat.sourceforge.net/man8/copycds.8.html">copycds </text:a>- Copies Linux distributions and service levels from CDs to install directory. </text:p>
                      </text:list-item>
                    </text:list>
                  </text:list-item>
                </text:list>
              </text:list-item>
            </text:list>
            <text:list xml:id="list1448353259" text:style-name="L12">
              <text:list-item>
                <text:p text:style-name="P64"><text:a xlink:type="simple" xlink:href="http://xcat.sourceforge.net/man1/genimage.1.html">genimage</text:a> - Generates a stateless image to be used for a diskless install. </text:p>
              </text:list-item>
              <text:list-item>
                <text:p text:style-name="P64"><text:a xlink:type="simple" xlink:href="http://xcat.sourceforge.net/man1/geninitrd.1.html">geninitrd</text:a> - Regenerates the initrd for a stateless image to be used for a diskless install. </text:p>
              </text:list-item>
              <text:list-item>
                <text:p text:style-name="P64"><text:a xlink:type="simple" xlink:href="http://xcat.sourceforge.net/man1/mkdsklsnode.1.html">mkdsklsnode</text:a> - <text:s/>xCAT command to define and initialize AIX/NIM diskless machines. </text:p>
              </text:list-item>
              <text:list-item>
                <text:p text:style-name="P64"><text:a xlink:type="simple" xlink:href="http://xcat.sourceforge.net/man1/mknimimage.1.html">mknimimage</text:a> - xCAT command to create AIX image definitions. </text:p>
              </text:list-item>
              <text:list-item>
                <text:p text:style-name="P64"><text:a xlink:type="simple" xlink:href="http://xcat.sourceforge.net/man8/mknb.8.html">mknb</text:a> - creates a network boot root image for node discovery and flashing </text:p>
              </text:list-item>
              <text:list-item>
                <text:p text:style-name="P64"><text:a xlink:type="simple" xlink:href="http://xcat.sourceforge.net/man1/nimnodecust.1.html">nimnodecust </text:a>- xCAT command to customize AIX/NIM standalone machines. </text:p>
              </text:list-item>
              <text:list-item>
                <text:p text:style-name="P64"><text:a xlink:type="simple" xlink:href="http://xcat.sourceforge.net/man1/nimnodeset.1.html">nimnodeset </text:a>- xCAT command to initialize AIX/NIM standalone machines. </text:p>
              </text:list-item>
              <text:list-item>
                <text:p text:style-name="P64"><text:a xlink:type="simple" xlink:href="http://xcat.sourceforge.net/man8/nodeset.8.html">nodeset </text:a>- set the boot state for a noderange </text:p>
              </text:list-item>
            </text:list>
            <text:list xml:id="list911889262" text:continue-list="list1466131994" text:style-name="L1">
              <text:list-item text:start-value="1">
                <text:p text:style-name="P65"><text:a xlink:type="simple" xlink:href="http://xcat.sourceforge.net/man1/packimage.1.html">packimage</text:a> - Packs the stateless image from the chroot file system. </text:p>
              </text:list-item>
              <text:list-item>
                <text:p text:style-name="P65"><text:a xlink:type="simple" xlink:href="http://xcat.sourceforge.net/man1/rbootseq.1.html">rbootseq</text:a> - Persistently sets the order of boot devices for BladeCenter blades. </text:p>
              </text:list-item>
              <text:list-item>
                <text:p text:style-name="P65"><text:a xlink:type="simple" xlink:href="http://xcat.sourceforge.net/man8/rinstall.8.html">rinstall</text:a> - Begin installation on a noderange </text:p>
              </text:list-item>
              <text:list-item>
                <text:p text:style-name="P65"><text:a xlink:type="simple" xlink:href="http://xcat.sourceforge.net/man1/rmdsklsnode.1.html">rmdsklsnode</text:a> - Use this xCAT command to remove AIX/NIM diskless machine definitions.</text:p>
              </text:list-item>
              <text:list-item>
                <text:p text:style-name="P65"><text:a xlink:type="simple" xlink:href="http://xcat.sourceforge.net/man1/rmnimimage.1.html">rmnimimage</text:a> - xCAT command to remove an xCAT osimage definition and the associated NIM resources. </text:p>
              </text:list-item>
              <text:list-item>
                <text:p text:style-name="P66"><text:a xlink:type="simple" xlink:href="http://xcat.sourceforge.net/man8/setupiscsidev.8.html">setupiscsidev</text:a> - creates a LUN for a node to boot up with, using iSCSI. </text:p>
                <text:p text:style-name="P65"><text:a xlink:type="simple" xlink:href="http://xcat.sourceforge.net/man1/updateSNimage.1.html">updateSNimage</text:a> – (No longer used) Adds the needed Service Node configuration files to the install image. </text:p>
              </text:list-item>
              <text:list-item>
                <text:p text:style-name="P65"><text:a xlink:type="simple" xlink:href="http://xcat.sourceforge.net/man1/updatenode.1.html">updatenode</text:a> - Reruns postsctipts or runs additional scripts on the nodes.</text:p>
              </text:list-item>
              <text:list-item>
                <text:p text:style-name="P65"><text:a xlink:type="simple" xlink:href="http://xcat.sourceforge.net/man8/winstall.8.html">winstall</text:a> - <text:s/>Begin installation on a noderange and display in wcons </text:p>
              </text:list-item>
              <text:list-item>
                <text:p text:style-name="P65"><text:a xlink:type="simple" xlink:href="http://xcat.sourceforge.net/man1/xcat2nim.1.html">xcat2nim</text:a> - Use this command to create and manage AIX NIM definitions based on xCAT object definitions. </text:p>
              </text:list-item>
            </text:list>
            <text:h text:style-name="P50" text:outline-level="3">Others</text:h>
            <text:list xml:id="list1916509449" text:continue-list="list911889262" text:style-name="L1">
              <text:list-item text:start-value="1">
                <text:p text:style-name="P48"><text:a xlink:type="simple" xlink:href="http://xcat.sourceforge.net/man1/unregnotif.1.html"/></text:p>
              </text:list-item>
            </text:list>
          </text:deletion>
        </text:changed-region>
        <text:changed-region text:id="ct155045312">
          <text:deletion>
            <office:change-info>
              <dc:creator>unknown</dc:creator>
              <dc:date>2009-08-25T10:07:00</dc:date>
            </office:change-info>
            <text:p text:style-name="P4"><text:a xlink:type="simple" xlink:href="http://xcat.sourceforge.net/man1/csm2xcat.1.html">csm2xcat</text:a></text:p>
          </text:deletion>
        </text:changed-region>
        <text:changed-region text:id="ct155061040">
          <text:deletion>
            <office:change-info>
              <dc:creator>Lissa Valletta</dc:creator>
              <dc:date>2009-11-06T08:47:00</dc:date>
            </office:change-info>
            <text:list xml:id="list375360329" text:continue-numbering="true" text:style-name="L1">
              <text:list-header>
                <text:p text:style-name="P67"><text:a xlink:type="simple" xlink:href="http://xcat.sourceforge.net/man1/unregnotif.1.html"><text:span text:style-name="T1"/></text:a></text:p>
              </text:list-header>
            </text:list>
            <text:list xml:id="list298748314" text:style-name="L13">
              <text:list-item>
                <text:p text:style-name="P68"><text:a xlink:type="simple" xlink:href="http://xcat.sourceforge.net/man8/makedhcp.8.html">makedhcp</text:a> - Creates new dhcp configuration files and updates live dhcp configuration using omapi. </text:p>
              </text:list-item>
            </text:list>
            <text:list xml:id="list1741175234" text:continue-list="list375360329" text:style-name="L1">
              <text:list-item text:start-value="1">
                <text:p text:style-name="P65"><text:a xlink:type="simple" xlink:href="http://xcat.sourceforge.net/man8/makedns.8.html">makedns</text:a> - sets up domain name services (DNS) from the entries in /etc/hosts. </text:p>
              </text:list-item>
            </text:list>
            <text:list xml:id="list1507836956" text:continue-list="list298748314" text:style-name="L13">
              <text:list-item text:start-value="1">
                <text:p text:style-name="P68"><text:a xlink:type="simple" xlink:href="http://xcat.sourceforge.net/man8/makehosts.8.html">makehosts</text:a> - sets up /etc/hosts from the xCAT hosts table.</text:p>
              </text:list-item>
              <text:list-item>
                <text:p text:style-name="P68"><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68"><text:a xlink:type="simple" xlink:href="http://xcat.sourceforge.net/man8/makeknownhosts.8.html">makeknownhosts </text:a><text:span text:style-name="T28">– creates a ssh known_hosts file from the input node range. </text:span></text:p>
              </text:list-item>
              <text:list-item text:start-value="1">
                <text:p text:style-name="P68"><text:a xlink:type="simple" xlink:href="http://xcat.sourceforge.net/man8/makenetworks.8.html">makenetworks</text:a> - populates the xCAT networks table, using network information from the local system </text:p>
              </text:list-item>
            </text:list>
            <text:list xml:id="list1330497384" text:style-name="L14">
              <text:list-item>
                <text:p text:style-name="P69"><text:a xlink:type="simple" xlink:href="http://xcat.sourceforge.net/man3/noderange.3.html">noderange</text:a> – Supported syntax for compactly expressing a list of node names.</text:p>
              </text:list-item>
              <text:list-item>
                <text:p text:style-name="P69"><text:a xlink:type="simple" xlink:href="http://xcat.sourceforge.net/man1/pbstop.1.html">pbstop</text:a> - Monitors your cluster in a terminal window. </text:p>
              </text:list-item>
              <text:list-item>
                <text:p text:style-name="P69"><text:a xlink:type="simple" xlink:href="http://xcat.sourceforge.net/man8/xcatconfig.8.html">xcatconfig</text:a> – setups up MN during install. <text:s/>Can be used to reinitialize keys, credentials, site table after install. </text:p>
              </text:list-item>
            </text:list>
            <text:list xml:id="list87359527" text:continue-list="list1507836956" text:style-name="L13">
              <text:list-item text:start-value="1">
                <text:p text:style-name="P68"><text:a xlink:type="simple" xlink:href="http://xcat.sourceforge.net/man1/xcatstart.1.html">xcatstart</text:a> - Starts the xCAT daemon (xcatd) on AIX. </text:p>
              </text:list-item>
              <text:list-item>
                <text:p text:style-name="P68"><text:a xlink:type="simple" xlink:href="http://xcat.sourceforge.net/man1/xcatstop.1.html">xcatstop</text:a> - <text:s/>Stops the xCAT daemon (xcatd) on AIX. </text:p>
              </text:list-item>
            </text:list>
            <text:list xml:id="list543459492" text:style-name="L15">
              <text:list-item>
                <text:p text:style-name="P70"><text:a xlink:type="simple" xlink:href="http://xcat.sourceforge.net/man1/xCATWorld.1.html">xCATWorld</text:a> – Sample client program for xCAT. </text:p>
              </text:list-item>
            </text:list>
            <text:list xml:id="list1143318568" text:continue-list="list891309635" text:style-name="L10">
              <text:list-item text:start-value="1">
                <text:p text:style-name="P62"><text:a xlink:type="simple" xlink:href="http://xcat.sourceforge.net/man1/xpbsnodes.1.html">xpbsnodes</text:a> - PBS pbsnodes front-end for a noderange. </text:p>
              </text:list-item>
            </text:list>
            <text:list xml:id="list1234490115" text:style-name="L16">
              <text:list-item>
                <text:p text:style-name="P71"><text:a xlink:type="simple" xlink:href="http://xcat.sourceforge.net/man1/xcat.1.html">Summary of <text:s/>xCAT Commands</text:a> <text:span text:style-name="T29">. <text:s text:c="2"/>Creates a directory of nodegroup files to be used with AIX dsh</text:span></text:p>
              </text:list-item>
            </text:list>
            <text:list xml:id="list1036842185" text:continue-list="list1741175234" text:style-name="L1">
              <text:list-item text:start-value="1">
                <text:p text:style-name="P66"><text:a xlink:type="simple" xlink:href="http://xcat.sourceforge.net/man1/groupfiles4dsh.1.html">groupfiles4dsh</text:a><text:span text:style-name="T28"> </text:span><text:span text:style-name="T29">-Migrates a CSM cfmupdatenode set to the xdcp -F sync files setup in xCAT.(2.3+)</text:span></text:p>
              </text:list-item>
              <text:list-item>
                <text:p text:style-name="P48"><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155064296">
          <text:insertion>
            <office:change-info>
              <dc:creator>unknown</dc:creator>
              <dc:date>2009-07-09T08:42:00</dc:date>
            </office:change-info>
          </text:insertion>
        </text:changed-region>
        <text:changed-region text:id="ct155065360">
          <text:insertion>
            <office:change-info>
              <dc:creator>unknown</dc:creator>
              <dc:date>2009-05-18T09:49:00</dc:date>
            </office:change-info>
          </text:insertion>
        </text:changed-region>
        <text:changed-region text:id="ct155064664">
          <text:deletion>
            <office:change-info>
              <dc:creator>unknown</dc:creator>
              <dc:date>2009-07-09T08:43:00</dc:date>
            </office:change-info>
            <text:p text:style-name="P72"/>
            <text:p text:style-name="P72"/>
          </text:deletion>
        </text:changed-region>
        <text:changed-region text:id="ct155064520">
          <text:deletion>
            <office:change-info>
              <dc:creator>unknown</dc:creator>
              <dc:date>2009-05-18T09:47:00</dc:date>
            </office:change-info>
            <text:p text:style-name="P72">Ethernet switches</text:p>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72">[SLES11] – applicable for distro SLES11</text:p>
          </text:deletion>
        </text:changed-region>
        <text:changed-region text:id="ct155064424">
          <text:deletion>
            <office:change-info>
              <dc:creator>Guangcheng Li</dc:creator>
              <dc:date>2009-05-08T09:51:00</dc:date>
            </office:change-info>
            <text:p text:style-name="P72">ethernet</text:p>
          </text:deletion>
        </text:changed-region>
        <text:changed-region text:id="ct155045616">
          <text:deletion>
            <office:change-info>
              <dc:creator>unknown</dc:creator>
              <dc:date>2009-05-18T09:47:00</dc:date>
            </office:change-info>
            <text:h text:style-name="P74" text:outline-level="1">To install the xCAT Management Node (MN), <text:s/>the following steps are taken:</text:h>
            <text:list xml:id="list1083154878" text:style-name="L17">
              <text:list-item>
                <text:p text:style-name="P75">Install the MN with t<text:span text:style-name="T13">he OS. <text:s/>Install all rpms from the OS. <text:s/>You will </text:span>probably be missing dependencies for xCAT later, if you do not. </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
            <text:p text:style-name="P72">Configure </text:p>
          </text:deletion>
        </text:changed-region>
        <text:changed-region text:id="ct154643440">
          <text:insertion>
            <office:change-info>
              <dc:creator>unknown</dc:creator>
              <dc:date>2009-05-18T09:49:00</dc:date>
            </office:change-info>
          </text:insertion>
        </text:changed-region>
        <text:changed-region text:id="ct154646560">
          <text:deletion>
            <office:change-info>
              <dc:creator>Lissa Valletta</dc:creator>
              <dc:date>2009-11-06T09:21:00</dc:date>
            </office:change-info>
            <text:h text:style-name="P76" text:outline-level="2">de with xCAT </text:h>
          </text:deletion>
        </text:changed-region>
        <text:changed-region text:id="ct155068864">
          <text:insertion>
            <office:change-info>
              <dc:creator>Lissa Valletta</dc:creator>
              <dc:date>2009-11-06T09:21:00</dc:date>
            </office:change-info>
          </text:insertion>
        </text:changed-region>
        <text:changed-region text:id="ct155061664">
          <text:insertion>
            <office:change-info>
              <dc:creator>Lissa Valletta</dc:creator>
              <dc:date>2009-11-06T08:56:00</dc:date>
            </office:change-info>
          </text:insertion>
        </text:changed-region>
        <text:changed-region text:id="ct155057240">
          <text:insertion>
            <office:change-info>
              <dc:creator>unknown</dc:creator>
              <dc:date>2009-05-18T09:49:00</dc:date>
            </office:change-info>
          </text:insertion>
        </text:changed-region>
        <text:changed-region text:id="ct151121920">
          <text:insertion>
            <office:change-info>
              <dc:creator>unknown</dc:creator>
              <dc:date>2009-05-18T09:49:00</dc:date>
            </office:change-info>
          </text:insertion>
        </text:changed-region>
        <text:changed-region text:id="ct155064760">
          <text:deletion>
            <office:change-info>
              <dc:creator>Lissa Valletta</dc:creator>
              <dc:date>2009-11-06T09:21:00</dc:date>
            </office:change-info>
            <text:h text:style-name="P77" text:outline-level="2">with xCAT </text:h>
          </text:deletion>
        </text:changed-region>
        <text:changed-region text:id="ct151122152">
          <text:insertion>
            <office:change-info>
              <dc:creator>unknown</dc:creator>
              <dc:date>2009-05-18T09:47:00</dc:date>
            </office:change-info>
          </text:insertion>
        </text:changed-region>
        <text:changed-region text:id="ct155072064">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155074400">
          <text:insertion>
            <office:change-info>
              <dc:creator>Guangcheng Li</dc:creator>
              <dc:date>2009-05-08T09:55:00</dc:date>
            </office:change-info>
          </text:insertion>
        </text:changed-region>
        <text:changed-region text:id="ct155077616">
          <text:insertion>
            <office:change-info>
              <dc:creator>Guangcheng Li</dc:creator>
              <dc:date>2009-05-08T09:58:00</dc:date>
            </office:change-info>
          </text:insertion>
        </text:changed-region>
        <text:changed-region text:id="ct155080648">
          <text:insertion>
            <office:change-info>
              <dc:creator>Guangcheng Li</dc:creator>
              <dc:date>2009-05-08T09:57:00</dc:date>
            </office:change-info>
          </text:insertion>
        </text:changed-region>
        <text:changed-region text:id="ct155081520">
          <text:insertion>
            <office:change-info>
              <dc:creator>Guangcheng Li</dc:creator>
              <dc:date>2009-05-08T10:04:00</dc:date>
            </office:change-info>
          </text:insertion>
        </text:changed-region>
        <text:changed-region text:id="ct155075464">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24">you</text:span> change<text:span text:style-name="T24">d this attribute from enabled to disabled, please</text:span> reboot the system <text:span text:style-name="T24">to make it takes effect.</text:span></text:p>
            <text:p text:style-name="P78"/>
          </text:deletion>
        </text:changed-region>
        <text:changed-region text:id="ct155068680">
          <text:insertion>
            <office:change-info>
              <dc:creator>Guangcheng Li</dc:creator>
              <dc:date>2009-05-08T10:15:00</dc:date>
            </office:change-info>
          </text:insertion>
        </text:changed-region>
        <text:changed-region text:id="ct155083112">
          <text:deletion>
            <office:change-info>
              <dc:creator>Guangcheng Li</dc:creator>
              <dc:date>2009-05-08T10:15:00</dc:date>
            </office:change-info>
            <text:p text:style-name="P78">Configure the cluster-facing NICs through the ifcfg-* file</text:p>
          </text:deletion>
        </text:changed-region>
        <text:changed-region text:id="ct155086880">
          <text:insertion>
            <office:change-info>
              <dc:creator>Guangcheng Li</dc:creator>
              <dc:date>2009-05-08T10:15:00</dc:date>
            </office:change-info>
          </text:insertion>
        </text:changed-region>
        <text:changed-region text:id="ct155067224">
          <text:deletion>
            <office:change-info>
              <dc:creator>Guangcheng Li</dc:creator>
              <dc:date>2009-05-08T10:15:00</dc:date>
            </office:change-info>
            <text:p text:style-name="P78"><text:s/></text:p>
          </text:deletion>
        </text:changed-region>
        <text:changed-region text:id="ct155079672">
          <text:deletion>
            <office:change-info>
              <dc:creator>Guangcheng Li</dc:creator>
              <dc:date>2009-05-08T10:16:00</dc:date>
            </office:change-info>
            <text:p text:style-name="P78"><text:s/></text:p>
          </text:deletion>
        </text:changed-region>
        <text:changed-region text:id="ct155087792">
          <text:insertion>
            <office:change-info>
              <dc:creator>Guangcheng Li</dc:creator>
              <dc:date>2009-05-08T10:15:00</dc:date>
            </office:change-info>
          </text:insertion>
        </text:changed-region>
        <text:changed-region text:id="ct155088816">
          <text:insertion>
            <office:change-info>
              <dc:creator>Guangcheng Li</dc:creator>
              <dc:date>2009-05-08T10:16:00</dc:date>
            </office:change-info>
          </text:insertion>
        </text:changed-region>
        <text:changed-region text:id="ct155088720">
          <text:insertion>
            <office:change-info>
              <dc:creator>Guangcheng Li</dc:creator>
              <dc:date>2009-05-08T10:17:00</dc:date>
            </office:change-info>
          </text:insertion>
        </text:changed-region>
        <text:changed-region text:id="ct155089904">
          <text:insertion>
            <office:change-info>
              <dc:creator>Guangcheng Li</dc:creator>
              <dc:date>2009-05-08T10:18:00</dc:date>
            </office:change-info>
          </text:insertion>
        </text:changed-region>
        <text:changed-region text:id="ct155089312">
          <text:insertion>
            <office:change-info>
              <dc:creator>Guangcheng Li</dc:creator>
              <dc:date>2009-05-08T10:21:00</dc:date>
            </office:change-info>
          </text:insertion>
        </text:changed-region>
        <text:changed-region text:id="ct155089408">
          <text:insertion>
            <office:change-info>
              <dc:creator>Guangcheng Li</dc:creator>
              <dc:date>2009-05-08T10:20:00</dc:date>
            </office:change-info>
          </text:insertion>
        </text:changed-region>
        <text:changed-region text:id="ct155087888">
          <text:insertion>
            <office:change-info>
              <dc:creator>Guangcheng Li</dc:creator>
              <dc:date>2009-05-08T10:21:00</dc:date>
            </office:change-info>
          </text:insertion>
        </text:changed-region>
        <text:changed-region text:id="ct155075336">
          <text:insertion>
            <office:change-info>
              <dc:creator>Guangcheng Li</dc:creator>
              <dc:date>2009-05-08T10:09:00</dc:date>
            </office:change-info>
          </text:insertion>
        </text:changed-region>
        <text:changed-region text:id="ct155088104">
          <text:insertion>
            <office:change-info>
              <dc:creator>Guangcheng Li</dc:creator>
              <dc:date>2009-05-08T10:27:00</dc:date>
            </office:change-info>
          </text:insertion>
        </text:changed-region>
        <text:changed-region text:id="ct154656896">
          <text:deletion>
            <office:change-info>
              <dc:creator>Guangcheng Li</dc:creator>
              <dc:date>2009-05-08T10:20:00</dc:date>
            </office:change-info>
            <text:p text:style-name="Standard"/>
            <text:p text:style-name="Standard"/>
          </text:deletion>
        </text:changed-region>
        <text:changed-region text:id="ct155089504">
          <text:insertion>
            <office:change-info>
              <dc:creator>Guangcheng Li</dc:creator>
              <dc:date>2009-05-08T10:25:00</dc:date>
            </office:change-info>
          </text:insertion>
        </text:changed-region>
        <text:changed-region text:id="ct155089648">
          <text:insertion>
            <office:change-info>
              <dc:creator>Guangcheng Li</dc:creator>
              <dc:date>2009-05-08T10:27:00</dc:date>
            </office:change-info>
          </text:insertion>
        </text:changed-region>
        <text:changed-region text:id="ct154658160">
          <text:insertion>
            <office:change-info>
              <dc:creator>Guangcheng Li</dc:creator>
              <dc:date>2009-05-08T13:50:00</dc:date>
            </office:change-info>
          </text:insertion>
        </text:changed-region>
        <text:changed-region text:id="ct155088264">
          <text:insertion>
            <office:change-info>
              <dc:creator>Guangcheng Li</dc:creator>
              <dc:date>2009-05-08T13:51:00</dc:date>
            </office:change-info>
          </text:insertion>
        </text:changed-region>
        <text:changed-region text:id="ct154658448">
          <text:insertion>
            <office:change-info>
              <dc:creator>Guangcheng Li</dc:creator>
              <dc:date>2009-05-08T13:52:00</dc:date>
            </office:change-info>
          </text:insertion>
        </text:changed-region>
        <text:changed-region text:id="ct155087496">
          <text:insertion>
            <office:change-info>
              <dc:creator>Guangcheng Li</dc:creator>
              <dc:date>2009-05-08T13:53:00</dc:date>
            </office:change-info>
          </text:insertion>
        </text:changed-region>
        <text:changed-region text:id="ct154652000">
          <text:insertion>
            <office:change-info>
              <dc:creator>Guangcheng Li</dc:creator>
              <dc:date>2009-05-08T13:55:00</dc:date>
            </office:change-info>
          </text:insertion>
        </text:changed-region>
        <text:changed-region text:id="ct155090624">
          <text:insertion>
            <office:change-info>
              <dc:creator>Guangcheng Li</dc:creator>
              <dc:date>2009-05-08T13:56:00</dc:date>
            </office:change-info>
          </text:insertion>
        </text:changed-region>
        <text:changed-region text:id="ct155093304">
          <text:insertion>
            <office:change-info>
              <dc:creator>Guangcheng Li</dc:creator>
              <dc:date>2009-05-08T14:02:00</dc:date>
            </office:change-info>
          </text:insertion>
        </text:changed-region>
        <text:changed-region text:id="ct155093624">
          <text:deletion>
            <office:change-info>
              <dc:creator>Guangcheng Li</dc:creator>
              <dc:date>2009-05-08T14:03:00</dc:date>
            </office:change-info>
            <text:p text:style-name="P79">S</text:p>
          </text:deletion>
        </text:changed-region>
        <text:changed-region text:id="ct155093720">
          <text:insertion>
            <office:change-info>
              <dc:creator>Guangcheng Li</dc:creator>
              <dc:date>2009-05-08T14:03:00</dc:date>
            </office:change-info>
          </text:insertion>
        </text:changed-region>
        <text:changed-region text:id="ct155093816">
          <text:insertion>
            <office:change-info>
              <dc:creator>Guangcheng Li</dc:creator>
              <dc:date>2009-05-08T11:02:00</dc:date>
            </office:change-info>
          </text:insertion>
        </text:changed-region>
        <text:changed-region text:id="ct155095192">
          <text:insertion>
            <office:change-info>
              <dc:creator>Guangcheng Li</dc:creator>
              <dc:date>2009-05-08T14:04:00</dc:date>
            </office:change-info>
          </text:insertion>
        </text:changed-region>
        <text:changed-region text:id="ct155085056">
          <text:format-change>
            <office:change-info>
              <dc:creator>unknown</dc:creator>
              <dc:date>2009-05-07T13:48:00</dc:date>
            </office:change-info>
          </text:format-change>
        </text:changed-region>
        <text:changed-region text:id="ct155099024">
          <text:insertion>
            <office:change-info>
              <dc:creator>unknown</dc:creator>
              <dc:date>2009-05-07T13:36:00</dc:date>
            </office:change-info>
          </text:insertion>
        </text:changed-region>
        <text:changed-region text:id="ct155097944">
          <text:insertion>
            <office:change-info>
              <dc:creator>unknown</dc:creator>
              <dc:date>2009-05-07T13:36:00</dc:date>
            </office:change-info>
          </text:insertion>
        </text:changed-region>
        <text:changed-region text:id="ct155102720">
          <text:insertion>
            <office:change-info>
              <dc:creator>Guangcheng Li</dc:creator>
              <dc:date>2009-05-08T14:04:00</dc:date>
            </office:change-info>
          </text:insertion>
        </text:changed-region>
        <text:changed-region text:id="ct155098240">
          <text:insertion>
            <office:change-info>
              <dc:creator>Guangcheng Li</dc:creator>
              <dc:date>2009-05-08T11:10:00</dc:date>
            </office:change-info>
          </text:insertion>
        </text:changed-region>
        <text:changed-region text:id="ct155110480">
          <text:deletion>
            <office:change-info>
              <dc:creator>Guangcheng Li</dc:creator>
              <dc:date>2009-05-08T14:05:00</dc:date>
            </office:change-info>
            <text:p text:style-name="P78">LES</text:p>
          </text:deletion>
        </text:changed-region>
        <text:changed-region text:id="ct155106472">
          <text:insertion>
            <office:change-info>
              <dc:creator>Guangcheng Li</dc:creator>
              <dc:date>2009-05-08T14:05:00</dc:date>
            </office:change-info>
          </text:insertion>
        </text:changed-region>
        <text:changed-region text:id="ct155118928">
          <text:insertion>
            <office:change-info>
              <dc:creator>Lissa Valletta</dc:creator>
              <dc:date>2009-10-08T11:53:00</dc:date>
            </office:change-info>
          </text:insertion>
        </text:changed-region>
        <text:changed-region text:id="ct155112640">
          <text:insertion>
            <office:change-info>
              <dc:creator>Lissa Valletta</dc:creator>
              <dc:date>2009-10-08T11:54:00</dc:date>
            </office:change-info>
          </text:insertion>
        </text:changed-region>
        <text:changed-region text:id="ct155127696">
          <text:insertion>
            <office:change-info>
              <dc:creator>Lissa Valletta</dc:creator>
              <dc:date>2009-10-08T12:36:00</dc:date>
            </office:change-info>
          </text:insertion>
        </text:changed-region>
        <text:changed-region text:id="ct155112496">
          <text:insertion>
            <office:change-info>
              <dc:creator>Lissa Valletta</dc:creator>
              <dc:date>2009-10-08T12:37:00</dc:date>
            </office:change-info>
          </text:insertion>
        </text:changed-region>
        <text:changed-region text:id="ct154662416">
          <text:deletion>
            <office:change-info>
              <dc:creator>Lissa Valletta</dc:creator>
              <dc:date>2009-10-08T11:48:00</dc:date>
            </office:change-info>
            <text:p text:style-name="Code">core-snap</text:p>
          </text:deletion>
        </text:changed-region>
        <text:changed-region text:id="ct155129400">
          <text:insertion>
            <office:change-info>
              <dc:creator>Lissa Valletta</dc:creator>
              <dc:date>2009-10-08T11:48:00</dc:date>
            </office:change-info>
          </text:insertion>
        </text:changed-region>
        <text:changed-region text:id="ct155115336">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155123576">
          <text:insertion>
            <office:change-info>
              <dc:creator>Lissa Valletta</dc:creator>
              <dc:date>2009-10-08T11:49:00</dc:date>
            </office:change-info>
          </text:insertion>
        </text:changed-region>
        <text:changed-region text:id="ct155123480">
          <text:deletion>
            <office:change-info>
              <dc:creator>Lissa Valletta</dc:creator>
              <dc:date>2009-10-08T11:49:00</dc:date>
            </office:change-info>
            <text:p text:style-name="P81">core-snap</text:p>
          </text:deletion>
        </text:changed-region>
        <text:changed-region text:id="ct155133376">
          <text:insertion>
            <office:change-info>
              <dc:creator>Lissa Valletta</dc:creator>
              <dc:date>2009-10-08T11:49:00</dc:date>
            </office:change-info>
          </text:insertion>
        </text:changed-region>
        <text:changed-region text:id="ct155129816">
          <text:format-change>
            <office:change-info>
              <dc:creator>Lissa Valletta</dc:creator>
              <dc:date>2009-10-08T11:50:00</dc:date>
            </office:change-info>
          </text:format-change>
        </text:changed-region>
        <text:changed-region text:id="ct155129912">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155133984">
          <text:insertion>
            <office:change-info>
              <dc:creator>Lissa Valletta</dc:creator>
              <dc:date>2009-10-08T11:50:00</dc:date>
            </office:change-info>
          </text:insertion>
        </text:changed-region>
        <text:changed-region text:id="ct155134240">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155133504">
          <text:insertion>
            <office:change-info>
              <dc:creator>Lissa Valletta</dc:creator>
              <dc:date>2009-10-08T11:50:00</dc:date>
            </office:change-info>
          </text:insertion>
        </text:changed-region>
        <text:changed-region text:id="ct155122984">
          <text:insertion>
            <office:change-info>
              <dc:creator>unknown</dc:creator>
              <dc:date>2009-09-29T09:41:00</dc:date>
            </office:change-info>
          </text:insertion>
        </text:changed-region>
        <text:changed-region text:id="ct155136744">
          <text:insertion>
            <office:change-info>
              <dc:creator>unknown</dc:creator>
              <dc:date>2009-09-29T09:41:00</dc:date>
            </office:change-info>
          </text:insertion>
        </text:changed-region>
        <text:changed-region text:id="ct155104048">
          <text:insertion>
            <office:change-info>
              <dc:creator>unknown</dc:creator>
              <dc:date>2009-09-29T09:41:00</dc:date>
            </office:change-info>
          </text:insertion>
        </text:changed-region>
        <text:changed-region text:id="ct154661440">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155148752">
          <text:insertion>
            <office:change-info>
              <dc:creator>Guangcheng Li</dc:creator>
              <dc:date>2009-05-08T14:46:00</dc:date>
            </office:change-info>
          </text:insertion>
        </text:changed-region>
        <text:changed-region text:id="ct155146224">
          <text:deletion>
            <office:change-info>
              <dc:creator>Guangcheng Li</dc:creator>
              <dc:date>2009-05-08T14:10:00</dc:date>
            </office:change-info>
            <text:p text:style-name="P83">CD</text:p>
          </text:deletion>
        </text:changed-region>
        <text:changed-region text:id="ct155143368">
          <text:deletion>
            <office:change-info>
              <dc:creator>Guangcheng Li</dc:creator>
              <dc:date>2009-05-08T14:20:00</dc:date>
            </office:change-info>
            <text:p text:style-name="P83"><text:s/></text:p>
          </text:deletion>
        </text:changed-region>
        <text:changed-region text:id="ct155149064">
          <text:deletion>
            <office:change-info>
              <dc:creator>Guangcheng Li</dc:creator>
              <dc:date>2009-05-08T14:42:00</dc:date>
            </office:change-info>
            <text:p text:style-name="P83">of </text:p>
          </text:deletion>
        </text:changed-region>
        <text:changed-region text:id="ct155147728">
          <text:insertion>
            <office:change-info>
              <dc:creator>Guangcheng Li</dc:creator>
              <dc:date>2009-05-08T14:42:00</dc:date>
            </office:change-info>
          </text:insertion>
        </text:changed-region>
        <text:changed-region text:id="ct155149296">
          <text:insertion>
            <office:change-info>
              <dc:creator>Guangcheng Li</dc:creator>
              <dc:date>2009-05-08T14:45:00</dc:date>
            </office:change-info>
          </text:insertion>
        </text:changed-region>
        <text:changed-region text:id="ct155149952">
          <text:insertion>
            <office:change-info>
              <dc:creator>Guangcheng Li</dc:creator>
              <dc:date>2009-05-08T14:43:00</dc:date>
            </office:change-info>
          </text:insertion>
        </text:changed-region>
        <text:changed-region text:id="ct155150584">
          <text:insertion>
            <office:change-info>
              <dc:creator>Guangcheng Li</dc:creator>
              <dc:date>2009-05-08T14:45:00</dc:date>
            </office:change-info>
          </text:insertion>
        </text:changed-region>
        <text:changed-region text:id="ct155144584">
          <text:insertion>
            <office:change-info>
              <dc:creator>Guangcheng Li</dc:creator>
              <dc:date>2009-05-08T14:55:00</dc:date>
            </office:change-info>
          </text:insertion>
        </text:changed-region>
        <text:changed-region text:id="ct155137640">
          <text:insertion>
            <office:change-info>
              <dc:creator>Guangcheng Li</dc:creator>
              <dc:date>2009-05-08T15:06:00</dc:date>
            </office:change-info>
          </text:insertion>
        </text:changed-region>
        <text:changed-region text:id="ct155149816">
          <text:insertion>
            <office:change-info>
              <dc:creator>Guangcheng Li</dc:creator>
              <dc:date>2009-05-08T14:11:00</dc:date>
            </office:change-info>
          </text:insertion>
        </text:changed-region>
        <text:changed-region text:id="ct155145440">
          <text:insertion>
            <office:change-info>
              <dc:creator>Guangcheng Li</dc:creator>
              <dc:date>2009-05-08T14:10:00</dc:date>
            </office:change-info>
          </text:insertion>
        </text:changed-region>
        <text:changed-region text:id="ct154669672">
          <text:insertion>
            <office:change-info>
              <dc:creator>Guangcheng Li</dc:creator>
              <dc:date>2009-05-08T14:12:00</dc:date>
            </office:change-info>
          </text:insertion>
        </text:changed-region>
        <text:changed-region text:id="ct154663280">
          <text:deletion>
            <office:change-info>
              <dc:creator>Guangcheng Li</dc:creator>
              <dc:date>2009-05-08T14:46:00</dc:date>
            </office:change-info>
            <text:p text:style-name="P84">C</text:p>
          </text:deletion>
        </text:changed-region>
        <text:changed-region text:id="ct155126304">
          <text:insertion>
            <office:change-info>
              <dc:creator>Guangcheng Li</dc:creator>
              <dc:date>2009-05-08T14:59:00</dc:date>
            </office:change-info>
          </text:insertion>
        </text:changed-region>
        <text:changed-region text:id="ct155146440">
          <text:deletion>
            <office:change-info>
              <dc:creator>Guangcheng Li</dc:creator>
              <dc:date>2009-05-08T14:16:00</dc:date>
            </office:change-info>
            <text:p text:style-name="P85">file </text:p>
          </text:deletion>
        </text:changed-region>
        <text:changed-region text:id="ct155147496">
          <text:insertion>
            <office:change-info>
              <dc:creator>Guangcheng Li</dc:creator>
              <dc:date>2009-05-08T14:13:00</dc:date>
            </office:change-info>
          </text:insertion>
        </text:changed-region>
        <text:changed-region text:id="ct155147592">
          <text:deletion>
            <office:change-info>
              <dc:creator>Guangcheng Li</dc:creator>
              <dc:date>2009-05-08T14:16:00</dc:date>
            </office:change-info>
            <text:p text:style-name="P84">called rhel-dvd.repo </text:p>
          </text:deletion>
        </text:changed-region>
        <text:changed-region text:id="ct155086976">
          <text:insertion>
            <office:change-info>
              <dc:creator>Guangcheng Li</dc:creator>
              <dc:date>2009-05-08T14:47:00</dc:date>
            </office:change-info>
          </text:insertion>
        </text:changed-region>
        <text:changed-region text:id="ct155152664">
          <text:insertion>
            <office:change-info>
              <dc:creator>Guangcheng Li</dc:creator>
              <dc:date>2009-05-08T14:12:00</dc:date>
            </office:change-info>
          </text:insertion>
        </text:changed-region>
        <text:changed-region text:id="ct155153224">
          <text:insertion>
            <office:change-info>
              <dc:creator>Guangcheng Li</dc:creator>
              <dc:date>2009-05-08T14:16:00</dc:date>
            </office:change-info>
          </text:insertion>
        </text:changed-region>
        <text:changed-region text:id="ct155154128">
          <text:insertion>
            <office:change-info>
              <dc:creator>Guangcheng Li</dc:creator>
              <dc:date>2009-05-08T14:17:00</dc:date>
            </office:change-info>
          </text:insertion>
        </text:changed-region>
        <text:changed-region text:id="ct155154288">
          <text:deletion>
            <office:change-info>
              <dc:creator>Guangcheng Li</dc:creator>
              <dc:date>2009-05-08T14:18:00</dc:date>
            </office:change-info>
            <text:p text:style-name="P84">with the following</text:p>
          </text:deletion>
        </text:changed-region>
        <text:changed-region text:id="ct155153704">
          <text:deletion>
            <office:change-info>
              <dc:creator>Guangcheng Li</dc:creator>
              <dc:date>2009-05-08T14:18:00</dc:date>
            </office:change-info>
            <text:p text:style-name="P85">contents</text:p>
          </text:deletion>
        </text:changed-region>
        <text:changed-region text:id="ct155155088">
          <text:insertion>
            <office:change-info>
              <dc:creator>Guangcheng Li</dc:creator>
              <dc:date>2009-05-08T14:18:00</dc:date>
            </office:change-info>
          </text:insertion>
        </text:changed-region>
        <text:changed-region text:id="ct155087072">
          <text:insertion>
            <office:change-info>
              <dc:creator>Guangcheng Li</dc:creator>
              <dc:date>2009-07-28T11:24:00</dc:date>
            </office:change-info>
          </text:insertion>
        </text:changed-region>
        <text:changed-region text:id="ct155150072">
          <text:insertion>
            <office:change-info>
              <dc:creator>Guangcheng Li</dc:creator>
              <dc:date>2009-05-08T14:49:00</dc:date>
            </office:change-info>
          </text:insertion>
        </text:changed-region>
        <text:changed-region text:id="ct154674888">
          <text:insertion>
            <office:change-info>
              <dc:creator>Guangcheng Li</dc:creator>
              <dc:date>2009-05-08T14:48:00</dc:date>
            </office:change-info>
          </text:insertion>
        </text:changed-region>
        <text:changed-region text:id="ct154679768">
          <text:insertion>
            <office:change-info>
              <dc:creator>unknown</dc:creator>
              <dc:date>2009-11-19T08:28:00</dc:date>
            </office:change-info>
          </text:insertion>
        </text:changed-region>
        <text:changed-region text:id="ct155147824">
          <text:insertion>
            <office:change-info>
              <dc:creator>Guangcheng Li</dc:creator>
              <dc:date>2009-05-08T14:48:00</dc:date>
            </office:change-info>
          </text:insertion>
        </text:changed-region>
        <text:changed-region text:id="ct155146688">
          <text:deletion>
            <office:change-info>
              <dc:creator>unknown</dc:creator>
              <dc:date>2009-11-19T08:27:00</dc:date>
            </office:change-info>
            <text:list xml:id="list1964406849" text:style-name="L18">
              <text:list-header>
                <text:p text:style-name="P86">Insert the RHEL CD or DVD into the CD or DVD drive one by one.</text:p>
              </text:list-header>
              <text:list-item>
                <text:p text:style-name="P87"><text:span text:style-name="T24">Copy the CD or DVD disk contents </text:span>into one directory, <text:span text:style-name="T24">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24">directory</text:span> </text:p>
            <text:p text:style-name="P89">baseurl=file:///<text:span text:style-name="T24">rhels5.2</text:span>/Server </text:p>
            <text:p text:style-name="P89">enabled=1 </text:p>
            <text:list xml:id="list1647925507" text:continue-numbering="true" text:style-name="L18">
              <text:list-item>
                <text:p text:style-name="P90">gpgcheck=1</text:p>
              </text:list-item>
            </text:list>
          </text:deletion>
        </text:changed-region>
        <text:changed-region text:id="ct155148616">
          <text:insertion>
            <office:change-info>
              <dc:creator>unknown</dc:creator>
              <dc:date>2009-11-19T08:27:00</dc:date>
            </office:change-info>
          </text:insertion>
        </text:changed-region>
        <text:changed-region text:id="ct155153528">
          <text:deletion>
            <office:change-info>
              <dc:creator>Guangcheng Li</dc:creator>
              <dc:date>2009-05-08T15:00:00</dc:date>
            </office:change-info>
            <text:list xml:id="list2020704340" text:continue-numbering="true" text:style-name="L18">
              <text:list-header>
                <text:p text:style-name="P91"/>
              </text:list-header>
              <text:list-item>
                <text:p text:style-name="P91"/>
              </text:list-item>
            </text:list>
          </text:deletion>
        </text:changed-region>
        <text:changed-region text:id="ct154665344">
          <text:insertion>
            <office:change-info>
              <dc:creator>Guangcheng Li</dc:creator>
              <dc:date>2009-05-08T14:19:00</dc:date>
            </office:change-info>
          </text:insertion>
        </text:changed-region>
        <text:changed-region text:id="ct155153888">
          <text:insertion>
            <office:change-info>
              <dc:creator>Guangcheng Li</dc:creator>
              <dc:date>2009-05-08T15:04:00</dc:date>
            </office:change-info>
          </text:insertion>
        </text:changed-region>
        <text:changed-region text:id="ct155147280">
          <text:insertion>
            <office:change-info>
              <dc:creator>Guangcheng Li</dc:creator>
              <dc:date>2009-05-08T15:04:00</dc:date>
            </office:change-info>
          </text:insertion>
        </text:changed-region>
        <text:changed-region text:id="ct155087272">
          <text:deletion>
            <office:change-info>
              <dc:creator>Guangcheng Li</dc:creator>
              <dc:date>2009-05-08T15:05:00</dc:date>
            </office:change-info>
            <text:p text:style-name="P83">of RHEL</text:p>
          </text:deletion>
        </text:changed-region>
        <text:changed-region text:id="ct155148848">
          <text:insertion>
            <office:change-info>
              <dc:creator>Guangcheng Li</dc:creator>
              <dc:date>2009-05-08T15:05:00</dc:date>
            </office:change-info>
          </text:insertion>
        </text:changed-region>
        <text:changed-region text:id="ct155155712">
          <text:insertion>
            <office:change-info>
              <dc:creator>Guangcheng Li</dc:creator>
              <dc:date>2009-05-08T15:06:00</dc:date>
            </office:change-info>
          </text:insertion>
        </text:changed-region>
        <text:changed-region text:id="ct154680016">
          <text:insertion>
            <office:change-info>
              <dc:creator>Guangcheng Li</dc:creator>
              <dc:date>2009-05-08T15:07:00</dc:date>
            </office:change-info>
          </text:insertion>
        </text:changed-region>
        <text:changed-region text:id="ct155156320">
          <text:deletion>
            <office:change-info>
              <dc:creator>Guangcheng Li</dc:creator>
              <dc:date>2009-05-08T15:05:00</dc:date>
            </office:change-info>
            <text:p text:style-name="P92">mkdir /iso</text:p>
            <text:p text:style-name="P92">c</text:p>
          </text:deletion>
        </text:changed-region>
        <text:changed-region text:id="ct154669480">
          <text:deletion>
            <office:change-info>
              <dc:creator>Guangcheng Li</dc:creator>
              <dc:date>2009-05-08T15:07:00</dc:date>
            </office:change-info>
            <text:p text:style-name="P92"/>
            <text:p text:style-name="P92"/>
          </text:deletion>
        </text:changed-region>
        <text:changed-region text:id="ct155159256">
          <text:insertion>
            <office:change-info>
              <dc:creator>Guangcheng Li</dc:creator>
              <dc:date>2009-05-08T15:05:00</dc:date>
            </office:change-info>
          </text:insertion>
        </text:changed-region>
        <text:changed-region text:id="ct155156680">
          <text:deletion>
            <office:change-info>
              <dc:creator>Guangcheng Li</dc:creator>
              <dc:date>2009-05-08T15:05:00</dc:date>
            </office:change-info>
            <text:p text:style-name="P93">o</text:p>
          </text:deletion>
        </text:changed-region>
        <text:changed-region text:id="ct155157144">
          <text:insertion>
            <office:change-info>
              <dc:creator>Guangcheng Li</dc:creator>
              <dc:date>2009-05-08T15:05:00</dc:date>
            </office:change-info>
          </text:insertion>
        </text:changed-region>
        <text:changed-region text:id="ct155159576">
          <text:deletion>
            <office:change-info>
              <dc:creator>Guangcheng Li</dc:creator>
              <dc:date>2009-05-08T15:05:00</dc:date>
            </office:change-info>
            <text:p text:style-name="P93">y</text:p>
          </text:deletion>
        </text:changed-region>
        <text:changed-region text:id="ct155159800">
          <text:deletion>
            <office:change-info>
              <dc:creator>Guangcheng Li</dc:creator>
              <dc:date>2009-05-08T15:05:00</dc:date>
            </office:change-info>
            <text:p text:style-name="P93"><text:s/>to </text:p>
          </text:deletion>
        </text:changed-region>
        <text:changed-region text:id="ct155154384">
          <text:insertion>
            <office:change-info>
              <dc:creator>Guangcheng Li</dc:creator>
              <dc:date>2009-05-08T15:05:00</dc:date>
            </office:change-info>
          </text:insertion>
        </text:changed-region>
        <text:changed-region text:id="ct154696072">
          <text:insertion>
            <office:change-info>
              <dc:creator>Guangcheng Li</dc:creator>
              <dc:date>2009-05-08T14:55:00</dc:date>
            </office:change-info>
          </text:insertion>
        </text:changed-region>
        <text:changed-region text:id="ct154675072">
          <text:insertion>
            <office:change-info>
              <dc:creator>Guangcheng Li</dc:creator>
              <dc:date>2009-05-08T15:08:00</dc:date>
            </office:change-info>
          </text:insertion>
        </text:changed-region>
        <text:changed-region text:id="ct155156896">
          <text:deletion>
            <office:change-info>
              <dc:creator>Guangcheng Li</dc:creator>
              <dc:date>2009-05-08T15:08:00</dc:date>
            </office:change-info>
            <text:p text:style-name="P93">mkdir /iso/1</text:p>
            <text:p text:style-name="P93"/>
          </text:deletion>
        </text:changed-region>
        <text:changed-region text:id="ct155144816">
          <text:deletion>
            <office:change-info>
              <dc:creator>Guangcheng Li</dc:creator>
              <dc:date>2009-05-08T15:09:00</dc:date>
            </office:change-info>
            <text:p text:style-name="P93">1</text:p>
          </text:deletion>
        </text:changed-region>
        <text:changed-region text:id="ct155160128">
          <text:insertion>
            <office:change-info>
              <dc:creator>Guangcheng Li</dc:creator>
              <dc:date>2009-05-08T15:09:00</dc:date>
            </office:change-info>
          </text:insertion>
        </text:changed-region>
        <text:changed-region text:id="ct155159896">
          <text:deletion>
            <office:change-info>
              <dc:creator>Guangcheng Li</dc:creator>
              <dc:date>2009-05-08T15:09:00</dc:date>
            </office:change-info>
            <text:list xml:id="list897000381" text:style-name="L19">
              <text:list-item>
                <text:p text:style-name="P94"/>
              </text:list-item>
              <text:list-item>
                <text:p text:style-name="P95">cd /etc/yum.repos.d</text:p>
              </text:list-item>
            </text:list>
            <text:p text:style-name="Code"/>
            <text:list xml:id="list1824538435" text:continue-numbering="true" text:style-name="L19">
              <text:list-item>
                <text:p text:style-name="P94">Create the /etc/yum.repos.d/rhel-Server.repo:</text:p>
              </text:list-item>
            </text:list>
          </text:deletion>
        </text:changed-region>
        <text:changed-region text:id="ct154697496">
          <text:deletion>
            <office:change-info>
              <dc:creator>Guangcheng Li</dc:creator>
              <dc:date>2009-05-08T15:10:00</dc:date>
            </office:change-info>
            <text:p text:style-name="P93">1</text:p>
          </text:deletion>
        </text:changed-region>
        <text:changed-region text:id="ct154698168">
          <text:insertion>
            <office:change-info>
              <dc:creator>Guangcheng Li</dc:creator>
              <dc:date>2009-05-08T15:10:00</dc:date>
            </office:change-info>
          </text:insertion>
        </text:changed-region>
        <text:changed-region text:id="ct155161824">
          <text:insertion>
            <office:change-info>
              <dc:creator>Guangcheng Li</dc:creator>
              <dc:date>2009-05-08T15:10:00</dc:date>
            </office:change-info>
          </text:insertion>
        </text:changed-region>
        <text:changed-region text:id="ct154700816">
          <text:insertion>
            <office:change-info>
              <dc:creator>Guangcheng Li</dc:creator>
              <dc:date>2009-05-08T15:11:00</dc:date>
            </office:change-info>
          </text:insertion>
        </text:changed-region>
        <text:changed-region text:id="ct154698016">
          <text:insertion>
            <office:change-info>
              <dc:creator>unknown</dc:creator>
              <dc:date>2009-11-19T08:30:00</dc:date>
            </office:change-info>
          </text:insertion>
        </text:changed-region>
        <text:changed-region text:id="ct155161576">
          <text:insertion>
            <office:change-info>
              <dc:creator>unknown</dc:creator>
              <dc:date>2009-11-19T08:31:00</dc:date>
            </office:change-info>
          </text:insertion>
        </text:changed-region>
        <text:changed-region text:id="ct155163336">
          <text:insertion>
            <office:change-info>
              <dc:creator>Guangcheng Li</dc:creator>
              <dc:date>2009-05-08T15:11:00</dc:date>
            </office:change-info>
          </text:insertion>
        </text:changed-region>
        <text:changed-region text:id="ct155161920">
          <text:deletion>
            <office:change-info>
              <dc:creator>unknown</dc:creator>
              <dc:date>2009-11-19T08:30:00</dc:date>
            </office:change-info>
            <text:list xml:id="list474519813" text:continue-numbering="true" text:style-name="L19">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24">rhels5.2</text:span>/Server</text:p>
            <text:p text:style-name="P93">enabled=1</text:p>
            <text:list xml:id="list1977595924" text:continue-numbering="true" text:style-name="L19">
              <text:list-item>
                <text:p text:style-name="P95">gpgcheck=1</text:p>
              </text:list-item>
            </text:list>
          </text:deletion>
        </text:changed-region>
        <text:changed-region text:id="ct155165696">
          <text:insertion>
            <office:change-info>
              <dc:creator>Guangcheng Li</dc:creator>
              <dc:date>2009-05-08T15:19:00</dc:date>
            </office:change-info>
          </text:insertion>
        </text:changed-region>
        <text:changed-region text:id="ct154711008">
          <text:deletion>
            <office:change-info>
              <dc:creator>Guangcheng Li</dc:creator>
              <dc:date>2009-05-08T15:19:00</dc:date>
            </office:change-info>
            <text:p text:style-name="P96">cd</text:p>
          </text:deletion>
        </text:changed-region>
        <text:changed-region text:id="ct155168776">
          <text:insertion>
            <office:change-info>
              <dc:creator>Guangcheng Li</dc:creator>
              <dc:date>2009-05-08T15:19:00</dc:date>
            </office:change-info>
          </text:insertion>
        </text:changed-region>
        <text:changed-region text:id="ct155169128">
          <text:insertion>
            <office:change-info>
              <dc:creator>Guangcheng Li</dc:creator>
              <dc:date>2009-05-08T15:20:00</dc:date>
            </office:change-info>
          </text:insertion>
        </text:changed-region>
        <text:changed-region text:id="ct155169224">
          <text:deletion>
            <office:change-info>
              <dc:creator>Guangcheng Li</dc:creator>
              <dc:date>2009-05-08T15:20:00</dc:date>
            </office:change-info>
            <text:p text:style-name="Code"><text:s/></text:p>
          </text:deletion>
        </text:changed-region>
        <text:changed-region text:id="ct155181304">
          <text:deletion>
            <office:change-info>
              <dc:creator>unknown</dc:creator>
              <dc:date>2009-05-18T09:41:00</dc:date>
            </office:change-info>
            <text:list xml:id="list1360452673" text:style-name="L20">
              <text:list-item>
                <text:list>
                  <text:list-item>
                    <text:h text:style-name="P97"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98"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98"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98"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xml:id="list1928716105" text:continue-numbering="true" text:style-name="L20">
              <text:list-item>
                <text:list>
                  <text:list-item>
                    <text:list>
                      <text:list-item>
                        <text:h text:style-name="P99" text:outline-level="3">DB2 (TBD)</text:h>
                      </text:list-item>
                    </text:list>
                  </text:list-item>
                </text:list>
              </text:list-item>
            </text:list>
          </text:deletion>
        </text:changed-region>
        <text:changed-region text:id="ct155180672">
          <text:deletion>
            <office:change-info>
              <dc:creator>unknown</dc:creator>
              <dc:date>2009-05-18T09:48:00</dc:date>
            </office:change-info>
            <text:list xml:id="list1387233619" text:continue-list="list1928716105" text:style-name="L20">
              <text:list-item>
                <text:list>
                  <text:list-item text:start-value="1">
                    <text:p text:style-name="P100"/>
                  </text:list-item>
                </text:list>
              </text:list-item>
            </text:list>
            <text:p text:style-name="P101"/>
            <text:p text:style-name="P101"/>
            <text:h text:style-name="Heading_20_3" text:outline-level="3"><text:span text:style-name="T34">Download and Install the xCAT software</text:span><text:span text:style-name="T35"> </text:span></text:h>
            <text:list xml:id="list796499715" text:style-name="WW8Num14">
              <text:list-item>
                <text:list>
                  <text:list-item>
                    <text:list>
                      <text:list-item>
                        <text:p text:style-name="P102">Download the latest xCAT for AIX tar file from <text:span text:style-name="T36"><text:s/></text:span><text:a xlink:type="simple" xlink:href="http://xcat.sourceforge.net/aix/download.html">http://xcat.sourceforge.net/aix/download.html</text:a><text:span text:style-name="T36"> </text:span>and copy it to a convenient location on your xCAT management node.</text:p>
                      </text:list-item>
                      <text:list-item>
                        <text:p text:style-name="P102">Unwrap the xCAT tar file. For example,</text:p>
                      </text:list-item>
                      <text:list-item>
                        <text:p text:style-name="P103">gunzip <text:s/>core-aix-2.1.tar.gz <text:s/></text:p>
                      </text:list-item>
                      <text:list-item>
                        <text:p text:style-name="P103">tar –xvf <text:s/>core-aix-2.1.tar </text:p>
                        <text:p text:style-name="P102"/>
                      </text:list-item>
                      <text:list-item text:start-value="1">
                        <text:p text:style-name="P102">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104">Execute the system profile file to set the xCAT paths. This file was updated during the xCAT post install processing. (“<text:span text:style-name="T37">. <text:s/>/etc/profile”). </text:span><text:span text:style-name="T30">( </text:span><text:span text:style-name="T38">Note</text:span><text:span text:style-name="T30">: Make sure you don't have a .profile file that overwrites the “PATH” environment variables.)</text:span></text:p>
                      </text:list-item>
                    </text:list>
                  </text:list-item>
                </text:list>
              </text:list-item>
            </text:list>
            <text:h text:style-name="P105" text:outline-level="3">Verify the xCAT install </text:h>
            <text:list xml:id="list1305291572" text:style-name="WW8Num29">
              <text:list-item>
                <text:p text:style-name="P106">Run the “<text:span text:style-name="T21">lsdef –h</text:span>” to check if the xCAT daemon is working. <text:s/>If you get a correct response then you should be ok. <text:s/></text:p>
                <text:p text:style-name="P107"/>
              </text:list-item>
              <text:list-item text:start-value="1">
                <text:p text:style-name="P106">Check to see if the initial xCAT definitions have been created. <text:s text:c="2"/>For example, you can run “<text:span text:style-name="T21">lsdef -t site -l</text:span>” to get a listing of the default site definition. <text:s text:c="2"/>You should see output similar to the following.</text:p>
              </text:list-item>
            </text:list>
            <text:list xml:id="list66753227" text:style-name="WW8Num9">
              <text:list-header>
                <text:p text:style-name="P108">----------------------------------------------------------------</text:p>
                <text:p text:style-name="P109">Setting the name of the site definition to 'clustersite'.</text:p>
                <text:p text:style-name="P109">Object name: clustersite</text:p>
                <text:p text:style-name="P109"><text:s text:c="4"/>domain=abc.foo.com</text:p>
                <text:p text:style-name="P109"><text:s text:c="4"/>installdir=/install</text:p>
                <text:p text:style-name="P109"><text:s text:c="4"/>tftpdir=/tftpboot</text:p>
                <text:p text:style-name="P109"><text:s text:c="4"/>master=7.104.46.27</text:p>
                <text:p text:style-name="P109"><text:s text:c="3"/><text:span text:style-name="T36"><text:s/></text:span><text:span text:style-name="T28">useSSHonAIX=no</text:span></text:p>
                <text:p text:style-name="P110"><text:s text:c="4"/>xcatdport=3001</text:p>
              </text:list-header>
            </text:list>
            <text:p text:style-name="P111"><text:s text:c="9"/>xcatiport=3002</text:p>
            <text:list xml:id="list274851218" text:continue-list="list1387233619" text:style-name="L20">
              <text:list-item>
                <text:list>
                  <text:list-item text:start-value="1">
                    <text:h text:style-name="P97" text:outline-level="2" text:restart-numbering="true" text:start-value="1"/>
                  </text:list-item>
                </text:list>
              </text:list-item>
            </text:list>
          </text:deletion>
        </text:changed-region>
        <text:changed-region text:id="ct155180576">
          <text:deletion>
            <office:change-info>
              <dc:creator>unknown</dc:creator>
              <dc:date>2009-05-07T13:49:00</dc:date>
            </office:change-info>
            <text:list xml:id="list1299024323" text:continue-list="list66753227" text:style-name="WW8Num9">
              <text:list-item>
                <text:list>
                  <text:list-item text:start-value="1">
                    <text:p text:style-name="P112">See <text:reference-ref text:reference-format="text" text:ref-name="Configure DNS Resolution">Error: Reference source not found</text:reference-ref>.</text:p>
                  </text:list-item>
                </text:list>
              </text:list-item>
            </text:list>
          </text:deletion>
        </text:changed-region>
        <text:changed-region text:id="ct155180480">
          <text:deletion>
            <office:change-info>
              <dc:creator>unknown</dc:creator>
              <dc:date>2009-05-18T09:48:00</dc:date>
            </office:change-info>
            <text:list xml:id="list484729707" text:continue-list="list274851218" text:style-name="L20">
              <text:list-item>
                <text:list>
                  <text:list-item text:start-value="1">
                    <text:p text:style-name="P100"/>
                  </text:list-item>
                  <text:list-item>
                    <text:p text:style-name="P100"><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155180384">
          <text:deletion>
            <office:change-info>
              <dc:creator>unknown</dc:creator>
              <dc:date>2009-05-07T13:46:00</dc:date>
            </office:change-info>
            <text:list xml:id="list1763767246" text:continue-list="list1299024323" text:style-name="WW8Num9">
              <text:list-item>
                <text:list>
                  <text:list-item text:start-value="1">
                    <text:p text:style-name="P112"><text:reference-ref text:reference-format="text" text:ref-name="Set Up Basic hosts file">Error: Reference source not found</text:reference-ref>.</text:p>
                  </text:list-item>
                </text:list>
              </text:list-item>
            </text:list>
          </text:deletion>
        </text:changed-region>
        <text:changed-region text:id="ct155180168">
          <text:deletion>
            <office:change-info>
              <dc:creator>unknown</dc:creator>
              <dc:date>2009-05-18T09:48:00</dc:date>
            </office:change-info>
            <text:list xml:id="list486054509" text:continue-list="list484729707" text:style-name="L20">
              <text:list-item>
                <text:list>
                  <text:list-item text:start-value="1">
                    <text:p text:style-name="P100"/>
                  </text:list-item>
                </text:list>
              </text:list-item>
            </text:list>
            <text:h text:style-name="P113" text:outline-level="2" text:is-list-header="true">Install an AIX Management Node with xCAT </text:h>
            <text:h text:style-name="Heading_20_3" text:outline-level="3" text:is-list-header="true">Setup xCAT Management Node </text:h>
            <text:list xml:id="list623756125" text:style-name="WW8Num27">
              <text:list-item>
                <text:p text:style-name="P114">Follow AIX documentation and procedures to install and configure the base AIX operating system. (Typically by using the product media.)</text:p>
              </text:list-item>
              <text:list-item>
                <text:p text:style-name="P114">Apply the latest software updates and fixes if needed.</text:p>
              </text:list-item>
              <text:list-item>
                <text:p text:style-name="P114">Install the latest versions of OpenSSL &amp; OpenSSH from the AIX Expansion Pack. <text:s text:c="2"/>This software can also be downloaded from the following sites.</text:p>
              </text:list-item>
            </text:list>
            <text:list xml:id="list1278712942" text:continue-list="list1763767246" text:style-name="WW8Num9">
              <text:list-header>
                <text:p text:style-name="P115">OpenSSH: </text:p>
                <text:p text:style-name="P116"><text:a xlink:type="simple" xlink:href="http://sourceforge.net/projects/openssh-aix">http://sourceforge.net/projects/openssh-aix</text:a></text:p>
                <text:p text:style-name="P116"/>
                <text:p text:style-name="P117">OpenSSL:</text:p>
              </text:list-header>
            </text:list>
            <text:p text:style-name="P118"><text:span text:style-name="T34"><text:tab/></text:span><text:a xlink:type="simple" xlink:href="https://www14.software.ibm.com/webapp/iwm/web/preLogin.do?source=aixbp"><text:span text:style-name="T34">https://www14.software.ibm.com/webapp/iwm/web/preLogin.do?source=aixbp</text:span></text:a></text:p>
            <text:p text:style-name="P119"/>
            <text:p text:style-name="P120"><text:span text:style-name="T39">Since these are </text:span><text:span text:style-name="T3">installp</text:span><text:span text:style-name="T39"> file sets you should run </text:span><text:span text:style-name="T3">/usr/sbin/updtvpkg</text:span><text:span text:style-name="T39"> to make sure that the RPM reflection of what was installed by </text:span><text:span text:style-name="T3">installp</text:span><text:span text:style-name="T39"> is updated.</text:span><text:span text:style-name="T28"> This makes it possible for RPM packages with a dependency on OpenSSL to recognize that the dependency is satisfied.</text:span></text:p>
            <text:p text:style-name="P121">NOTE: <text:s/>For easier downloading without a web browser, you may want to download and install the wget tool from the AIX Toolkit for Linux. <text:s/></text:p>
            <text:p text:style-name="P121"/>
            <text:p text:style-name="P121"/>
            <text:h text:style-name="P122" text:outline-level="3">Download and install the prerequisite Open Source Software (OSS)</text:h>
            <text:list xml:id="list2082671184" text:style-name="WW8Num28">
              <text:list-item>
                <text:list>
                  <text:list-item>
                    <text:p text:style-name="P123"><text:span text:style-name="T40">Download the dep-aix-2.1.tar.gz <text:s/>tar file from</text:span><text:span text:style-name="T41"> </text:span><text:a xlink:type="simple" xlink:href="http://xcat.sourceforge.net/aix/download.html"><text:span text:style-name="T40">http://xcat.sourceforge.net/aix/download.html</text:span></text:a><text:span text:style-name="T41"> </text:span><text:span text:style-name="T40">and copy it to a convenient location on your xCAT management node.</text:span></text:p>
                  </text:list-item>
                  <text:list-item>
                    <text:p text:style-name="P123">Unwrap the tar file.</text:p>
                  </text:list-item>
                  <text:list-item>
                    <text:p text:style-name="P123">gunzip <text:s/>dep-aix-2.1.tar.gz</text:p>
                  </text:list-item>
                  <text:list-item>
                    <text:p text:style-name="P123">tar –xvf <text:s/>dep-aix-2.1.tar</text:p>
                  </text:list-item>
                  <text:list-item text:start-value="1">
                    <text:p text:style-name="P123">Read the README file.</text:p>
                  </text:list-item>
                  <text:list-item>
                    <text:p text:style-name="P123">Run the instoss script (contained in the tar file) to install the OSS packages.</text:p>
                  </text:list-item>
                </text:list>
              </text:list-item>
            </text:list>
            <text:p text:style-name="Text_20_body_20_indent"/>
            <text:h text:style-name="P124" text:outline-level="3">Verify that the following basic AIX services needed</text:h>
            <text:list xml:id="list358407634" text:continue-list="list2082671184" text:style-name="WW8Num28">
              <text:list-item>
                <text:list>
                  <text:list-item text:start-value="1">
                    <text:p text:style-name="P125">inted</text:p>
                  </text:list-item>
                </text:list>
              </text:list-item>
            </text:list>
            <text:p text:style-name="P126">inetd includes services such as telnet, ftp, bootp, and others. <text:s/>Edit the /etc/inetd.conf file to turn on all services that are needed. <text:s/>Ftp and bootp are required for pSeries node installations. <text:s/>Stop and restart the inetd service after any changes:</text:p>
            <text:p text:style-name="P127">stopsrc -s inetd</text:p>
            <text:p text:style-name="P128">startsrc -s inetd</text:p>
            <text:p text:style-name="P129"/>
            <text:list xml:id="list2058498732" text:continue-list="list358407634" text:style-name="WW8Num28">
              <text:list-item>
                <text:list>
                  <text:list-item text:start-value="1">
                    <text:p text:style-name="P125">NFS</text:p>
                  </text:list-item>
                </text:list>
              </text:list-item>
            </text:list>
            <text:p text:style-name="P126">NFS is required for all NIM installs. <text:s/>Ensure the NFS daemons are running:</text:p>
            <text:p text:style-name="P127">lssrc -g nfs</text:p>
            <text:p text:style-name="P130">If any NFS services are inoperative, you can stop and restart the entire group of services:</text:p>
            <text:p text:style-name="P127">stopsrc -g nfs</text:p>
            <text:p text:style-name="P127">startsrc -g nfs</text:p>
            <text:p text:style-name="P130">There are other system services that NFS depends on such as inetd, portmap, biod, and others. <text:s/>A handy trouble-shooting guide listing the required services can be found at:</text:p>
            <text:p text:style-name="P131"><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32"/>
            <text:list xml:id="list1995394649" text:continue-list="list2058498732" text:style-name="WW8Num28">
              <text:list-item>
                <text:list>
                  <text:list-item text:start-value="1">
                    <text:p text:style-name="P125">DNS ( name resolution)</text:p>
                  </text:list-item>
                </text:list>
              </text:list-item>
            </text:list>
            <text:list xml:id="list1548053344" text:continue-list="list486054509" text:style-name="L20">
              <text:list-item>
                <text:list>
                  <text:list-item text:start-value="1">
                    <text:p text:style-name="P100">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154763168">
          <text:insertion>
            <office:change-info>
              <dc:creator>Guangcheng Li</dc:creator>
              <dc:date>2009-08-18T15:09:00</dc:date>
            </office:change-info>
          </text:insertion>
        </text:changed-region>
        <text:changed-region text:id="ct155173792">
          <text:insertion>
            <office:change-info>
              <dc:creator>Guangcheng Li</dc:creator>
              <dc:date>2009-08-18T15:13:00</dc:date>
            </office:change-info>
          </text:insertion>
        </text:changed-region>
        <text:changed-region text:id="ct155173888">
          <text:insertion>
            <office:change-info>
              <dc:creator>Guangcheng Li</dc:creator>
              <dc:date>2009-08-18T15:11:00</dc:date>
            </office:change-info>
          </text:insertion>
        </text:changed-region>
        <text:changed-region text:id="ct155181400">
          <text:insertion>
            <office:change-info>
              <dc:creator>Guangcheng Li</dc:creator>
              <dc:date>2009-08-18T15:12:00</dc:date>
            </office:change-info>
          </text:insertion>
        </text:changed-region>
        <text:changed-region text:id="ct155181904">
          <text:insertion>
            <office:change-info>
              <dc:creator>unknown</dc:creator>
              <dc:date>2009-09-29T09:52:00</dc:date>
            </office:change-info>
          </text:insertion>
        </text:changed-region>
        <text:changed-region text:id="ct155173560">
          <text:insertion>
            <office:change-info>
              <dc:creator>unknown</dc:creator>
              <dc:date>2009-09-29T09:55:00</dc:date>
            </office:change-info>
          </text:insertion>
        </text:changed-region>
        <text:changed-region text:id="ct155182392">
          <text:insertion>
            <office:change-info>
              <dc:creator>unknown</dc:creator>
              <dc:date>2009-09-29T09:56:00</dc:date>
            </office:change-info>
          </text:insertion>
        </text:changed-region>
        <text:changed-region text:id="ct155186288">
          <text:insertion>
            <office:change-info>
              <dc:creator>unknown</dc:creator>
              <dc:date>2009-05-18T10:04:00</dc:date>
            </office:change-info>
          </text:insertion>
        </text:changed-region>
        <text:changed-region text:id="ct155185056">
          <text:insertion>
            <office:change-info>
              <dc:creator>unknown</dc:creator>
              <dc:date>2009-05-18T10:08:00</dc:date>
            </office:change-info>
          </text:insertion>
        </text:changed-region>
        <text:changed-region text:id="ct154803856">
          <text:insertion>
            <office:change-info>
              <dc:creator>unknown</dc:creator>
              <dc:date>2009-05-18T10:05:00</dc:date>
            </office:change-info>
          </text:insertion>
        </text:changed-region>
        <text:changed-region text:id="ct155176000">
          <text:deletion>
            <office:change-info>
              <dc:creator>unknown</dc:creator>
              <dc:date>2009-05-18T10:11:00</dc:date>
            </office:change-info>
            <text:p text:style-name="P133">xCAT supports deployment of diskfull and diskless <text:s/>AIX nodes <text:s/>and mksysb installs in the cluster. <text:s/></text:p>
            <text:h text:style-name="P50" text:outline-level="3">AIX diskfull nodes </text:h>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h text:style-name="P134" text:outline-level="3">AIX diskless nodes</text:h>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154808384">
          <text:deletion>
            <office:change-info>
              <dc:creator>unknown</dc:creator>
              <dc:date>2009-05-18T10:13:00</dc:date>
            </office:change-info>
            <text:p text:style-name="Standard"/>
            <text:p text:style-name="P133"/>
          </text:deletion>
        </text:changed-region>
        <text:changed-region text:id="ct155191400">
          <text:insertion>
            <office:change-info>
              <dc:creator>unknown</dc:creator>
              <dc:date>2009-05-18T10:12:00</dc:date>
            </office:change-info>
          </text:insertion>
        </text:changed-region>
        <text:changed-region text:id="ct155190112">
          <text:insertion>
            <office:change-info>
              <dc:creator>unknown</dc:creator>
              <dc:date>2009-05-18T10:11:00</dc:date>
            </office:change-info>
          </text:insertion>
        </text:changed-region>
        <text:changed-region text:id="ct155004704">
          <text:insertion>
            <office:change-info>
              <dc:creator>unknown</dc:creator>
              <dc:date>2009-05-18T10:15:00</dc:date>
            </office:change-info>
          </text:insertion>
        </text:changed-region>
        <text:changed-region text:id="ct154809264">
          <text:insertion>
            <office:change-info>
              <dc:creator>Lissa Valletta</dc:creator>
              <dc:date>2009-11-06T08:50:00</dc:date>
            </office:change-info>
          </text:insertion>
        </text:changed-region>
        <text:changed-region text:id="ct155010072">
          <text:deletion>
            <office:change-info>
              <dc:creator>Lissa Valletta</dc:creator>
              <dc:date>2009-11-06T08:54:00</dc:date>
            </office:change-info>
            <text:h text:style-name="P135" text:outline-level="1" text:is-list-header="true"/>
            <text:p text:style-name="P136"/>
          </text:deletion>
        </text:changed-region>
        <text:changed-region text:id="ct155195112">
          <text:deletion>
            <office:change-info>
              <dc:creator>unknown</dc:creator>
              <dc:date>2009-09-08T13:02:00</dc:date>
            </office:change-info>
            <text:h text:style-name="Heading_20_2" text:outline-level="2">Linux</text:h>
          </text:deletion>
        </text:changed-region>
        <text:changed-region text:id="ct155170488">
          <text:insertion>
            <office:change-info>
              <dc:creator>unknown</dc:creator>
              <dc:date>2009-09-08T13:02:00</dc:date>
            </office:change-info>
          </text:insertion>
        </text:changed-region>
        <text:changed-region text:id="ct155004248">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155004800">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54810856">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55192312">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155005464">
          <text:insertion>
            <office:change-info>
              <dc:creator>unknown</dc:creator>
              <dc:date>2009-09-08T13:04:00</dc:date>
            </office:change-info>
          </text:insertion>
        </text:changed-region>
        <text:changed-region text:id="ct155005560">
          <text:insertion>
            <office:change-info>
              <dc:creator>Lissa Valletta</dc:creator>
              <dc:date>2009-11-06T09:11:00</dc:date>
            </office:change-info>
          </text:insertion>
        </text:changed-region>
        <text:changed-region text:id="ct155006984">
          <text:insertion>
            <office:change-info>
              <dc:creator>unknown</dc:creator>
              <dc:date>2009-05-18T10:13:00</dc:date>
            </office:change-info>
          </text:insertion>
        </text:changed-region>
        <text:changed-region text:id="ct155193224">
          <text:insertion>
            <office:change-info>
              <dc:creator>Lissa Valletta</dc:creator>
              <dc:date>2009-11-06T09:12:00</dc:date>
            </office:change-info>
          </text:insertion>
        </text:changed-region>
        <text:changed-region text:id="ct155019424">
          <text:insertion>
            <office:change-info>
              <dc:creator>unknown</dc:creator>
              <dc:date>2009-07-21T12:46:00</dc:date>
            </office:change-info>
          </text:insertion>
        </text:changed-region>
        <text:changed-region text:id="ct155019712">
          <text:insertion>
            <office:change-info>
              <dc:creator>unknown</dc:creator>
              <dc:date>2009-07-21T12:47:00</dc:date>
            </office:change-info>
          </text:insertion>
        </text:changed-region>
        <text:changed-region text:id="ct155015576">
          <text:insertion>
            <office:change-info>
              <dc:creator>unknown</dc:creator>
              <dc:date>2009-07-21T12:48:00</dc:date>
            </office:change-info>
          </text:insertion>
        </text:changed-region>
        <text:changed-region text:id="ct155018288">
          <text:insertion>
            <office:change-info>
              <dc:creator>unknown</dc:creator>
              <dc:date>2009-07-21T12:49:00</dc:date>
            </office:change-info>
          </text:insertion>
        </text:changed-region>
        <text:changed-region text:id="ct155209576">
          <text:insertion>
            <office:change-info>
              <dc:creator>Lissa Valletta</dc:creator>
              <dc:date>2009-07-22T11:05:00</dc:date>
            </office:change-info>
          </text:insertion>
        </text:changed-region>
        <text:changed-region text:id="ct155209768">
          <text:insertion>
            <office:change-info>
              <dc:creator>unknown</dc:creator>
              <dc:date>2009-07-21T12:49:00</dc:date>
            </office:change-info>
          </text:insertion>
        </text:changed-region>
        <text:changed-region text:id="ct155209928">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155211800">
          <text:insertion>
            <office:change-info>
              <dc:creator>Lissa Valletta</dc:creator>
              <dc:date>2009-07-22T11:05:00</dc:date>
            </office:change-info>
          </text:insertion>
        </text:changed-region>
        <text:changed-region text:id="ct155213328">
          <text:insertion>
            <office:change-info>
              <dc:creator>Lissa Valletta</dc:creator>
              <dc:date>2009-07-22T11:12:00</dc:date>
            </office:change-info>
          </text:insertion>
        </text:changed-region>
        <text:changed-region text:id="ct155213736">
          <text:insertion>
            <office:change-info>
              <dc:creator>unknown</dc:creator>
              <dc:date>2009-07-21T12:50:00</dc:date>
            </office:change-info>
          </text:insertion>
        </text:changed-region>
        <text:changed-region text:id="ct155212288">
          <text:insertion>
            <office:change-info>
              <dc:creator>unknown</dc:creator>
              <dc:date>2009-09-29T09:49:00</dc:date>
            </office:change-info>
          </text:insertion>
        </text:changed-region>
        <text:changed-region text:id="ct155011360">
          <text:insertion>
            <office:change-info>
              <dc:creator>未知作者</dc:creator>
              <dc:date>2009-10-28T00:49:00</dc:date>
            </office:change-info>
          </text:insertion>
        </text:changed-region>
        <text:changed-region text:id="ct155016096">
          <text:insertion>
            <office:change-info>
              <dc:creator>未知作者</dc:creator>
              <dc:date>2009-10-28T00:48:00</dc:date>
            </office:change-info>
          </text:insertion>
        </text:changed-region>
        <text:changed-region text:id="ct155211328">
          <text:insertion>
            <office:change-info>
              <dc:creator>未知作者</dc:creator>
              <dc:date>2009-10-28T00:49:00</dc:date>
            </office:change-info>
          </text:insertion>
        </text:changed-region>
        <text:changed-region text:id="ct155221200">
          <text:format-change>
            <office:change-info>
              <dc:creator>Lissa Valletta</dc:creator>
              <dc:date>2009-11-06T09:09:00</dc:date>
            </office:change-info>
          </text:format-change>
        </text:changed-region>
        <text:changed-region text:id="ct155225448">
          <text:insertion>
            <office:change-info>
              <dc:creator>Lissa Valletta</dc:creator>
              <dc:date>2009-11-06T09:08:00</dc:date>
            </office:change-info>
          </text:insertion>
        </text:changed-region>
        <text:changed-region text:id="ct155226424">
          <text:insertion>
            <office:change-info>
              <dc:creator>Lissa Valletta</dc:creator>
              <dc:date>2009-11-06T09:08:00</dc:date>
            </office:change-info>
          </text:insertion>
        </text:changed-region>
        <text:changed-region text:id="ct155211896">
          <text:insertion>
            <office:change-info>
              <dc:creator>Lissa Valletta</dc:creator>
              <dc:date>2009-11-06T09:08:00</dc:date>
            </office:change-info>
          </text:insertion>
        </text:changed-region>
        <text:changed-region text:id="ct155230904">
          <text:deletion>
            <office:change-info>
              <dc:creator>Lissa Valletta</dc:creator>
              <dc:date>2009-11-06T09:06:00</dc:date>
            </office:change-info>
            <text:h text:style-name="P138" text:outline-level="2">Summary Commands and Database Tables</text:h>
            <text:p text:style-name="P139">Select here for <text:a xlink:type="simple" xlink:href="http://xcat.sf.net/man1/xcat.1.html">Summary of Commands</text:a>.</text:p>
            <text:p text:style-name="P139">Select here for <text:a xlink:type="simple" xlink:href="http://xcat.sf.net/man5/xcatdb.5.html">Summary of Database Tables</text:a>. </text:p>
            <text:p text:style-name="P140"/>
          </text:deletion>
        </text:changed-region>
        <text:changed-region text:id="ct155229024">
          <text:deletion>
            <office:change-info>
              <dc:creator>Lissa Valletta</dc:creator>
              <dc:date>2009-11-06T09:01:00</dc:date>
            </office:change-info>
            <text:h text:style-name="P138" text:outline-level="2">xCAT </text:h>
          </text:deletion>
        </text:changed-region>
        <text:changed-region text:id="ct155228112">
          <text:deletion>
            <office:change-info>
              <dc:creator>Lissa Valletta</dc:creator>
              <dc:date>2009-11-06T09:09:00</dc:date>
            </office:change-info>
            <text:h text:style-name="P141" text:outline-level="1"/>
            <text:h text:style-name="P138" text:outline-level="2"/>
          </text:deletion>
        </text:changed-region>
        <text:changed-region text:id="ct155227864">
          <text:deletion>
            <office:change-info>
              <dc:creator>Lissa Valletta</dc:creator>
              <dc:date>2009-11-06T09:04:00</dc:date>
            </office:change-info>
            <text:h text:style-name="P141" text:outline-level="1"><text:s/>References</text:h>
          </text:deletion>
        </text:changed-region>
        <text:changed-region text:id="ct155222680">
          <text:deletion>
            <office:change-info>
              <dc:creator>Lissa Valletta</dc:creator>
              <dc:date>2009-11-06T09:06:00</dc:date>
            </office:change-info>
            <text:p text:style-name="P142"/>
            <text:h text:style-name="P141" text:outline-level="1"/>
          </text:deletion>
        </text:changed-region>
        <text:changed-region text:id="ct155217120">
          <text:deletion>
            <office:change-info>
              <dc:creator>Lissa Valletta</dc:creator>
              <dc:date>2009-11-06T09:08:00</dc:date>
            </office:change-info>
            <text:h text:style-name="Heading_20_2" text:outline-level="2">Stateless GPFS</text:h>
          </text:deletion>
        </text:changed-region>
        <text:changed-region text:id="ct155228392">
          <text:insertion>
            <office:change-info>
              <dc:creator>Lissa Valletta</dc:creator>
              <dc:date>2009-11-06T09:08:00</dc:date>
            </office:change-info>
          </text:insertion>
        </text:changed-region>
        <text:changed-region text:id="ct155226704">
          <text:insertion>
            <office:change-info>
              <dc:creator>Lissa Valletta</dc:creator>
              <dc:date>2009-11-06T09:08:00</dc:date>
            </office:change-info>
          </text:insertion>
        </text:changed-region>
        <text:changed-region text:id="ct154760712">
          <text:insertion>
            <office:change-info>
              <dc:creator>Lissa Valletta</dc:creator>
              <dc:date>2009-06-22T08:02:00</dc:date>
            </office:change-info>
          </text:insertion>
        </text:changed-region>
        <text:changed-region text:id="ct154829080">
          <text:insertion>
            <office:change-info>
              <dc:creator>Lissa Valletta</dc:creator>
              <dc:date>2009-06-22T08:03:00</dc:date>
            </office:change-info>
          </text:insertion>
        </text:changed-region>
        <text:changed-region text:id="ct155224144">
          <text:insertion>
            <office:change-info>
              <dc:creator>Lissa Valletta</dc:creator>
              <dc:date>2009-11-06T09:03:00</dc:date>
            </office:change-info>
          </text:insertion>
        </text:changed-region>
        <text:changed-region text:id="ct155232488">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155233800">
          <text:insertion>
            <office:change-info>
              <dc:creator>Guangcheng Li</dc:creator>
              <dc:date>2009-05-08T15:24:00</dc:date>
            </office:change-info>
          </text:insertion>
        </text:changed-region>
        <text:changed-region text:id="ct155238552">
          <text:format-change>
            <office:change-info>
              <dc:creator>Lissa Valletta</dc:creator>
              <dc:date>2009-11-06T08:36:00</dc:date>
            </office:change-info>
          </text:format-change>
        </text:changed-region>
        <text:changed-region text:id="ct155232632">
          <text:insertion>
            <office:change-info>
              <dc:creator>Lissa Valletta</dc:creator>
              <dc:date>2009-11-06T08:36:00</dc:date>
            </office:change-info>
          </text:insertion>
        </text:changed-region>
        <text:changed-region text:id="ct155235224">
          <text:insertion>
            <office:change-info>
              <dc:creator>Lissa Valletta</dc:creator>
              <dc:date>2009-11-06T08:37:00</dc:date>
            </office:change-info>
          </text:insertion>
        </text:changed-region>
        <text:changed-region text:id="ct155236016">
          <text:insertion>
            <office:change-info>
              <dc:creator>Lissa Valletta</dc:creator>
              <dc:date>2009-11-06T09:05:00</dc:date>
            </office:change-info>
          </text:insertion>
        </text:changed-region>
        <text:changed-region text:id="ct155237632">
          <text:deletion>
            <office:change-info>
              <dc:creator>Lissa Valletta</dc:creator>
              <dc:date>2009-11-06T08:39:00</dc:date>
            </office:change-info>
            <text:list xml:id="list1679281088" text:style-name="L21">
              <text:list-header>
                <text:p text:style-name="P144"/>
              </text:list-header>
              <text:list-item>
                <text:p text:style-name="P144"/>
              </text:list-item>
            </text:list>
          </text:deletion>
        </text:changed-region>
        <text:changed-region text:id="ct155340960">
          <text:insertion>
            <office:change-info>
              <dc:creator>Lissa Valletta</dc:creator>
              <dc:date>2009-11-06T08:38:00</dc:date>
            </office:change-info>
          </text:insertion>
        </text:changed-region>
        <text:changed-region text:id="ct155364360">
          <text:insertion>
            <office:change-info>
              <dc:creator>Lissa Valletta</dc:creator>
              <dc:date>2009-11-06T08:41:00</dc:date>
            </office:change-info>
          </text:insertion>
        </text:changed-region>
        <text:changed-region text:id="ct155369936">
          <text:insertion>
            <office:change-info>
              <dc:creator>Lissa Valletta</dc:creator>
              <dc:date>2009-11-06T08:38:00</dc:date>
            </office:change-info>
          </text:insertion>
        </text:changed-region>
        <text:changed-region text:id="ct155379400">
          <text:insertion>
            <office:change-info>
              <dc:creator>Lissa Valletta</dc:creator>
              <dc:date>2009-11-06T08:38:00</dc:date>
            </office:change-info>
          </text:insertion>
        </text:changed-region>
        <text:changed-region text:id="ct155375504">
          <text:deletion>
            <office:change-info>
              <dc:creator>XiaoPeng Wang</dc:creator>
              <dc:date>2009-12-03T13:41:00</dc:date>
            </office:change-info>
            <text:p text:style-name="Standard"><text:a xlink:type="simple" xlink:href="http://xcat.sourceforge.net/man1/xcatstart.1.html"><text:span text:style-name="T24">xcatstart</text:span></text:a></text:p>
          </text:deletion>
        </text:changed-region>
        <text:changed-region text:id="ct155151656">
          <text:insertion>
            <office:change-info>
              <dc:creator>Lissa Valletta</dc:creator>
              <dc:date>2009-11-06T08:38:00</dc:date>
            </office:change-info>
          </text:insertion>
        </text:changed-region>
        <text:changed-region text:id="ct155382232">
          <text:insertion>
            <office:change-info>
              <dc:creator>Lissa Valletta</dc:creator>
              <dc:date>2009-11-06T08:38:00</dc:date>
            </office:change-info>
          </text:insertion>
        </text:changed-region>
        <text:changed-region text:id="ct155388608">
          <text:insertion>
            <office:change-info>
              <dc:creator>Lissa Valletta</dc:creator>
              <dc:date>2009-11-06T08:38:00</dc:date>
            </office:change-info>
          </text:insertion>
        </text:changed-region>
        <text:changed-region text:id="ct155388512">
          <text:insertion>
            <office:change-info>
              <dc:creator>Lissa Valletta</dc:creator>
              <dc:date>2009-11-06T08:53:00</dc:date>
            </office:change-info>
          </text:insertion>
        </text:changed-region>
        <text:changed-region text:id="ct155390168">
          <text:insertion>
            <office:change-info>
              <dc:creator>Lissa Valletta</dc:creator>
              <dc:date>2009-11-06T08:54:00</dc:date>
            </office:change-info>
          </text:insertion>
        </text:changed-region>
        <text:changed-region text:id="ct155400224">
          <text:insertion>
            <office:change-info>
              <dc:creator>Lissa Valletta</dc:creator>
              <dc:date>2009-11-06T08:52:00</dc:date>
            </office:change-info>
          </text:insertion>
        </text:changed-region>
        <text:changed-region text:id="ct155344952">
          <text:deletion>
            <office:change-info>
              <dc:creator>Lissa Valletta</dc:creator>
              <dc:date>2009-11-06T08:52:00</dc:date>
            </office:change-info>
            <text:p text:style-name="P145"/>
            <text:p text:style-name="P145"/>
          </text:deletion>
        </text:changed-region>
        <text:changed-region text:id="ct154857192">
          <text:insertion>
            <office:change-info>
              <dc:creator>Lissa Valletta</dc:creator>
              <dc:date>2009-11-06T09:14:00</dc:date>
            </office:change-info>
          </text:insertion>
        </text:changed-region>
        <text:changed-region text:id="ct155407544">
          <text:insertion>
            <office:change-info>
              <dc:creator>Lissa Valletta</dc:creator>
              <dc:date>2009-11-06T09:15:00</dc:date>
            </office:change-info>
          </text:insertion>
        </text:changed-region>
        <text:changed-region text:id="ct155420824">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54867840"/><text:change-start text:change-id="ct154946448"/>xCAT<text:change-end text:change-id="ct154946448"/>2 Top Doc <text:s text:c="3"/></text:p>
      <text:p text:style-name="P151"><text:change text:change-id="ct154950672"/><text:change text:change-id="ct154950544"/><text:change text:change-id="ct154950384"/><text:change text:change-id="ct154950256"/><text:change text:change-id="ct154950160"/><text:date style:data-style-name="N36" text:date-value="2010-01-05T11:11:04.99">01/05/2010</text:date>, <text:time style:data-style-name="N43" text:time-value="2010-01-05T11:11:04.99">11:11:05 AM</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6"><text:a xlink:type="simple" xlink:href="#1.Overview of xCAT |outline" text:style-name="Internet_20_link" text:visited-style-name="Internet_20_link">1.0 Overview of xCAT </text:a><text:tab/>3</text:p>
          <text:p text:style-name="P257"><text:a xlink:type="simple" xlink:href="#1.1.xCAT  Architecture|outline" text:style-name="Internet_20_link" text:visited-style-name="Internet_20_link">1.1 xCAT <text:s/>Architecture</text:a><text:tab/>3</text:p>
          <text:p text:style-name="P258"><text:a xlink:type="simple" xlink:href="#1.1.1.Stateless and Stateful Choices|outline" text:style-name="Internet_20_link" text:visited-style-name="Internet_20_link">1.1.1 Stateless and Stateful Choices</text:a><text:tab/>4</text:p>
          <text:p text:style-name="P257"><text:a xlink:type="simple" xlink:href="#1.2.xCAT  Features|outline" text:style-name="Internet_20_link" text:visited-style-name="Internet_20_link">1.2 xCAT <text:s/>Features</text:a><text:tab/>4</text:p>
          <text:p text:style-name="P257"><text:a xlink:type="simple" xlink:href="#1.3.xCAT  license|outline" text:style-name="Internet_20_link" text:visited-style-name="Internet_20_link">1.3 xCAT <text:s/>license</text:a><text:tab/>5</text:p>
          <text:p text:style-name="P257"><text:a xlink:type="simple" xlink:href="#1.4.xCAT  support|outline" text:style-name="Internet_20_link" text:visited-style-name="Internet_20_link">1.4 xCAT <text:s/>support</text:a><text:tab/>5</text:p>
          <text:p text:style-name="P256"><text:a xlink:type="simple" xlink:href="#2.Installing an xCAT Management Node|outline" text:style-name="Internet_20_link" text:visited-style-name="Internet_20_link">2.0 Installing an xCAT Management Node</text:a><text:tab/>5</text:p>
          <text:p text:style-name="P257"><text:a xlink:type="simple" xlink:href="#2.1. Install an AIX Management Node |outline" text:style-name="Internet_20_link" text:visited-style-name="Internet_20_link">2.1 <text:s/>Install an AIX Management Node </text:a><text:tab/>5</text:p>
          <text:p text:style-name="P257"><text:a xlink:type="simple" xlink:href="#2.2.Install a Linux Management Node |outline" text:style-name="Internet_20_link" text:visited-style-name="Internet_20_link">2.2 Install a Linux Management Node </text:a><text:tab/>5</text:p>
          <text:p text:style-name="P258"><text:a xlink:type="simple" xlink:href="#2.2.1.Install the OS of Management Node|outline" text:style-name="Internet_20_link" text:visited-style-name="Internet_20_link">2.2.1 Install the OS of Management Node</text:a><text:tab/>6</text:p>
          <text:p text:style-name="P258"><text:a xlink:type="simple" xlink:href="#2.2.2.Setup Your Networks|outline" text:style-name="Internet_20_link" text:visited-style-name="Internet_20_link">2.2.2 Setup Your Networks</text:a><text:tab/>6</text:p>
          <text:p text:style-name="P258"><text:a xlink:type="simple" xlink:href="#2.2.3.Install the prerequisite packages for Management Node|outline" text:style-name="Internet_20_link" text:visited-style-name="Internet_20_link">2.2.3 Install the prerequisite packages for Management Node</text:a><text:tab/>6</text:p>
          <text:p text:style-name="P258"><text:a xlink:type="simple" xlink:href="#2.2.4.[RH] Disable the SELinux|outline" text:style-name="Internet_20_link" text:visited-style-name="Internet_20_link">2.2.4 [RH] Disable the SELinux</text:a><text:tab/>7</text:p>
          <text:p text:style-name="P258"><text:a xlink:type="simple" xlink:href="#2.2.5.[RH] Disable the Firewall|outline" text:style-name="Internet_20_link" text:visited-style-name="Internet_20_link">2.2.5 [RH] Disable the Firewall</text:a><text:tab/>7</text:p>
          <text:p text:style-name="P258"><text:a xlink:type="simple" xlink:href="#2.2.6.Configure Cluster-Facing NICS|outline" text:style-name="Internet_20_link" text:visited-style-name="Internet_20_link">2.2.6 Configure Cluster-Facing NICS</text:a><text:tab/>7</text:p>
          <text:p text:style-name="P258"><text:a xlink:type="simple" xlink:href="#2.2.7.Prevent DHCP client from overwriting DNS configuration|outline" text:style-name="Internet_20_link" text:visited-style-name="Internet_20_link">2.2.7 Prevent DHCP client from overwriting DNS configuration</text:a><text:tab/>7</text:p>
          <text:p text:style-name="P258"><text:a xlink:type="simple" xlink:href="#2.2.8.Configure Hostname|outline" text:style-name="Internet_20_link" text:visited-style-name="Internet_20_link">2.2.8 Configure Hostname</text:a><text:tab/>8</text:p>
          <text:p text:style-name="P258"><text:a xlink:type="simple" xlink:href="#2.2.9.Setup the TimeZone|outline" text:style-name="Internet_20_link" text:visited-style-name="Internet_20_link">2.2.9 Setup the TimeZone</text:a><text:tab/>8</text:p>
          <text:p text:style-name="P258"><text:a xlink:type="simple" xlink:href="#2.2.10. Configure DNS Resolution|outline" text:style-name="Internet_20_link" text:visited-style-name="Internet_20_link">2.2.10 <text:s/>Configure DNS Resolution</text:a><text:tab/>8</text:p>
          <text:p text:style-name="P258"><text:a xlink:type="simple" xlink:href="#2.2.11. Set up basic hosts file|outline" text:style-name="Internet_20_link" text:visited-style-name="Internet_20_link">2.2.11 <text:s/>Set up basic hosts file</text:a><text:tab/>8</text:p>
          <text:p text:style-name="P258"><text:a xlink:type="simple" xlink:href="#2.2.12. Restart Management Node (optional)|outline" text:style-name="Internet_20_link" text:visited-style-name="Internet_20_link">2.2.12 <text:s/>Restart Management Node (optional)</text:a><text:tab/>8</text:p>
          <text:p text:style-name="P258"><text:a xlink:type="simple" xlink:href="#2.2.13. Configure Ethernet Switches (optional)|outline" text:style-name="Internet_20_link" text:visited-style-name="Internet_20_link">2.2.13 <text:s/>Configure Ethernet Switches (optional)</text:a><text:tab/>8</text:p>
          <text:p text:style-name="P258"><text:a xlink:type="simple" xlink:href="#2.2.14. [RH] Remove the package tftp-server|outline" text:style-name="Internet_20_link" text:visited-style-name="Internet_20_link">2.2.14 <text:s/>[RH] Remove the package tftp-server</text:a><text:tab/>9</text:p>
          <text:p text:style-name="P258"><text:a xlink:type="simple" xlink:href="#2.2.15. [RH] Remove the package OpenIPMI-tools|outline" text:style-name="Internet_20_link" text:visited-style-name="Internet_20_link">2.2.15 <text:s/>[RH] Remove the package OpenIPMI-tools</text:a><text:tab/>9</text:p>
          <text:p text:style-name="P258"><text:a xlink:type="simple" xlink:href="#2.2.16. Download and Install xCAT 2 From an MN That Has Internet Access|outline" text:style-name="Internet_20_link" text:visited-style-name="Internet_20_link">2.2.16 <text:s/>Download and Install xCAT 2 From an MN That Has Internet Access</text:a><text:tab/>9</text:p>
          <text:p text:style-name="P255"><text:a xlink:type="simple" xlink:href="#2.2.16.1.[RH] Setup Yum|outline" text:style-name="Internet_20_link" text:visited-style-name="Internet_20_link">2.2.16.1 [RH] Setup Yum</text:a><text:tab/>9</text:p>
          <text:p text:style-name="P255"><text:a xlink:type="simple" xlink:href="#2.2.16.2.[SLES] Setup Zypper|outline" text:style-name="Internet_20_link" text:visited-style-name="Internet_20_link">2.2.16.2 [SLES] Setup Zypper</text:a><text:tab/>9</text:p>
          <text:p text:style-name="P258"><text:a xlink:type="simple" xlink:href="#2.2.17. Download and Install xCAT 2 For an MN That Does Not Have Internet Access|outline" text:style-name="Internet_20_link" text:visited-style-name="Internet_20_link">2.2.17 <text:s/>Download and Install xCAT 2 For an MN That Does Not Have Internet Access</text:a><text:tab/>10</text:p>
          <text:p text:style-name="P255"><text:a xlink:type="simple" xlink:href="#2.2.17.1.Download the tarballs|outline" text:style-name="Internet_20_link" text:visited-style-name="Internet_20_link">2.2.17.1 Download the tarballs</text:a><text:tab/>10</text:p>
          <text:p text:style-name="P255"><text:a xlink:type="simple" xlink:href="#2.2.17.2.[RH] Setup YUM repositories for xCAT and Dependencies|outline" text:style-name="Internet_20_link" text:visited-style-name="Internet_20_link">2.2.17.2 [RH] Setup YUM repositories for xCAT and Dependencies</text:a><text:tab/>10</text:p>
          <text:p text:style-name="P255"><text:a xlink:type="simple" xlink:href="#2.2.17.3.[SLES] Setup Zypper repositories for xCAT and Dependencies|outline" text:style-name="Internet_20_link" text:visited-style-name="Internet_20_link">2.2.17.3 [SLES] Setup Zypper repositories for xCAT and Dependencies</text:a><text:tab/>10</text:p>
          <text:p text:style-name="P258"><text:a xlink:type="simple" xlink:href="#2.2.18. Get the Requisite Packages From the Distro|outline" text:style-name="Internet_20_link" text:visited-style-name="Internet_20_link">2.2.18 <text:s/>Get the Requisite Packages From the Distro</text:a><text:tab/>10</text:p>
          <text:p text:style-name="P255"><text:a xlink:type="simple" xlink:href="#2.2.18.1. [FEDORA 8/9] Setup the respository|outline" text:style-name="Internet_20_link" text:visited-style-name="Internet_20_link">2.2.18.1 <text:s/>[FEDORA 8/9] Setup the respository</text:a><text:tab/>10</text:p>
          <text:p text:style-name="P255"><text:a xlink:type="simple" xlink:href="#2.2.18.2.[RHEL] Setup repository|outline" text:style-name="Internet_20_link" text:visited-style-name="Internet_20_link">2.2.18.2 [RHEL] Setup repository</text:a><text:tab/>12</text:p>
          <text:p text:style-name="P255"><text:a xlink:type="simple" xlink:href="#2.2.18.3.[SLES] Setup repository |outline" text:style-name="Internet_20_link" text:visited-style-name="Internet_20_link">2.2.18.3 [SLES] Setup repository </text:a><text:tab/>13</text:p>
          <text:p text:style-name="P258"><text:a xlink:type="simple" xlink:href="#2.2.19.  Install  xCAT and Dependencies on the Management Node |outline" text:style-name="Internet_20_link" text:visited-style-name="Internet_20_link">2.2.19 <text:s text:c="2"/>Install <text:s/>xCAT and Dependencies on the Management Node </text:a><text:tab/>13</text:p>
          <text:p text:style-name="P258"><text:a xlink:type="simple" xlink:href="#2.2.20. Install Yaboot on the Management Node for pLinux|outline" text:style-name="Internet_20_link" text:visited-style-name="Internet_20_link">2.2.20 <text:s/>Install Yaboot on the Management Node for pLinux</text:a><text:tab/>13</text:p>
          <text:p text:style-name="P258"><text:a xlink:type="simple" xlink:href="#2.2.21.  Test xCAT Installation|outline" text:style-name="Internet_20_link" text:visited-style-name="Internet_20_link">2.2.21 <text:s text:c="2"/>Test xCAT Installation</text:a><text:tab/>14</text:p>
          <text:p text:style-name="P258"><text:a xlink:type="simple" xlink:href="#2.2.22. Update xCAT Software after Installation|outline" text:style-name="Internet_20_link" text:visited-style-name="Internet_20_link">2.2.22 <text:s/>Update xCAT Software after Installation</text:a><text:tab/>14</text:p>
          <text:p text:style-name="P256"><text:soft-page-break/><text:a xlink:type="simple" xlink:href="#3.Deploying and Maintaining Cluster Nodes |outline" text:style-name="Internet_20_link" text:visited-style-name="Internet_20_link">3.0 Deploying and Maintaining Cluster Nodes </text:a><text:tab/>14</text:p>
          <text:p text:style-name="P257"><text:a xlink:type="simple" xlink:href="#3.1.Linux Nodes|outline" text:style-name="Internet_20_link" text:visited-style-name="Internet_20_link">3.1 Linux Nodes</text:a><text:tab/>15</text:p>
          <text:p text:style-name="P258"><text:a xlink:type="simple" xlink:href="#3.1.1.XCAT2 Linux Advanced Cookbook|outline" text:style-name="Internet_20_link" text:visited-style-name="Internet_20_link">3.1.1 XCAT2 Linux Advanced Cookbook</text:a><text:tab/>15</text:p>
          <text:p text:style-name="P258"><text:a xlink:type="simple" xlink:href="#3.1.2.pLinux Cookbook|outline" text:style-name="Internet_20_link" text:visited-style-name="Internet_20_link">3.1.2 pLinux Cookbook</text:a><text:tab/>15</text:p>
          <text:p text:style-name="P258"><text:a xlink:type="simple" xlink:href="#3.1.3.Linux BladeCenter How-To|outline" text:style-name="Internet_20_link" text:visited-style-name="Internet_20_link">3.1.3 Linux BladeCenter How-To</text:a><text:tab/>15</text:p>
          <text:p text:style-name="P258"><text:a xlink:type="simple" xlink:href="#3.1.4.IdataPlex How-To|outline" text:style-name="Internet_20_link" text:visited-style-name="Internet_20_link">3.1.4 IdataPlex How-To</text:a><text:tab/>15</text:p>
          <text:p text:style-name="P258"><text:a xlink:type="simple" xlink:href="#3.1.5.SLES 10.1 notes|outline" text:style-name="Internet_20_link" text:visited-style-name="Internet_20_link">3.1.5 SLES 10.1 notes</text:a><text:tab/>15</text:p>
          <text:p text:style-name="P257"><text:a xlink:type="simple" xlink:href="#3.2.AIX Nodes|outline" text:style-name="Internet_20_link" text:visited-style-name="Internet_20_link">3.2 AIX Nodes</text:a><text:tab/>15</text:p>
          <text:p text:style-name="P258"><text:a xlink:type="simple" xlink:href="#3.2.1.Installing AIX standalone nodes (using standard NIM rte method)|outline" text:style-name="Internet_20_link" text:visited-style-name="Internet_20_link">3.2.1 Installing AIX standalone nodes (using standard NIM rte method)</text:a><text:tab/>15</text:p>
          <text:p text:style-name="P258"><text:a xlink:type="simple" xlink:href="#3.2.2.Booting AIX diskless nodes|outline" text:style-name="Internet_20_link" text:visited-style-name="Internet_20_link">3.2.2 Booting AIX diskless nodes</text:a><text:tab/>15</text:p>
          <text:p text:style-name="P258"><text:a xlink:type="simple" xlink:href="#3.2.3.Cloning AIX nodes (using an AIX mksysb image)|outline" text:style-name="Internet_20_link" text:visited-style-name="Internet_20_link">3.2.3 Cloning AIX nodes (using an AIX mksysb image)</text:a><text:tab/>15</text:p>
          <text:p text:style-name="P258"><text:a xlink:type="simple" xlink:href="#3.2.4.AIX on JS blade installation|outline" text:style-name="Internet_20_link" text:visited-style-name="Internet_20_link">3.2.4 AIX on JS blade installation</text:a><text:tab/>15</text:p>
          <text:p text:style-name="P257"><text:a xlink:type="simple" xlink:href="#3.3.Updating the xCAT Cluster|outline" text:style-name="Internet_20_link" text:visited-style-name="Internet_20_link">3.3 Updating the xCAT Cluster</text:a><text:tab/>16</text:p>
          <text:p text:style-name="P258"><text:a xlink:type="simple" xlink:href="#3.3.1.Updating AIX cluster nodes|outline" text:style-name="Internet_20_link" text:visited-style-name="Internet_20_link">3.3.1 Updating AIX cluster nodes</text:a><text:tab/>16</text:p>
          <text:p text:style-name="P256"><text:a xlink:type="simple" xlink:href="#4.Node Discovery|outline" text:style-name="Internet_20_link" text:visited-style-name="Internet_20_link">4.0 Node Discovery</text:a><text:tab/>16</text:p>
          <text:p text:style-name="P256"><text:a xlink:type="simple" xlink:href="#5.Using Hierarchy |outline" text:style-name="Internet_20_link" text:visited-style-name="Internet_20_link">5.0 Using Hierarchy </text:a><text:tab/>16</text:p>
          <text:p text:style-name="P257"><text:a xlink:type="simple" xlink:href="#5.1.Setting up a hierarchical cluster |outline" text:style-name="Internet_20_link" text:visited-style-name="Internet_20_link">5.1 Setting up a hierarchical cluster </text:a><text:tab/>16</text:p>
          <text:p text:style-name="P257"><text:a xlink:type="simple" xlink:href="#5.2.Setting up alternate databases|outline" text:style-name="Internet_20_link" text:visited-style-name="Internet_20_link">5.2 Setting up alternate databases</text:a><text:tab/>17</text:p>
          <text:p text:style-name="P258"><text:a xlink:type="simple" xlink:href="#5.2.1.SQLite|outline" text:style-name="Internet_20_link" text:visited-style-name="Internet_20_link">5.2.1 SQLite</text:a><text:tab/>17</text:p>
          <text:p text:style-name="P258"><text:a xlink:type="simple" xlink:href="#5.2.2.PostgreSQL|outline" text:style-name="Internet_20_link" text:visited-style-name="Internet_20_link">5.2.2 PostgreSQL</text:a><text:tab/>17</text:p>
          <text:p text:style-name="P258"><text:a xlink:type="simple" xlink:href="#5.2.3.MySQL|outline" text:style-name="Internet_20_link" text:visited-style-name="Internet_20_link">5.2.3 MySQL</text:a><text:tab/>17</text:p>
          <text:p text:style-name="P258"><text:a xlink:type="simple" xlink:href="#5.2.4.DB2 (TBD)|outline" text:style-name="Internet_20_link" text:visited-style-name="Internet_20_link">5.2.4 DB2 (TBD)</text:a><text:tab/>17</text:p>
          <text:p text:style-name="P256"><text:a xlink:type="simple" xlink:href="#6.Synchronizing files from the Management Node to the nodes.|outline" text:style-name="Internet_20_link" text:visited-style-name="Internet_20_link">6.0 Synchronizing files from the Management Node to the nodes.</text:a><text:tab/>17</text:p>
          <text:p text:style-name="P256"><text:a xlink:type="simple" xlink:href="#7.Monitoring |outline" text:style-name="Internet_20_link" text:visited-style-name="Internet_20_link">7.0 Monitoring </text:a><text:tab/>17</text:p>
          <text:p text:style-name="P256"><text:a xlink:type="simple" xlink:href="#8.xCAT imaging |outline" text:style-name="Internet_20_link" text:visited-style-name="Internet_20_link">8.0 xCAT imaging </text:a><text:tab/>17</text:p>
          <text:p text:style-name="P256"><text:a xlink:type="simple" xlink:href="#9.xCAT IB Support|outline" text:style-name="Internet_20_link" text:visited-style-name="Internet_20_link">9.0 xCAT IB Support</text:a><text:tab/>18</text:p>
          <text:p text:style-name="P256"><text:a xlink:type="simple" xlink:href="#10.SystemP hardware discovery and HMC connection|outline" text:style-name="Internet_20_link" text:visited-style-name="Internet_20_link">10.0 SystemP hardware discovery and HMC connection</text:a><text:tab/>18</text:p>
          <text:p text:style-name="P256"><text:a xlink:type="simple" xlink:href="#11.Customize your installation methods|outline" text:style-name="Internet_20_link" text:visited-style-name="Internet_20_link">11.0 Customize your installation methods</text:a><text:tab/>18</text:p>
          <text:p text:style-name="P256"><text:a xlink:type="simple" xlink:href="#12.Uninstalling xCAT on Linux|outline" text:style-name="Internet_20_link" text:visited-style-name="Internet_20_link">12.0 Uninstalling xCAT on Linux</text:a><text:tab/>18</text:p>
          <text:p text:style-name="P256"><text:a xlink:type="simple" xlink:href="#13.Migrating from xCAT 1.3 to 2.x|outline" text:style-name="Internet_20_link" text:visited-style-name="Internet_20_link">13.0 Migrating from xCAT 1.3 to 2.x</text:a><text:tab/>18</text:p>
          <text:p text:style-name="P256"><text:a xlink:type="simple" xlink:href="#14.xCAT for CSM Admin|outline" text:style-name="Internet_20_link" text:visited-style-name="Internet_20_link">14.0 xCAT for CSM Admin</text:a><text:tab/>18</text:p>
          <text:p text:style-name="P256"><text:a xlink:type="simple" xlink:href="#15.xCAT How-To(s)|outline" text:style-name="Internet_20_link" text:visited-style-name="Internet_20_link">15.0 xCAT How-To(s)</text:a><text:tab/>18</text:p>
          <text:p text:style-name="P257"><text:a xlink:type="simple" xlink:href="#15.1. xCAT on Windows|outline" text:style-name="Internet_20_link" text:visited-style-name="Internet_20_link">15.1 <text:s/>xCAT on Windows</text:a><text:tab/>18</text:p>
          <text:p text:style-name="P257"><text:a xlink:type="simple" xlink:href="#15.2. xCAT and Xen|outline" text:style-name="Internet_20_link" text:visited-style-name="Internet_20_link">15.2 <text:s/>xCAT and Xen</text:a><text:tab/>18</text:p>
          <text:p text:style-name="P257"><text:a xlink:type="simple" xlink:href="#15.3. xCAT Developer's Guide|outline" text:style-name="Internet_20_link" text:visited-style-name="Internet_20_link">15.3 <text:s/>xCAT Developer's Guide</text:a><text:tab/>19</text:p>
          <text:p text:style-name="P257"><text:a xlink:type="simple" xlink:href="#15.5. Stateless GPFS|outline" text:style-name="Internet_20_link" text:visited-style-name="Internet_20_link">15.5 <text:s/>Stateless GPFS</text:a><text:tab/>19</text:p>
          <text:p text:style-name="P257"><text:a xlink:type="simple" xlink:href="#15.6. Maui|outline" text:style-name="Internet_20_link" text:visited-style-name="Internet_20_link">15.6 <text:s/>Maui</text:a><text:tab/>19</text:p>
          <text:p text:style-name="P257"><text:a xlink:type="simple" xlink:href="#15.7. Moab|outline" text:style-name="Internet_20_link" text:visited-style-name="Internet_20_link">15.7 <text:s/>Moab</text:a><text:tab/>19</text:p>
          <text:p text:style-name="P257"><text:a xlink:type="simple" xlink:href="#15.8.Torque |outline" text:style-name="Internet_20_link" text:visited-style-name="Internet_20_link">15.8 Torque </text:a><text:tab/>19</text:p>
          <text:p text:style-name="P257"><text:a xlink:type="simple" xlink:href="#15.9.Ganglia|outline" text:style-name="Internet_20_link" text:visited-style-name="Internet_20_link">15.9 Ganglia</text:a><text:tab/>19</text:p>
          <text:p text:style-name="P257"><text:a xlink:type="simple" xlink:href="#15.10. LDAP|outline" text:style-name="Internet_20_link" text:visited-style-name="Internet_20_link">15.10 <text:s/>LDAP</text:a><text:tab/>19</text:p>
          <text:p text:style-name="P257"><text:a xlink:type="simple" xlink:href="#15.11. XCAT Developer Guide (TBD)|outline" text:style-name="Internet_20_link" text:visited-style-name="Internet_20_link">15.11 <text:s/>XCAT Developer Guide (TBD)</text:a><text:tab/>19</text:p>
          <text:p text:style-name="P256"><text:a xlink:type="simple" xlink:href="#16. Known Bugs|outline" text:style-name="Internet_20_link" text:visited-style-name="Internet_20_link">16.0 <text:s/>Known Bugs</text:a><text:tab/>19</text:p>
          <text:p text:style-name="P256"><text:a xlink:type="simple" xlink:href="#17. Feature requests|outline" text:style-name="Internet_20_link" text:visited-style-name="Internet_20_link">17.0 <text:s/>Feature requests</text:a><text:tab/>19</text:p>
          <text:p text:style-name="P256"><text:a xlink:type="simple" xlink:href="#18. References|outline" text:style-name="Internet_20_link" text:visited-style-name="Internet_20_link">18.0 <text:s/>References</text:a><text:tab/>19</text:p>
          <text:p text:style-name="P256"><text:a xlink:type="simple" xlink:href="#19.Appendix A:  xCAT Commands and Database Tables|outline" text:style-name="Internet_20_link" text:visited-style-name="Internet_20_link">19.0 Appendix A: <text:s/>xCAT Commands and Database Tables</text:a><text:tab/>20</text:p>
          <text:p text:style-name="P258"><text:a xlink:type="simple" xlink:href="#19.1.1.Database support|outline" text:style-name="Internet_20_link" text:visited-style-name="Internet_20_link">19.1.1 Database support</text:a><text:tab/>20</text:p>
          <text:p text:style-name="P258"><text:soft-page-break/><text:a xlink:type="simple" xlink:href="#19.1.2.Hardware Control |outline" text:style-name="Internet_20_link" text:visited-style-name="Internet_20_link">19.1.2 Hardware Control </text:a><text:tab/>20</text:p>
          <text:p text:style-name="P258"><text:a xlink:type="simple" xlink:href="#19.1.3.Monitoring |outline" text:style-name="Internet_20_link" text:visited-style-name="Internet_20_link">19.1.3 Monitoring </text:a><text:tab/>21</text:p>
          <text:p text:style-name="P258"><text:a xlink:type="simple" xlink:href="#19.1.4.Inventory|outline" text:style-name="Internet_20_link" text:visited-style-name="Internet_20_link">19.1.4 Inventory</text:a><text:tab/>21</text:p>
          <text:p text:style-name="P258"><text:a xlink:type="simple" xlink:href="#19.1.5.Parallel Commands|outline" text:style-name="Internet_20_link" text:visited-style-name="Internet_20_link">19.1.5 Parallel Commands</text:a><text:tab/>21</text:p>
          <text:p text:style-name="P258"><text:a xlink:type="simple" xlink:href="#19.1.6.Deployment|outline" text:style-name="Internet_20_link" text:visited-style-name="Internet_20_link">19.1.6 Deployment</text:a><text:tab/>22</text:p>
          <text:p text:style-name="P258"><text:a xlink:type="simple" xlink:href="#19.1.7.csm to xCAT migration tools|outline" text:style-name="Internet_20_link" text:visited-style-name="Internet_20_link">19.1.7 csm to xCAT migration tools</text:a><text:tab/>22</text:p>
          <text:p text:style-name="P258"><text:a xlink:type="simple" xlink:href="#19.1.8. Others|outline" text:style-name="Internet_20_link" text:visited-style-name="Internet_20_link">19.1.8 <text:s/>Others</text:a><text:tab/>22</text:p>
          <text:p text:style-name="P256"><text:a xlink:type="simple" xlink:href="#20.Appendix B:  xCAT node group support ( static and dynamic)|outline" text:style-name="Internet_20_link" text:visited-style-name="Internet_20_link">20.0 Appendix B: <text:s/>xCAT node group support ( static and dynamic)</text:a><text:tab/>23</text:p>
          <text:p text:style-name="P258"><text:a xlink:type="simple" xlink:href="#20.1.1.Creating a static node group|outline" text:style-name="Internet_20_link" text:visited-style-name="Internet_20_link">20.1.1 Creating a static node group</text:a><text:tab/>24</text:p>
          <text:p text:style-name="P258"><text:a xlink:type="simple" xlink:href="#20.1.2.Creating a dynamic node group|outline" text:style-name="Internet_20_link" text:visited-style-name="Internet_20_link">20.1.2 Creating a dynamic node group</text:a><text:tab/>24</text:p>
          <text:p text:style-name="P256"><text:a xlink:type="simple" xlink:href="#21.Appendix C:  xCAT Database Tables and Object Defs|outline" text:style-name="Internet_20_link" text:visited-style-name="Internet_20_link">21.0 Appendix C: <text:s/>xCAT Database Tables and Object Defs</text:a><text:tab/>25</text:p>
          <text:p text:style-name="P257"><text:a xlink:type="simple" xlink:href="#21.1.Object definitions|outline" text:style-name="Internet_20_link" text:visited-style-name="Internet_20_link">21.1 Object definitions</text:a><text:tab/>26</text:p>
        </text:index-body>
      </text:table-of-content>
      <text:p text:style-name="P209"/>
      <text:h text:style-name="P346"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28"><text:s text:c="12"/></text:span></text:p>
      <text:h text:style-name="P362" text:outline-level="2">xCAT <text:s/>Architecture</text:h>
      <text:p text:style-name="P189"/>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4">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64"> for more details. </text:span></text:p>
      <text:p text:style-name="P26"><text:span text:style-name="T22">xCAT 2 was designed to scale for extremely large clusters. <text:s text:c="2"/>See xCAT on the </text:span><text:a xlink:type="simple" xlink:href="http://www.nytimes.com/2008/06/09/technology/09petaflops.html?_r=1">world's fastest know supercomputer</text:a><text:span text:style-name="T22">. <text:s/>With the Hierarchical support, a single management node may have any number of stateless or statefull service nodes to increase the provisioning throughput and management of the </text:span><text:span text:style-name="T22">largest clusters. All cluster services such as LDAP, DNS, DHCP, NTP, Syslog, etc... can be </text:span><text:soft-page-break/><text:span text:style-name="T22">automatically configured throughout the cluster. <text:s text:c="2"/>Outbound cluster management commands such as rpower, xdsh, xdcp, etc...utilize this hierarchy for scalable systems management. </text:span></text:p>
      <text:p text:style-name="P153"/>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xml:id="list2138384622" text:style-name="L22">
        <text:list-item>
          <text:p text:style-name="P280">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280">If a node experiences a hardware problem, the hardware can be pulled from the rack and replaced with new hardware and the node booted again and it will come up with the same state as before.</text:p>
        </text:list-item>
        <text:list-item>
          <text:p text:style-name="P280">In a provisioning environment, new nodes can be provisioned or moved without the worry of them losing state.</text:p>
        </text:list-item>
      </text:list>
      <text:p text:style-name="Standard"/>
      <text:p text:style-name="Standard"><text:change-start text:change-id="ct155033544"/>For Li<text:change-end text:change-id="ct155033544"/><text:change-start text:change-id="ct155035368"/>nux clusters, <text:change-end text:change-id="ct155035368"/>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xml:id="list255571730" text:style-name="L23">
        <text:list-item>
          <text:p text:style-name="P281">RAM-root<text:span text:style-name="T13"> – The entire OS image is contained in a RAM file system that is sent to the node when it boots. <text:s/>Typical size for a minimal compute node for Linux is 75-160 MB of memory.</text:span></text:p>
        </text:list-item>
        <text:list-item>
          <text:p text:style-name="P281">Compressed RAM-root<text:span text:style-name="T13">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281">NFS Hybrid<text:span text:style-name="T13">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154"/>
      <text:h text:style-name="P362" text:outline-level="2">xCAT <text:s/>Features</text:h>
      <text:p text:style-name="Standard">Features <text:s/>provided by xCAT for AIX or Linux clusters include the following:</text:p>
      <text:list xml:id="list1441122855" text:style-name="WW8Num10">
        <text:list-item text:start-value="1">
          <text:p text:style-name="P405">Deploying diskless and diskfull nodes.<text:change-start text:change-id="ct155046160"/></text:p>
        </text:list-item>
        <text:list-item>
          <text:p text:style-name="P405">Node group<text:change-end text:change-id="ct155046160"/><text:change-start text:change-id="ct155046344"/> support.<text:change-end text:change-id="ct155046344"/></text:p>
        </text:list-item>
        <text:list-item>
          <text:p text:style-name="P405">Node discovery<text:change-start text:change-id="ct155050032"/>. <text:change-end text:change-id="ct155050032"/></text:p>
        </text:list-item>
        <text:list-item>
          <text:p text:style-name="P405">Operating system image management.</text:p>
        </text:list-item>
        <text:list-item>
          <text:p text:style-name="P405">Support for user-provided customization scripts.<text:change-start text:change-id="ct155051960"/> <text:span text:style-name="_20_Char">xCAT supports the automatic running of user-provided customization scripts on the nodes when they are deployed (installed or booted).</text:span><text:change-end text:change-id="ct155051960"/></text:p>
        </text:list-item>
        <text:list-item>
          <text:p text:style-name="P405">xCAT data store in plug-in relational <text:s/>database (SQLite, MySQL,Postgresl, TBD)</text:p>
        </text:list-item>
        <text:list-item>
          <text:p text:style-name="P311">Hardware control commands for discovering hardware, gathering MAC addresses, VPD, and environments, power control, initiating a network boot, and LPAR creation/deletion. <text:s/></text:p>
        </text:list-item>
        <text:list-item>
          <text:p text:style-name="P311"><text:soft-page-break/>Hierarchical support to allow large system to distribute the management of the cluster to service nodes. </text:p>
        </text:list-item>
        <text:list-item>
          <text:p text:style-name="P405">Remote console support.</text:p>
        </text:list-item>
        <text:list-item>
          <text:p text:style-name="P317">Parallel remote shell and remote copy c<text:change text:change-id="ct155054408"/><text:change text:change-id="ct155054280"/><text:change-start text:change-id="ct155055304"/>ommands.</text:p>
        </text:list-item>
        <text:list-item>
          <text:p text:style-name="P317">rsync support.<text:change-end text:change-id="ct155055304"/></text:p>
        </text:list-item>
        <text:list-item>
          <text:p text:style-name="P405">Monitoring plug-in infrastructure (RMC, Ganglia)</text:p>
        </text:list-item>
        <text:list-item>
          <text:p text:style-name="P317">Notification infrastructure which lets users monitor xCAT database table changes. </text:p>
        </text:list-item>
        <text:list-item>
          <text:p text:style-name="P405">Predefined conditions, responses and sensors.</text:p>
        </text:list-item>
        <text:list-item>
          <text:p text:style-name="P405">Software and firmware inventory <text:change-start text:change-id="ct155057608"/></text:p>
        </text:list-item>
        <text:list-item>
          <text:p text:style-name="P406">InfiniteBand configuration<text:change-end text:change-id="ct155057608"/></text:p>
        </text:list-item>
        <text:list-item>
          <text:p text:style-name="P405">Xen support</text:p>
        </text:list-item>
        <text:list-item>
          <text:p text:style-name="P405">Windows support</text:p>
        </text:list-item>
        <text:list-item>
          <text:p text:style-name="P405">GUI for initial cluster setup</text:p>
        </text:list-item>
        <text:list-item>
          <text:p text:style-name="P405">Allow continuous operation during cluster software updates <text:s/>using plug-in job scheduler ( LoadLeveler, Moab). </text:p>
        </text:list-item>
        <text:list-item>
          <text:p text:style-name="P405">Automatic setup for syslog, remote shell, DNS, DHCP, and ntp for both the xCAT management node and the cluster nodes.</text:p>
        </text:list-item>
        <text:list-item>
          <text:p text:style-name="P317">Documentation and “<text:span text:style-name="T2">man</text:span>” pages.</text:p>
          <text:p text:style-name="P318"/>
        </text:list-item>
      </text:list>
      <text:h text:style-name="P362" text:outline-level="2">xCAT <text:s/>license</text:h>
      <text:p text:style-name="Body_20_Text_20_First_20_Indent">xCAT 2 Open Source License: <text:a xlink:type="simple" xlink:href="http://www.opensource.org/licenses/eclipse-1.0.php">Eclipse Public License</text:a> </text:p>
      <text:h text:style-name="P362" text:outline-level="2">xCAT <text:s/>support</text:h>
      <text:p text:style-name="P189"/>
      <text:p text:style-name="P252"><text:change-start text:change-id="ct155066184"/><text:span text:style-name="T115">Support for xCAT may now be </text:span><text:a xlink:type="simple" xlink:href="http://www-01.ibm.com/software/lotus/passportadvantage/paselectedsupportprograms.html">purchased</text:a><text:span text:style-name="T115">.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15">. <text:s text:c="5"/></text:span><text:change-end text:change-id="ct155066184"/><text:span text:style-name="T28"><text:s text:c="7"/></text:span></text:p>
      <text:p text:style-name="P4"><text:change text:change-id="ct155068384"/><text:change text:change-id="ct155068224"/><text:change text:change-id="ct155068096"/><text:change text:change-id="ct155067936"/><text:change text:change-id="ct155067808"/><text:change text:change-id="ct155067680"/><text:change text:change-id="ct155067584"/><text:change text:change-id="ct155067488"/><text:change text:change-id="ct155057704"/><text:change text:change-id="ct155067128"/><text:change text:change-id="ct155067032"/><text:change text:change-id="ct155066936"/><text:change text:change-id="ct155066840"/><text:change text:change-id="ct155065200"/><text:change text:change-id="ct155065104"/><text:change text:change-id="ct155063992"/><text:change text:change-id="ct155045832"/><text:change text:change-id="ct155065544"/><text:change text:change-id="ct155045504"/><text:change text:change-id="ct155061280"/><text:change text:change-id="ct155063496"/><text:change text:change-id="ct155045064"/><text:change text:change-id="ct155045312"/><text:change text:change-id="ct155061040"/><text:change-start text:change-id="ct155064296"/><text:a xlink:type="simple" xlink:href="http://xcat.sourceforge.net/man1/unregnotif.1.html"><text:span text:style-name="T1"/></text:a></text:p>
      <text:h text:style-name="Heading_20_1" text:outline-level="1"><text:change-end text:change-id="ct155064296"/>Installing a<text:change-start text:change-id="ct155065360"/>n<text:change-end text:change-id="ct155065360"/> xCAT Management Node<text:change text:change-id="ct155064664"/><text:change text:change-id="ct155064520"/><text:change text:change-id="ct155064424"/><text:change text:change-id="ct155045616"/></text:h>
      <text:h text:style-name="Heading_20_2" text:outline-level="2"><text:s/><text:change-start text:change-id="ct154643440"/><text:span text:style-name="T35">Install an AIX Management No</text:span><text:change-end text:change-id="ct154643440"/><text:change text:change-id="ct154646560"/><text:change-start text:change-id="ct155068864"/><text:span text:style-name="T35">de </text:span><text:change-end text:change-id="ct155068864"/><text:change-start text:change-id="ct155061664"/></text:h>
      <text:p text:style-name="P214"><text:change-end text:change-id="ct155061664"/><text:change-start text:change-id="ct155057240"/></text:p>
      <text:p text:style-name="P214"/>
      <text:p text:style-name="Text_20_body">Refer to the following document titled “Creating an xCAT Management Node” for details on how to install an xCAT on AIX management node.<text:change-end text:change-id="ct155057240"/></text:p>
      <text:p text:style-name="Text_20_body"><text:a xlink:type="simple" xlink:href="http://xcat.svn.sourceforge.net/viewvc/xcat/xcat-core/trunk/xCAT-client/share/doc/xCAT2onAIX.pdf">http://xcat.svn.sourceforge.net/viewvc/xcat/xcat-core/trunk/xCAT-client/share/doc/xCAT2onAIX.pdf</text:a><text:change-start text:change-id="ct151121920"/></text:p>
      <text:p text:style-name="P215"/>
      <text:h text:style-name="P77" text:outline-level="2"><text:change-end text:change-id="ct151121920"/>Install a Linux Management Node <text:change text:change-id="ct155064760"/><text:change-start text:change-id="ct151122152"/></text:h>
      <text:p text:style-name="Body_20_Text_20_First_20_Indent">To install the xCAT Management Node (MN), <text:s/>the following steps are taken:</text:p>
      <text:list xml:id="list1251370125" text:continue-list="list1083154878" text:style-name="L17">
        <text:list-item text:start-value="1">
          <text:p text:style-name="P75"><text:soft-page-break/>Install the MN with t<text:span text:style-name="T13">he OS. <text:s/>Install all rpms from the OS. <text:s/>You will </text:span>probably be missing dependencies for xCAT later, if you do not. </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item>
          <text:p text:style-name="P75">Configure Ethernet switches</text:p>
        </text:list-item>
      </text:list>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216">[SLES11] – applicable for distro SLES11<text:change-end text:change-id="ct151122152"/></text:p>
      <text:h text:style-name="P336" text:outline-level="3">Install the OS of Management Node</text:h>
      <text:p text:style-name="P78"><text:change text:change-id="ct155072064"/><text:change-start text:change-id="ct155074400"/>xCAT 2 management nodes are supported on the following Linux distributions:<text:change-end text:change-id="ct155074400"/></text:p>
      <text:p text:style-name="P78"><text:span text:style-name="T3">[RHEL]:</text:span> rhels5.2, rhels5.3</text:p>
      <text:p text:style-name="P78"><text:span text:style-name="T3">[FEDORA]: </text:span>fedora8, fedora9</text:p>
      <text:p text:style-name="P78"><text:span text:style-name="T3">[SLES]: </text:span>sles10, sles11</text:p>
      <text:p text:style-name="P251"/>
      <text:h text:style-name="P337" text:outline-level="3">Setup Your Networks</text:h>
      <text:p text:style-name="Standard">xCAT install process will scan and populate certain settings from the running configuration. Having <text:span text:style-name="T24"><text:s/></text:span>the networks configured ahead of time will aid in correct configuration. <text:span text:style-name="T24">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42"/>
      <text:h text:style-name="P325" text:outline-level="3">Install the prerequisite <text:span text:style-name="T24">packages for </text:span>Management Node</text:h>
      <text:p text:style-name="Standard"><text:span text:style-name="T24">As mentioned earlier, i</text:span>t is recommended to <text:span text:style-name="T24">install all the RPMs on the management node from the OS repository, in case not all the RPMs are installed, we need to make sure </text:span>that dhcp, bind (not bind-chroot), expect, httpd, nfs-utils, vsftpd, and perl-XML-Parser <text:span text:style-name="T24">were</text:span> installed <text:span text:style-name="T24">before installing the xCAT</text:span>. P<text:span text:style-name="T24">lease be aware that the packages names may vary slightly between different operating </text:span><text:span text:style-name="T24">systems, setting up the operating system repository for YUM/zypper is a good practice, when the operating system repository for YUM/zypper is setup correctly, these xCAT prerequisite packages will be installed automatically when installing the xCAT.</text:span></text:p>
      <text:p text:style-name="P78"/>
      <text:p text:style-name="Standard"/>
      <text:h text:style-name="Heading_20_3" text:outline-level="3"><text:soft-page-break/><text:span text:style-name="T24">[RH] Disable the</text:span> SELinux</text:h>
      <text:p text:style-name="P78"><text:change-start text:change-id="ct155077616"/>The <text:change-end text:change-id="ct155077616"/><text:change-start text:change-id="ct155080648"/>RedHat SELinux (Secure Enterprise Linux) must be disabled on the xCAT 2 management node, various xCAT 2 functions will be affected if the SELinux feature is enabled.</text:p>
      <text:p text:style-name="P78">One method for disabling the SELinux is the following:</text:p>
      <text:list xml:id="list474030201" text:style-name="L24">
        <text:list-item>
          <text:p text:style-name="P282"><text:change-end text:change-id="ct155080648"/><text:change-start text:change-id="ct155081520"/>In the /etc/selinux/config file, set SELINUX=<text:span text:style-name="T24">disabled.</text:span></text:p>
        </text:list-item>
        <text:list-item>
          <text:p text:style-name="P283">Reboot the node.</text:p>
        </text:list-item>
      </text:list>
      <text:p text:style-name="P78"><text:change-end text:change-id="ct155081520"/><text:change text:change-id="ct155075464"/></text:p>
      <text:h text:style-name="Heading_20_3" text:outline-level="3"><text:span text:style-name="T24">[RH] </text:span>Disable the Firewall</text:h>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30">service iptables stop</text:p>
      <text:p text:style-name="P230">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55068680"/><text:span text:style-name="T24">The cluster-facing NICs should be configured before installing xCAT 2 management node</text:span><text:change-end text:change-id="ct155068680"/><text:change text:change-id="ct155083112"/>.<text:change-start text:change-id="ct155086880"/> <text:span text:style-name="T24">There are a number of methods to configure the </text:span><text:change-end text:change-id="ct155086880"/><text:change text:change-id="ct155067224"/><text:change text:change-id="ct155079672"/><text:change-start text:change-id="ct155087792"/><text:span text:style-name="T24">NICs s</text:span><text:change-end text:change-id="ct155087792"/><text:change-start text:change-id="ct155088816"/><text:span text:style-name="T24">uch as updating Linux ifcfg-* files, using Linux ifconfig command or Linux Graphic User Interface</text:span><text:change-end text:change-id="ct155088816"/><text:change-start text:change-id="ct155088720"/><text:span text:style-name="T24">.</text:span><text:change-end text:change-id="ct155088720"/><text:change-start text:change-id="ct155089904"/><text:span text:style-name="T24"> </text:span><text:change-end text:change-id="ct155089904"/><text:change-start text:change-id="ct155089312"/><text:span text:style-name="T24">Here is an example of using ifcfg-* files to configure the NICs:</text:span><text:change-end text:change-id="ct155089312"/><text:change-start text:change-id="ct155089408"/><text:span text:style-name="T24"> </text:span><text:change-end text:change-id="ct155089408"/></text:p>
      <text:p text:style-name="P78"><text:change-start text:change-id="ct155087888"/></text:p>
      <text:p text:style-name="P78"><text:change-end text:change-id="ct155087888"/>The location of the ifcfg-* file<text:change-start text:change-id="ct155075336"/>s<text:change-end text:change-id="ct155075336"/>:</text:p>
      <text:p text:style-name="Standard"><text:span text:style-name="T3">[RH]:</text:span> <text:span text:style-name="T106">/etc/sysconfig/network-scripts/ifcfg-*</text:span></text:p>
      <text:p text:style-name="Standard"><text:span text:style-name="T3">[SLES]: </text:span>/<text:span text:style-name="T106">etc/sysconfig/network/ifcfg-*</text:span></text:p>
      <text:p text:style-name="P78"/>
      <text:p text:style-name="Standard">An example <text:span text:style-name="T24">of the content of </text:span>ifcfg-* <text:span text:style-name="T24">file</text:span>:</text:p>
      <text:p text:style-name="P230">DEVICE=eth1</text:p>
      <text:p text:style-name="P230">ONBOOT=yes</text:p>
      <text:p text:style-name="P230">BOOTPROTO=static</text:p>
      <text:p text:style-name="P230">IPADDR=11.16.0.1</text:p>
      <text:p text:style-name="P230">NETMASK=255.255.0.0</text:p>
      <text:p text:style-name="Code"/>
      <text:h text:style-name="Heading_20_3" text:outline-level="3">Prevent DHCP client from overwriting DNS configuration</text:h>
      <text:p text:style-name="Standard"><text:span text:style-name="T24">If the management node will </text:span><text:change-start text:change-id="ct155088104"/><text:span text:style-name="T24">be </text:span><text:change-end text:change-id="ct155088104"/><text:span text:style-name="T2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24">cluster-facing network interfaces</text:span> .</text:p>
      <text:p text:style-name="P78"><text:span text:style-name="T3">[RH]:</text:span> <text:span text:style-name="T105">/etc/sysconfig/network-scripts/ifcfg-*</text:span></text:p>
      <text:p text:style-name="Standard"><text:span text:style-name="T3">[SLES]:</text:span><text:span text:style-name="T107"> </text:span><text:span text:style-name="T106">/etc/sysconfig/network/ifcfg-*</text:span></text:p>
      <text:p text:style-name="Standard"><text:change text:change-id="ct154656896"/></text:p>
      <text:h text:style-name="Heading_20_3" text:outline-level="3"><text:soft-page-break/>Configure Hostname<text:change-start text:change-id="ct155089504"/></text:h>
      <text:p text:style-name="P78">The xCAT 2 management node hostsname must be configured before setting up the xCAT 2 mangement node. <text:change-end text:change-id="ct155089504"/><text:change-start text:change-id="ct155089648"/>If the management node hostname is already configured, this step can be skipped.<text:change-end text:change-id="ct155089648"/><text:change-start text:change-id="ct154658160"/> The Linux command “hostname” or the Linux GUI can be used to configure the hostname. <text:s/>Edit<text:change-end text:change-id="ct154658160"/><text:change-start text:change-id="ct155088264"/>ing the hostname configuration file /etc/sysconfig/network on RedHat systems or /etc/HOST<text:change-end text:change-id="ct155088264"/><text:change-start text:change-id="ct154658448"/>NAME on SuSE systems is another method.<text:change-end text:change-id="ct154658448"/></text:p>
      <text:p text:style-name="Standard"><text:span text:style-name="T81">[RH]:</text:span><text:span text:style-name="T24"> Edit the </text:span>/etc/sysconfig/network <text:span text:style-name="T24">and add</text:span> <text:span text:style-name="T24">entry</text:span> <text:span text:style-name="T24">'</text:span>HOSTNAME=(desired hostname)<text:span text:style-name="T24">'.</text:span></text:p>
      <text:p text:style-name="P78"/>
      <text:p text:style-name="P78"><text:span text:style-name="T3">[SLES]:</text:span> Edit the /etc/HOSTNAME and add the proper hostname.</text:p>
      <text:p text:style-name="P78"/>
      <text:h text:style-name="P338" text:outline-level="3">Setup the TimeZone</text:h>
      <text:p text:style-name="P79"><text:change-start text:change-id="ct155087496"/>When using management node <text:change-end text:change-id="ct155087496"/><text:change-start text:change-id="ct154652000"/>to install service nodes or compute nodes, the timezone configuration <text:s/>on the management node will be <text:change-end text:change-id="ct154652000"/><text:change-start text:change-id="ct155090624"/>inherited by the service nodes or compute nodes. <text:change-end text:change-id="ct155090624"/><text:change-start text:change-id="ct155093304"/>So it is recommended to <text:change-end text:change-id="ct155093304"/><text:change text:change-id="ct155093624"/><text:change-start text:change-id="ct155093720"/>s<text:change-end text:change-id="ct155093720"/>etup the correct timezone on the management node.</text:p>
      <text:h text:style-name="P339" text:outline-level="3"><text:change-start text:change-id="ct155093816"/><text:s/><text:change-end text:change-id="ct155093816"/>Configure DNS Resolution</text:h>
      <text:p text:style-name="Standard">/etc/resolv.conf should <text:span text:style-name="T24">contain the</text:span> <text:span text:style-name="T24">DNS for </text:span><text:change-start text:change-id="ct155095192"/><text:span text:style-name="T24">management node </text:span><text:change-end text:change-id="ct155095192"/><text:span text:style-name="T24">itself</text:span>.</text:p>
      <text:p text:style-name="Code">search cluster</text:p>
      <text:p text:style-name="Code">nameserver 11.16.0.1</text:p>
      <text:p text:style-name="P249"/>
      <text:h text:style-name="Heading_20_3" text:outline-level="3"><text:s/><text:change-start text:change-id="ct155085056"/><text:reference-mark-start text:name="Setup basic hosts file"/><text:span text:style-name="T24">Set up basic hosts file</text:span><text:change-end text:change-id="ct155085056"/><text:reference-mark-end text:name="Setup basic hosts file"/></text:h>
      <text:p text:style-name="P170">Ensure <text:span text:style-name="T24">the /etc/hosts has the entries of localhost and management node itself.</text:span></text:p>
      <text:p text:style-name="P174">127.0.0.1<text:tab/><text:tab/>localhost.localdomain localhost</text:p>
      <text:p text:style-name="P174">::1<text:tab/><text:tab/>localhost6.localdomain6 localhost6</text:p>
      <text:list xml:id="list73853737" text:style-name="L25">
        <text:list-item>
          <text:list>
            <text:list-item>
              <text:list>
                <text:list-item>
                  <text:list>
                    <text:list-item>
                      <text:p text:style-name="P410"><text:change-start text:change-id="ct155099024"/><text:s text:c="10"/><text:change-end text:change-id="ct155099024"/>xcat20mn.clusters.com xcat20mn</text:p>
                    </text:list-item>
                    <text:list-item>
                      <text:p text:style-name="P410"><text:change-start text:change-id="ct155097944"/><text:s text:c="11"/>.....<text:change-end text:change-id="ct155097944"/></text:p>
                    </text:list-item>
                  </text:list>
                </text:list-item>
              </text:list>
            </text:list-item>
          </text:list>
        </text:list-item>
      </text:list>
      <text:p text:style-name="P173">Note: <text:span text:style-name="T34">Name resolution is required by xCAT</text:span><text:change-start text:change-id="ct155102720"/><text:span text:style-name="T34"> 2</text:span><text:change-end text:change-id="ct155102720"/><text:span text:style-name="T34">. <text:s/>You can use a simple /etc/hosts mechanism or you can optionally set up a DNS name server. <text:s/>You can refer to section 4.3 </text:span><text:span text:style-name="T117">Configuring name resolution (optional) </text:span><text:span text:style-name="T34">in xCAT2onAIX for more details on how to setup DNS resolution and /etc/hosts.</text:span></text:p>
      <text:h text:style-name="Heading_20_3" text:outline-level="3"><text:change-start text:change-id="ct155098240"/><text:s/><text:change-end text:change-id="ct155098240"/>Restart Management Node <text:span text:style-name="T24">(optional)</text:span></text:h>
      <text:p text:style-name="Standard">Though it is possible to restart the correct services for all settings except SELinux, the simplest step</text:p>
      <text:p text:style-name="P170">would be to reboot the management server at this point.</text:p>
      <text:p text:style-name="P170"/>
      <text:h text:style-name="Heading_20_3" text:outline-level="3"><text:s/>Configure Ethernet Switches <text:span text:style-name="T24">(optional)</text:span></text:h>
      <text:p text:style-name="Standard">xCAT can use the ethernet switches for <text:span text:style-name="T24">automatic hardware </text:span>discovery <text:span text:style-name="T2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340" text:outline-level="3"><text:soft-page-break/><text:s/><text:span text:style-name="T24">[RH] </text:span>Remove the package tftp-server</text:h>
      <text:p text:style-name="P171"><text:span text:style-name="T24">xCAT</text:span>ships <text:s/>the package atftp* package with its dependencies. This package conflicts with the tftp-server that is by default installed with <text:s/>the OS. <text:s/></text:p>
      <text:p text:style-name="P175">In order to install the xCAT successfully, you have to remove <text:span text:style-name="T24">any </text:span>tftp-server <text:span text:style-name="T24">package that is installed </text:span>first.</text:p>
      <text:p text:style-name="Code">yum erase tftp-server.*</text:p>
      <text:p text:style-name="Code"/>
      <text:p text:style-name="Standard">or if <text:span text:style-name="T24">tftp-server depended by other packages:</text:span> </text:p>
      <text:p text:style-name="P96">rpm -e --nodeps tftp-server </text:p>
      <text:p text:style-name="P231"/>
      <text:h text:style-name="P341" text:outline-level="3"><text:s/><text:span text:style-name="T24">[RH] </text:span>Remove the package <text:span text:style-name="T6">OpenIPMI-tools</text:span></text:h>
      <text:p text:style-name="P171">The xCAT software ships its own ipmi-tools* package with its dependencies. <text:s text:c="2"/>This package conflicts with the OpenIPMIs-tool packages <text:span text:style-name="T24">of the OS</text:span>, <text:s/>which must be removed before xCAT is installed. <text:s/></text:p>
      <text:p text:style-name="P242"/>
      <text:h text:style-name="Heading_20_3" text:outline-level="3"><text:s/>Download and Install xCAT 2 From an MN That <text:span text:style-name="T130">Has</text:span> Internet Access</text:h>
      <text:p text:style-name="P78">XCAT can be downloaded and installed using YUM on RedHat systems or zypper on S<text:change text:change-id="ct155110480"/><text:change-start text:change-id="ct155106472"/>uSE<text:change-end text:change-id="ct155106472"/> systems.</text:p>
      <text:p text:style-name="Standard"><text:span text:style-name="T24">To download and install xCAT2 on RedHat systems, g</text:span>o to <text:s/>the <text:a xlink:type="simple" xlink:href="http://xcat.sourceforge.net/yum/download.html">xCAT Download</text:a> site in the section titled “<text:span text:style-name="T77">RPMs in directories, structured for YUM download</text:span> “. <text:s/>This allows you to get a repo file to put on your management node that will point YUM to the proper place to get the xCAT RPMs. <text:s text:c="2"/>Then follow the instructions in section “<text:span text:style-name="T77">Open Source Package Dependencies that xCAT Requires”</text:span><text:span text:style-name="T13"> to download the correct repo file for the xcat-dep packages</text:span><text:span text:style-name="T77">.</text:span></text:p>
      <text:p text:style-name="P191"/>
      <text:p text:style-name="Standard"><text:span text:style-name="T80">For</text:span><text:span text:style-name="T77"> SLES systems, <text:s/></text:span><text:span text:style-name="T80">just simply use the zypper command to add the xCAT download site into the zypper repository and then use the zypper command to download and install xCAT2.</text:span></text:p>
      <text:p text:style-name="P212">Note: disable any firewalls that could prevent the download. </text:p>
      <text:p text:style-name="P212"/>
      <text:p text:style-name="P205">Note:We have chosen ppc64 as our architecture and sles10, <text:s/>modify to suit your needs. </text:p>
      <text:h text:style-name="Heading_20_4" text:outline-level="4"><text:span text:style-name="T24">[RH] </text:span>Setup Yum</text:h>
      <text:p text:style-name="P200">Download Repository Files into the /etc/yum.repos.d.</text:p>
      <text:p text:style-name="Code">cd etc/yum.repos.d</text:p>
      <text:p text:style-name="P80">wget <text:span text:style-name="T123">http://xcat.sourceforge.net/yum/xcat-core/xCAT-core.repo</text:span></text:p>
      <text:p text:style-name="P80">wget <text:span text:style-name="T123">http://xcat.sourceforge.net/yum/xcat-dep/&lt;release&gt;/&lt;arch&gt;/xCAT-dep.repo</text:span></text:p>
      <text:p text:style-name="P211"/>
      <text:h text:style-name="Heading_20_4" text:outline-level="4"><text:span text:style-name="T24">[SLES] </text:span>Setup Zypper</text:h>
      <text:p text:style-name="P199">[SLES11]:</text:p>
      <text:p text:style-name="Code"><text:span text:style-name="T24">zypper ar </text:span><text:a xlink:type="simple" xlink:href="http://xcat.sf.net/yum/xcat-core"><text:span text:style-name="T24">http://xcat.sf.net/yum/xcat-core</text:span></text:a><text:span text:style-name="T24"> xCAT-core</text:span></text:p>
      <text:p text:style-name="P241"><text:span text:style-name="T24">zypper ar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83">[SLES10.2+]:</text:p>
      <text:p text:style-name="P241"><text:span text:style-name="T24">zypper sa </text:span><text:a xlink:type="simple" xlink:href="http://xcat.sf.net/yum/xcat-core"><text:span text:style-name="T24">http://xcat.sf.net/yum/xcat-core</text:span></text:a><text:span text:style-name="T24"> xCAT-core</text:span></text:p>
      <text:p text:style-name="P241"><text:span text:style-name="T24">zypper sa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210"/>
      <text:h text:style-name="Heading_20_3" text:outline-level="3"><text:soft-page-break/><text:s/>Download and Install xCAT 2 For an MN That Does <text:span text:style-name="T130">Not Have</text:span> Internet Access</text:h>
      <text:p text:style-name="Standard"><text:span text:style-name="T17">Go to the </text:span><text:a xlink:type="simple" xlink:href="http://xcat.sourceforge.net/yum/download.html"><text:span text:style-name="T17">xCAT Download</text:span></text:a><text:span text:style-name="T17"> site in the section titled </text:span><text:span text:style-name="T93">RPMs in tarball - download tarball ...</text:span><text:span text:style-name="T88"> <text:s/></text:span><text:span text:style-name="T89">Download the level of xCAT tarball you desire</text:span><text:span text:style-name="T90">d</text:span><text:span text:style-name="T89">. Go to the </text:span><text:a xlink:type="simple" xlink:href="http://sourceforge.net/project/showfiles.php?group_id=208749&amp;package_id=258529&amp;release_id=608981"><text:span text:style-name="T89">xCAT Dependencies Download</text:span></text:a><text:span text:style-name="T89"> page and get the latest xCAT dependency tarball. </text:span></text:p>
      <text:p text:style-name="P196"/>
      <text:h text:style-name="P370" text:outline-level="4"><text:span text:style-name="T24">Download the</text:span> tarballs</text:h>
      <text:p text:style-name="P201"><text:span text:style-name="T24">Download and c</text:span>opy the files to the Management Node (MN) and untar them: </text:p>
      <text:p text:style-name="Code">mkdir <text:span text:style-name="T24">/root</text:span>/xcat2</text:p>
      <text:p text:style-name="Code">cd <text:span text:style-name="T24">/root</text:span>/xcat2</text:p>
      <text:p text:style-name="Code"/>
      <text:p text:style-name="Code">tar jxvf core-rpms-snap.tar.bz2<text:change-start text:change-id="ct155118928"/> <text:s/><text:change-end text:change-id="ct155118928"/></text:p>
      <text:p text:style-name="Code">tar jxvf xcat-dep-2*.tar.bz2<text:change-start text:change-id="ct155112640"/></text:p>
      <text:p text:style-name="Code"/>
      <text:p text:style-name="Code">if you download xcat-core<text:change-end text:change-id="ct155112640"/><text:change-start text:change-id="ct155127696"/>-2.x.tar.bz2 then </text:p>
      <text:p text:style-name="P243"/>
      <text:p text:style-name="Code">tar jxvf <text:change-end text:change-id="ct155127696"/><text:change-start text:change-id="ct155112496"/><text:s/>xcat-core-2.x.tar.bz2<text:change-end text:change-id="ct155112496"/></text:p>
      <text:h text:style-name="P369" text:outline-level="4"><text:span text:style-name="T24">[RH] </text:span>Setup YUM repositor<text:span text:style-name="T24">ies</text:span> for xCAT and Dependencies</text:h>
      <text:p text:style-name="P200">On Red Hat related distros point YUM to the local repositories for xCAT and its dependencies:</text:p>
      <text:p text:style-name="Code">cd /root/xcat2/xcat-dep/&lt;<text:span text:style-name="T24">release&gt;</text:span>/&lt;arch&gt;</text:p>
      <text:p text:style-name="Code">./mklocalrepo.sh</text:p>
      <text:p text:style-name="Code">cd /root/xcat2/<text:change text:change-id="ct154662416"/><text:change-start text:change-id="ct155129400"/>xcat-core<text:change-end text:change-id="ct155129400"/></text:p>
      <text:p text:style-name="Code">./mklocalrepo.sh</text:p>
      <text:h text:style-name="P370" text:outline-level="4"><text:span text:style-name="T24">[SLES] </text:span>Setup Zypper <text:span text:style-name="T77">repositor</text:span><text:span text:style-name="T80">ies</text:span> for xCAT and Dependencies</text:h>
      <text:p text:style-name="P200"><text:tab/></text:p>
      <text:p text:style-name="P199">[SLES 10.2+]:</text:p>
      <text:p text:style-name="P218"><text:span text:style-name="T108">zypper sa </text:span><text:a xlink:type="simple" xlink:href="/root/xcat2/xcat-dep/sles10/ppc64"><text:span text:style-name="T108">file:///root/xcat2/xcat-dep/sles10/&lt;arch&gt;</text:span></text:a><text:span text:style-name="T108"> xCAT-dep</text:span></text:p>
      <text:p text:style-name="P80"><text:span text:style-name="T31">zypper sa </text:span><text:a xlink:type="simple" xlink:href="/root/xcat2/core-snap"><text:span text:style-name="T31">file:///root/xcat2/</text:span></text:a><text:change text:change-id="ct155115336"/><text:change-start text:change-id="ct155123576"/><text:a xlink:type="simple" xlink:href="/root/xcat2/core-snap"><text:span text:style-name="T31">xcat-core</text:span></text:a><text:change-end text:change-id="ct155123576"/><text:span text:style-name="T31"> </text:span><text:change text:change-id="ct155123480"/><text:change-start text:change-id="ct155133376"/><text:span text:style-name="T31">xcat-core</text:span><text:change-end text:change-id="ct155133376"/></text:p>
      <text:p text:style-name="P213"/>
      <text:p text:style-name="P199">[SLES 11]:</text:p>
      <text:p text:style-name="P80"><text:span text:style-name="T113">zypper</text:span><text:span text:style-name="T108"> ar </text:span><text:a xlink:type="simple" xlink:href="/root/xcat2/xcat-dep/sles10/ppc64"><text:span text:style-name="T108">file:///root/xcat2/xcat-dep/sles11/&lt;arch&gt;</text:span></text:a><text:span text:style-name="T108"> xCAT-dep</text:span></text:p>
      <text:p text:style-name="P80"><text:span text:style-name="T114">zypper</text:span><text:span text:style-name="T32"> ar </text:span><text:change-start text:change-id="ct155129816"/><text:a xlink:type="simple" xlink:href="/root/xcat2/xcat-core"><text:span text:style-name="T32">file:///root/xcat2/</text:span></text:a><text:change-end text:change-id="ct155129816"/><text:change text:change-id="ct155129912"/><text:change-start text:change-id="ct155133984"/><text:a xlink:type="simple" xlink:href="/root/xcat2/xcat-core"><text:span text:style-name="T32">xcat-core</text:span></text:a><text:change-end text:change-id="ct155133984"/><text:change text:change-id="ct155134240"/><text:change-start text:change-id="ct155133504"/><text:a xlink:type="simple" xlink:href="/root/xcat2/core-snap"><text:span text:style-name="T32"> </text:span></text:a><text:a xlink:type="simple" xlink:href="/root/xcat2/core-snap"><text:span text:style-name="T72"><text:s/></text:span></text:a><text:a xlink:type="simple" xlink:href="/root/xcat2/core-snap"><text:span text:style-name="T75">xcat-core</text:span></text:a><text:change-end text:change-id="ct155133504"/></text:p>
      <text:p text:style-name="Standard"/>
      <text:p text:style-name="Standard">You can check status of zypper <text:span text:style-name="T24">using command </text:span><text:change-start text:change-id="ct155122984"/><text:span text:style-name="T24">“</text:span><text:change-end text:change-id="ct155122984"/><text:span text:style-name="T33">zypper</text:span> sl<text:change-start text:change-id="ct155136744"/> -d” <text:change-end text:change-id="ct155136744"/><text:s/><text:span text:style-name="T24">and remove the zypper repository using com</text:span><text:change-start text:change-id="ct155104048"/><text:span text:style-name="T24">m</text:span><text:change-end text:change-id="ct155104048"/><text:span text:style-name="T24">and zypper sd on SLES 10.2+ or zypper rr on SLES 11.</text:span></text:p>
      <text:p text:style-name="P246"/>
      <text:p text:style-name="Standard"><text:change text:change-id="ct154661440"/></text:p>
      <text:h text:style-name="Heading_20_3" text:outline-level="3"><text:s/>Get the Requisite Packages From the Distro</text:h>
      <text:p text:style-name="Standard">xCAT depends on several packages that come <text:span text:style-name="T24">from</text:span> the <text:span text:style-name="T24">L</text:span>inux distr<text:span text:style-name="T24">o</text:span>. <text:s/><text:span text:style-name="T24">Follow this section to create the repository of the OS of the Management Node.</text:span></text:p>
      <text:h text:style-name="Heading_20_4" text:outline-level="4"><text:s/><text:span text:style-name="T24">[</text:span>F<text:span text:style-name="T24">EDORA</text:span> 8/9<text:span text:style-name="T24">] Setup the respository</text:span></text:h>
      <text:p text:style-name="Standard">If your management node <text:span text:style-name="T130">has access</text:span> to the internet, you can simply create a file called <text:span text:style-name="T3">/etc/yum.repos.d/fedora-internet.repo</text:span> that contains:</text:p>
      <text:p text:style-name="Standard"/>
      <text:p text:style-name="Code"><text:soft-page-break/>[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0">gpgkey=file:///etc/pki/rpm-gpg/RPM-GPG-KEY-fedora </text:span><text:a xlink:type="simple" xlink:href="/etc/pki/rpm-gpg/RPM-GPG-KEY"><text:span text:style-name="T71">file:///etc/pki/rpm-gpg/RPM-GPG-KEY</text:span></text:a></text:p>
      <text:p text:style-name="Standard"/>
      <text:p text:style-name="Standard">If you management node <text:span text:style-name="T130">does not have internet access</text:span>, then download the necessary fedora RPMs, copy them to the MN, and create a local YUM repository:</text:p>
      <text:p text:style-name="Standard"/>
      <text:p text:style-name="P191">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38">Note: if using Fedora 9, <text:s/>you must have at <text:span text:style-name="T69">least this version of net-snmp-perl: <text:s/>net-snmp-5.4.1-19.fc9</text:span></text:p>
      <text:p text:style-name="Standard"/>
      <text:h text:style-name="Heading_20_4" text:outline-level="4"><text:soft-page-break/><text:span text:style-name="T24">[RHEL] </text:span>Set<text:span text:style-name="T24">up</text:span> repository</text:h>
      <text:p text:style-name="Standard">To make the necessary RHEL RPM prereqs available to the xCAT install process, mount the RHEL <text:change-start text:change-id="ct155148752"/><text:span text:style-name="T24">CD/</text:span><text:change-end text:change-id="ct155148752"/>DVD or ISO and then create a repo file in /etc/yum.repos.d that points to it. <text:s/></text:p>
      <text:p text:style-name="Standard"/>
      <text:p text:style-name="Standard"><text:span text:style-name="T81">If you have the</text:span><text:change text:change-id="ct155146224"/><text:change text:change-id="ct155143368"/><text:span text:style-name="T81"> </text:span><text:change text:change-id="ct155149064"/><text:span text:style-name="T81">RHEL</text:span><text:change-start text:change-id="ct155147728"/><text:span text:style-name="T81"> CD(s</text:span><text:change-end text:change-id="ct155147728"/><text:change-start text:change-id="ct155149296"/><text:span text:style-name="T81">)</text:span><text:change-end text:change-id="ct155149296"/><text:change-start text:change-id="ct155149952"/><text:span text:style-name="T81"> or DVD(s</text:span><text:change-end text:change-id="ct155149952"/><text:change-start text:change-id="ct155150584"/><text:span text:style-name="T81">)</text:span><text:change-end text:change-id="ct155150584"/><text:span text:style-name="T81">:</text:span><text:change-start text:change-id="ct155144584"/></text:p>
      <text:p text:style-name="P219"><text:span text:style-name="T81">If the RHEL distro only has one CD or DVD</text:span><text:change-end text:change-id="ct155144584"/><text:change-start text:change-id="ct155137640"/><text:span text:style-name="T81">:</text:span><text:change-end text:change-id="ct155137640"/></text:p>
      <text:list xml:id="list1647459544" text:continue-list="list2020704340" text:style-name="L18">
        <text:list-item text:start-value="1">
          <text:p text:style-name="P86"><text:change-start text:change-id="ct155149816"/>Insert the RHEL CD or DVD into the CD or DVD drive.</text:p>
        </text:list-item>
        <text:list-item>
          <text:p text:style-name="P87"><text:change-end text:change-id="ct155149816"/><text:change-start text:change-id="ct155145440"/><text:span text:style-name="T24">Mount the </text:span><text:change-end text:change-id="ct155145440"/><text:change-start text:change-id="ct154669672"/><text:span text:style-name="T24"><text:s/>disk into some directory, for example, /media/cdrom/.</text:span></text:p>
        </text:list-item>
        <text:list-item>
          <text:p text:style-name="P87"><text:change-end text:change-id="ct154669672"/><text:change text:change-id="ct154663280"/><text:change-start text:change-id="ct155126304"/><text:span text:style-name="T24">C</text:span><text:change-end text:change-id="ct155126304"/>reate a <text:change text:change-id="ct155146440"/><text:change-start text:change-id="ct155147496"/><text:span text:style-name="T24">YUM repository file, for example, <text:s/></text:span><text:change-end text:change-id="ct155147496"/><text:change text:change-id="ct155147592"/><text:change-start text:change-id="ct155086976"/><text:span text:style-name="T24">rhel-dvd.repo, </text:span><text:change-end text:change-id="ct155086976"/><text:change-start text:change-id="ct155152664"/><text:span text:style-name="T24">under directory /etc/yum.repos.d</text:span><text:change-end text:change-id="ct155152664"/><text:change-start text:change-id="ct155153224"/><text:span text:style-name="T24">. </text:span><text:change-end text:change-id="ct155153224"/><text:change-start text:change-id="ct155154128"/><text:span text:style-name="T24">The YUM repository contents should </text:span><text:change-end text:change-id="ct155154128"/><text:change text:change-id="ct155154288"/><text:s/><text:change text:change-id="ct155153704"/><text:change-start text:change-id="ct155155088"/><text:span text:style-name="T24">look like</text:span><text:change-end text:change-id="ct155155088"/>:</text:p>
        </text:list-item>
      </text:list>
      <text:p text:style-name="P88"><text:change-start text:change-id="ct155087072"/>[rhel-5.3]</text:p>
      <text:p text:style-name="P89"><text:change-end text:change-id="ct155087072"/>name=RHEL 5.3 from DVD </text:p>
      <text:p text:style-name="P89">baseurl=file:///media/cdrom/Server </text:p>
      <text:p text:style-name="P89">enabled=1 </text:p>
      <text:p text:style-name="P89">gpgcheck=1<text:change-start text:change-id="ct155150072"/></text:p>
      <text:p text:style-name="P239"><text:span text:style-name="T24">Note: </text:span>To make the YUM repository work persistently after management node reboot, the CD/DVD drive mount needs to be added into the /etc/fstab, <text:span text:style-name="T24">or add the mount command into Linux startup scripts</text:span>.</text:p>
      <text:p text:style-name="P96"><text:change-end text:change-id="ct155150072"/><text:change-start text:change-id="ct154674888"/></text:p>
      <text:p text:style-name="P221">If the RHEL distro has more than one CDs or DVDs:<text:change-end text:change-id="ct154674888"/><text:change-start text:change-id="ct154679768"/></text:p>
      <text:p text:style-name="P222"><text:span text:style-name="T52">1.</text:span><text:span text:style-name="T102">Insert the R</text:span><text:span text:style-name="T52">HEL CDs or DVDs into the CD or DVD drive one by one:</text:span></text:p>
      <text:p text:style-name="P164"><text:s text:c="18"/>A. Mount the CD or DVD device</text:p>
      <text:p text:style-name="P164"><text:s text:c="18"/>B. For the 1st CD or DVD only, cd to the mounted directory and run: <text:s/>rpm --import RPM-GPG-KEY- <text:s/>redhat-release</text:p>
      <text:p text:style-name="P164"><text:s text:c="18"/>C.Copy the RPMs from the Server subdirectory of the CD or DVD disk to a directory on your hard disk (for example /rhels5.3). <text:s/>You can put the RPMs from all of the CDs or DVDs into the same directory.</text:p>
      <text:p text:style-name="P164"><text:s text:c="14"/>2. Cd into the newly created RPM directory, install the createrepo RPM, and run: <text:s/>createrepo .</text:p>
      <text:p text:style-name="P164"><text:s text:c="14"/>3.Create a YUM repository file, for example, rhel-cd.repo, in directory /etc/yum.repos.d. The YUM repository contents should look like:</text:p>
      <text:p text:style-name="P164"><text:s text:c="16"/>[rhel-5.3]</text:p>
      <text:p text:style-name="P164"><text:s text:c="16"/>name=RHEL 5.3 from directory</text:p>
      <text:p text:style-name="P164"><text:s text:c="16"/>baseurl=file:///rhels5.3</text:p>
      <text:p text:style-name="P164"><text:s text:c="16"/>enabled=1</text:p>
      <text:p text:style-name="P164"><text:s text:c="16"/>gpgcheck=1<text:change-end text:change-id="ct154679768"/><text:change-start text:change-id="ct155147824"/></text:p>
      <text:list xml:id="list1140955010" text:continue-numbering="true" text:style-name="L18">
        <text:list-header>
          <text:p text:style-name="P86"><text:change-end text:change-id="ct155147824"/><text:change text:change-id="ct155146688"/><text:change-start text:change-id="ct155148616"/></text:p>
          <text:p text:style-name="P91"><text:change-end text:change-id="ct155148616"/><text:change text:change-id="ct155153528"/><text:change-start text:change-id="ct154665344"/></text:p>
        </text:list-header>
      </text:list>
      <text:p text:style-name="Code"><text:change-end text:change-id="ct154665344"/></text:p>
      <text:p text:style-name="P83">If you have the <text:change-start text:change-id="ct155153888"/>RHEL <text:change-end text:change-id="ct155153888"/>iso <text:change-start text:change-id="ct155147280"/>file<text:change-end text:change-id="ct155147280"/><text:change text:change-id="ct155087272"/><text:change-start text:change-id="ct155148848"/>s<text:change-end text:change-id="ct155148848"/>:<text:change-start text:change-id="ct155155712"/></text:p>
      <text:p text:style-name="P221">If the RHEL distro only has one iso file:</text:p>
      <text:list xml:id="list580513328" text:continue-list="list1977595924" text:style-name="L19">
        <text:list-item text:start-value="1">
          <text:p text:style-name="P316">Cop<text:change-end text:change-id="ct155155712"/><text:change-start text:change-id="ct154680016"/>y the iso file to any directory, such as <text:span text:style-name="T24">/</text:span>iso</text:p>
        </text:list-item>
      </text:list>
      <text:p text:style-name="P92"><text:change-end text:change-id="ct154680016"/><text:change text:change-id="ct155156320"/><text:change text:change-id="ct154669480"/><text:change-start text:change-id="ct155159256"/>mkdir /iso</text:p>
      <text:p text:style-name="P93"><text:change-end text:change-id="ct155159256"/><text:change text:change-id="ct155156680"/><text:change-start text:change-id="ct155157144"/><text:span text:style-name="T24">c</text:span><text:change-end text:change-id="ct155157144"/>p<text:change text:change-id="ct155159576"/> RHEL5.2-Server-20080430.0-ppc-DVD.iso<text:change text:change-id="ct155159800"/><text:change-start text:change-id="ct155154384"/> <text:change-end text:change-id="ct155154384"/>/iso/<text:change-start text:change-id="ct154696072"/></text:p>
      <text:list xml:id="list1703608766" text:continue-numbering="true" text:style-name="L19">
        <text:list-item>
          <text:p text:style-name="P316"><text:span text:style-name="T24">Mount the </text:span><text:change-end text:change-id="ct154696072"/><text:change-start text:change-id="ct154675072"/><text:span text:style-name="T24">iso file to a directory such as /iso/rhels5.2</text:span></text:p>
        </text:list-item>
      </text:list>
      <text:p text:style-name="P96"><text:change-end text:change-id="ct154675072"/></text:p>
      <text:p text:style-name="P93"><text:change text:change-id="ct155156896"/>cd /iso</text:p>
      <text:p text:style-name="P93">mount -o loop RHEL5.2-Server-20080430.0-ppc-DVD.iso <text:change text:change-id="ct155144816"/><text:change-start text:change-id="ct155160128"/><text:span text:style-name="T24">/iso/rhels5.2</text:span></text:p>
      <text:list xml:id="list105579625" text:continue-numbering="true" text:style-name="L19">
        <text:list-item>
          <text:p text:style-name="P94">Create a YUM repository file, for example, rhel-dvd.repo, under directory /etc/yum.repos.d. The YUM repository contents should <text:s/>look like:<text:change-end text:change-id="ct155160128"/><text:change text:change-id="ct155159896"/></text:p>
        </text:list-item>
      </text:list>
      <text:p text:style-name="P93">[rhe-5-server]</text:p>
      <text:p text:style-name="P93">name=RHEL 5 SERVER packages</text:p>
      <text:p text:style-name="P93"><text:soft-page-break/>baseurl=file:///iso/<text:change text:change-id="ct154697496"/><text:change-start text:change-id="ct154698168"/><text:span text:style-name="T24">rhels5.2</text:span><text:change-end text:change-id="ct154698168"/>/Server</text:p>
      <text:p text:style-name="P93">enabled=1</text:p>
      <text:p text:style-name="P93">gpgcheck=1<text:change-start text:change-id="ct155161824"/></text:p>
      <text:p text:style-name="P239"><text:span text:style-name="T24">Note: </text:span>To make the YUM repository work persistently after management node reboot, the <text:span text:style-name="T24">iso</text:span> mount needs to be added into the /etc/fstab, <text:span text:style-name="T24">or add the mount command into Linux startup scripts</text:span>.<text:change-end text:change-id="ct155161824"/></text:p>
      <text:p text:style-name="P221"><text:change-start text:change-id="ct154700816"/>If the RHEL distro has more than one iso files<text:change-end text:change-id="ct154700816"/><text:change-start text:change-id="ct154698016"/></text:p>
      <text:p text:style-name="P221"/>
      <text:p text:style-name="P223"><text:change-end text:change-id="ct154698016"/><text:change-start text:change-id="ct155161576"/>1.For each iso file:</text:p>
      <text:p text:style-name="P164"><text:s text:c="18"/>A. Loopback mount the iso file</text:p>
      <text:p text:style-name="P164"><text:s text:c="18"/>B. For the 1st iso file only, cd to the mounted directory and run: <text:s/>rpm --import RPM-GPG-KEY-redhat-release</text:p>
      <text:p text:style-name="P164"><text:s text:c="18"/>C.Copy the RPMs from the Server subdirectory of the mounted directory to a directory on your hard disk (for example /rhels5.3). <text:s/>You can put the RPMs from all of the iso files into the same directory.</text:p>
      <text:p text:style-name="P164"><text:s text:c="14"/>2. Cd into the newly created RPM directory, install the createrepo RPM, and run: <text:s/>createrepo .</text:p>
      <text:p text:style-name="P164"><text:s text:c="14"/>3.Create a YUM repository file, for example, rhel-cd.repo, in directory /etc/yum.repos.d. The YUM repository contents should look like:</text:p>
      <text:p text:style-name="P164"><text:s text:c="16"/>[rhel-5.3]</text:p>
      <text:p text:style-name="P164"><text:s text:c="16"/>name=RHEL 5.3 from directory</text:p>
      <text:p text:style-name="P164"><text:s text:c="16"/>baseurl=file:///rhels5.3</text:p>
      <text:p text:style-name="P164"><text:s text:c="16"/>enabled=1</text:p>
      <text:p text:style-name="P164"><text:s text:c="16"/>gpgcheck=1<text:change-end text:change-id="ct155161576"/><text:change-start text:change-id="ct155163336"/></text:p>
      <text:list xml:id="list1586145108" text:continue-numbering="true" text:style-name="L19">
        <text:list-header>
          <text:p text:style-name="P94"><text:change-end text:change-id="ct155163336"/><text:change text:change-id="ct155161920"/><text:change-start text:change-id="ct155165696"/></text:p>
        </text:list-header>
      </text:list>
      <text:list xml:id="list1789622126" text:style-name="L26">
        <text:list-header>
          <text:p text:style-name="P411"><text:change-end text:change-id="ct155165696"/></text:p>
        </text:list-header>
      </text:list>
      <text:p text:style-name="P38">For either case above:</text:p>
      <text:p text:style-name="Code"><text:change text:change-id="ct154711008"/><text:change-start text:change-id="ct155168776"/><text:span text:style-name="T24">change directory</text:span><text:change-end text:change-id="ct155168776"/> to where the RHEL CD image<text:change-start text:change-id="ct155169128"/> <text:change-end text:change-id="ct155169128"/><text:change text:change-id="ct155169224"/>is and run</text:p>
      <text:p text:style-name="Code">rpm --import RPM-GPG-KEY-redhat-release </text:p>
      <text:p text:style-name="P230"/>
      <text:h text:style-name="Heading_20_4" text:outline-level="4"><text:span text:style-name="T24">[SLES] Set</text:span>up repository </text:h>
      <text:p text:style-name="Standard">If <text:span text:style-name="T24">you have</text:span> a SLES ISO:</text:p>
      <text:p text:style-name="P232">mkdir /iso</text:p>
      <text:p text:style-name="P232">copy <text:span text:style-name="T32">SLES11-DVD-ppc-GM-DVD1.iso </text:span><text:s/>to /iso/</text:p>
      <text:p text:style-name="P232">mkdir /iso/1</text:p>
      <text:p text:style-name="P232">cd /iso</text:p>
      <text:p text:style-name="P230">mount -o lo<text:span text:style-name="T103">op </text:span><text:span text:style-name="T105">SLES11-DVD-ppc-GM-DVD1.iso 1</text:span></text:p>
      <text:p text:style-name="Code"><text:s/></text:p>
      <text:p text:style-name="Code"><text:span text:style-name="T24">zypper ar </text:span><text:a xlink:type="simple" xlink:href="/iso/1"><text:span text:style-name="T24">file:///iso/1</text:span></text:a><text:span text:style-name="T24"> sles11</text:span></text:p>
      <text:p text:style-name="Standard"/>
      <text:h text:style-name="Heading_20_3" text:outline-level="3"><text:s text:c="2"/>Install <text:s/>xCAT and Dependencies on the Management Node </text:h>
      <text:p text:style-name="Standard"><text:span text:style-name="T81">[</text:span><text:span text:style-name="T3">RH</text:span><text:span text:style-name="T81">]</text:span><text:span text:style-name="T3">:</text:span></text:p>
      <text:p text:style-name="Code">yum clean metadata</text:p>
      <text:p text:style-name="Code">yum install xCAT</text:p>
      <text:p text:style-name="Text_20_body"/>
      <text:p text:style-name="P247"><text:span text:style-name="T24">[</text:span>SLES<text:span text:style-name="T24">]</text:span>:</text:p>
      <text:p text:style-name="Code">zypper install xCAT</text:p>
      <text:p text:style-name="Code"/>
      <text:h text:style-name="Heading_20_3" text:outline-level="3"><text:soft-page-break/><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38"><text:span text:style-name="T24">[RHEL]</text:span>:</text:p>
      <text:p text:style-name="Code">yum install yaboot-xcat.noarch</text:p>
      <text:p text:style-name="P96"/>
      <text:h text:style-name="Heading_20_3" text:outline-level="3"><text:s text:c="2"/>Test xCAT Installation</text:h>
      <text:p text:style-name="Standard">Add command to the path:</text:p>
      <text:p text:style-name="P230"><text:span text:style-name="T103">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xml:id="list1881109763" text:style-name="L27">
        <text:list-item>
          <text:p text:style-name="P284">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284">If the management node has access to the internet, the yum<text:span text:style-name="T24">/zypper</text:span> command below will pull the updates directly from the xCAT site.</text:p>
        </text:list-item>
      </text:list>
      <text:p text:style-name="Standard"/>
      <text:p text:style-name="P83">[RH]:</text:p>
      <text:p text:style-name="Code">yum update '*xCAT*'</text:p>
      <text:p text:style-name="Text_20_body"/>
      <text:p text:style-name="P247"><text:span text:style-name="T24">[</text:span>SLES<text:span text:style-name="T24">]</text:span>:</text:p>
      <text:p text:style-name="P230">zypper refresh</text:p>
      <text:p text:style-name="Code">zypper update -t package '*xCAT*'</text:p>
      <text:p text:style-name="Text_20_body"/>
      <text:p text:style-name="P206">Note: If you have a service node stateless image in a hierachical configuration , don't forget to update the image with the new xCAT rpms to keep the service node at the same level as the management Node. </text:p>
      <text:list xml:id="list1172840220" text:continue-list="list1548053344" text:style-name="L20">
        <text:list-item>
          <text:list>
            <text:list-item text:start-value="1">
              <text:h text:style-name="P97" text:outline-level="2" text:restart-numbering="true" text:start-value="1"><text:change text:change-id="ct155181304"/><text:change text:change-id="ct155180672"/><text:change text:change-id="ct155180576"/><text:change text:change-id="ct155180480"/><text:change text:change-id="ct155180384"/><text:change text:change-id="ct155180168"/><text:soft-page-break/></text:h>
            </text:list-item>
          </text:list>
        </text:list-item>
      </text:list>
      <text:h text:style-name="P346" text:outline-level="1">Deploying and Maintaining Cluster Nodes <text:change-start text:change-id="ct154763168"/></text:h>
      <text:p text:style-name="P253">Note: <text:change-end text:change-id="ct154763168"/><text:change-start text:change-id="ct155173792"/><text:span text:style-name="T24">In </text:span><text:change-end text:change-id="ct155173792"/><text:change-start text:change-id="ct155173888"/>xCAT 2.3 <text:span text:style-name="T24">and bedyond</text:span>, the node deployment progress can be monitored and <text:change-end text:change-id="ct155173888"/><text:change-start text:change-id="ct155181400"/>reinitiated if necessary, see rnetboot and rpower manpages for more details.<text:change-end text:change-id="ct155181400"/></text:p>
      <text:h text:style-name="P113" text:outline-level="2">Linux Nodes</text:h>
      <text:p text:style-name="Body_20_Text_20_First_20_Indent">xCAT supports deployment of diskfull and diskless <text:s/>Linux nodes in the cluster. </text:p>
      <text:h text:style-name="P50"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change-start text:change-id="ct155181904"/><text:s text:c="2"/>It also provides information on setting up postinstall scripts using the xCAT postscripts table<text:change-end text:change-id="ct155181904"/><text:change-start text:change-id="ct155173560"/> in <text:s/>the Appendix <text:change-end text:change-id="ct155173560"/><text:change-start text:change-id="ct155182392"/>“Customize you nodes by creating your own Postscripts”.<text:change-end text:change-id="ct155182392"/></text:p>
      <text:h text:style-name="P50" text:outline-level="3">pLinux Cookbook</text:h>
      <text:p text:style-name="P143">The <text:a xlink:type="simple" xlink:href="http://xcat.svn.sourceforge.net/svnroot/xcat/xcat-core/trunk/xCAT-client/share/doc/xCAT2pLinux.pdf">xCAT2 pLinux Cookbook</text:a> provides <text:s/>information on setting up diskfull and diskless pLinux clusters. </text:p>
      <text:h text:style-name="P50"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96">BladeCenter How-to.</text:span></text:a></text:p>
      <text:h text:style-name="P50"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329" text:outline-level="3">SLES 10.1 notes</text:h>
      <text:p text:style-name="Body_20_Text_20_First_20_Indent"><text:span text:style-name="T28">Some helpful notes on <text:s/>installing <text:s/>SLES 10 SP1 are contained in the “</text:span><text:a xlink:type="simple" xlink:href="https://xcat.wiki.sourceforge.net/SLES10.1">SLES 10 SP 1 notes</text:a><text:span text:style-name="T28">”</text:span><text:span text:style-name="T125">.</text:span></text:p>
      <text:h text:style-name="Heading_20_2" text:outline-level="2">AIX Nodes<text:change-start text:change-id="ct155186288"/></text:h>
      <text:p text:style-name="Standard"/>
      <text:p text:style-name="Standard">XCAT supports the deployment of AIX<text:change-end text:change-id="ct155186288"/><text:change-start text:change-id="ct155185056"/> nodes<text:change-end text:change-id="ct155185056"/><text:change-start text:change-id="ct154803856"/>. <text:s/>This includes the standard “rte” type installation, the cloning of nodes using mksysb images and the booting of diskless nodes. <text:s/>XCAT uses the base AIX support called NIM (Network Installation Management). <text:change-end text:change-id="ct154803856"/><text:change text:change-id="ct155176000"/><text:change text:change-id="ct154808384"/></text:p>
      <text:h text:style-name="Heading_20_3" text:outline-level="3"><text:change-start text:change-id="ct155191400"/>Installing AIX standalone nodes (using standard NIM rte method)</text:h>
      <text:p text:style-name="P186"><text:a xlink:type="simple" xlink:href="http://xcat.svn.sourceforge.net/svnroot/xcat/xcat-core/trunk/xCAT-client/share/doc/xCAT2onAIXinstall.pdf"><text:span text:style-name="T13">http://xcat.svn.sourceforge.net/svnroot/xcat/xcat-core/trunk/xCAT-client/share/doc/xCAT2onAIXinstall.pdf</text:span></text:a></text:p>
      <text:h text:style-name="Heading_20_3" text:outline-level="3">Booting AIX diskless nodes</text:h>
      <text:p text:style-name="P250"><text:a xlink:type="simple" xlink:href="http://xcat.svn.sourceforge.net/svnroot/xcat/xcat-core/trunk/xCAT-client/share/doc/xCAT2onAIXDiskless.pdf"><text:span text:style-name="T13">http://xcat.svn.sourceforge.net/svnroot/xcat/xcat-core/trunk/xCAT-client/share/doc/xCAT2onAIXDiskless.pdf</text:span></text:a></text:p>
      <text:h text:style-name="Heading_20_3" text:outline-level="3"><text:soft-page-break/>Cloning AIX nodes (using an AIX mksysb image)</text:h>
      <text:p text:style-name="P210"><text:a xlink:type="simple" xlink:href="http://xcat.svn.sourceforge.net/svnroot/xcat/xcat-core/trunk/xCAT-client/share/doc/xCAT2onAIXmksysb.pdf">http://xcat.svn.sourceforge.net/svnroot/xcat/xcat-core/trunk/xCAT-client/share/doc/xCAT2onAIXmksysb.pdf</text:a><text:change-end text:change-id="ct155191400"/><text:change-start text:change-id="ct155190112"/></text:p>
      <text:h text:style-name="P342" text:outline-level="3"><text:change-end text:change-id="ct155190112"/>AIX on JS blade installation</text:h>
      <text:p text:style-name="P172"/>
      <text:p text:style-name="P248"><text:span text:style-name="T131">The docume</text:span><text:span text:style-name="T97">nt </text:span><text:a xlink:type="simple" xlink:href="http://xcat.svn.sourceforge.net/svnroot/xcat/xcat-core/trunk/xCAT-client/share/doc/xCAT2AIXonJSblade.pdf"><text:span text:style-name="T98">xCAT2 AIX on JS blade – Howto</text:span></text:a><text:span text:style-name="T98"> </text:span><text:span text:style-name="T97">fo</text:span><text:span text:style-name="T24">cuses </text:span><text:span text:style-name="T131">on the step by step installation introduction for AIX on a JS blade center.</text:span></text:p>
      <text:h text:style-name="P358" text:outline-level="2">Updating the xCAT Cluster</text:h>
      <text:p text:style-name="Body_20_Text_20_First_20_Indent"><text:span text:style-name="T40">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40">updatenode</text:span></text:a><text:span text:style-name="T40"> function in xCAT to install additional software on the nodes. <text:s text:c="2"/>Other options are to use </text:span><text:span text:style-name="T62">nimnodecust, rolling update, <text:s text:c="2"/></text:span><text:a xlink:type="simple" xlink:href="http://xcat.sourceforge.net/man1/xdsh.1.html">xdsh </text:a><text:span text:style-name="T62">, update the <text:s/>diskless image and reboot etc.</text:span><text:change-start text:change-id="ct155004704"/></text:p>
      <text:p text:style-name="P152"/>
      <text:h text:style-name="Heading_20_3" text:outline-level="3">Updating AIX cluster nodes</text:h>
      <text:p text:style-name="Standard"/>
      <text:p text:style-name="P254"><text:a xlink:type="simple" xlink:href="http://xcat.svn.sourceforge.net/svnroot/xcat/xcat-core/trunk/xCAT-client/share/doc/xCAT2onAIXUpdates.pdf"><text:span text:style-name="T94">http://xcat.svn.sourceforge.net/svnroot/xcat/xcat-core/trunk/xCAT-client/share/doc/xCAT2onAIXUpdates.pdf</text:span></text:a><text:change-end text:change-id="ct155004704"/></text:p>
      <text:h text:style-name="P346"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change-start text:change-id="ct154809264"/></text:p>
      <text:p text:style-name="Standard"/>
      <text:h text:style-name="P135" text:outline-level="1" text:is-list-header="true"><text:change-end text:change-id="ct154809264"/><text:change text:change-id="ct155010072"/></text:h>
      <text:h text:style-name="P346"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text:soft-page-break/>database. <text:s/>These databases <text:s/>allows a remote client to be set up on the service node such that the service node can access (read/write) the database on the Management Node.</text:p>
      <text:h text:style-name="Heading_20_2" text:outline-level="2"><text:change text:change-id="ct155195112"/><text:change-start text:change-id="ct155170488"/>Setting up a hierarchical cluster <text:change-end text:change-id="ct155170488"/></text:h>
      <text:p text:style-name="Standard"><text:change text:change-id="ct155004248"/><text:change text:change-id="ct155004800"/><text:change text:change-id="ct154810856"/><text:change text:change-id="ct155192312"/><text:change-start text:change-id="ct155005464"/><text:a xlink:type="simple" xlink:href="http://xcat.svn.sourceforge.net/svnroot/xcat/xcat-core/trunk/xCAT-client/share/doc/xCAT2advanced.pdf"/></text:p>
      <text:p text:style-name="Body_20_Text_20_First_20_Indent">For information about adding hierarchy to your xCAT cluster, <text:s/>read <text:a xlink:type="simple" xlink:href="https://xcat.svn.sourceforge.net/svnroot/xcat/xcat-core/trunk/xCAT-client/share/doc/xCAT2SetupHierarchy.pdf">xCAT2SetupHierarchy</text:a>. <text:change-end text:change-id="ct155005464"/><text:change-start text:change-id="ct155005560"/></text:p>
      <text:h text:style-name="Heading_20_2" text:outline-level="2">Setting up alternate databases<text:change-end text:change-id="ct155005560"/><text:change-start text:change-id="ct155006984"/></text:h>
      <text:h text:style-name="P366" text:outline-level="2" text:is-list-header="true"><text:change-end text:change-id="ct155006984"/><text:change-start text:change-id="ct155193224"/></text:h>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25" text:outline-level="3">SQLite</text:h>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25" text:outline-level="3">PostgreSQL</text:h>
      <text:p text:style-name="Body_20_Text_20_First_20_Indent"><text:span text:style-name="T17"><text:s/>Instructions for setting up a PostgreSQL database on Linux, are found in the </text:span><text:a xlink:type="simple" xlink:href="https://xcat.svn.sourceforge.net/svnroot/xcat/xcat-core/trunk/xCAT-client/share/doc/xCAT2SetupPostgresql.pdf"><text:span text:style-name="T17">xCAT2 Setup Posgresql documentation. </text:span></text:a></text:p>
      <text:h text:style-name="P25" text:outline-level="3">MySQL</text:h>
      <text:p text:style-name="Body_20_Text_20_First_20_Indent"><text:span text:style-name="T17">Instructions for setting up a MySQL data base for xCAT on AIX or Linux are found in the <text:s/></text:span><text:a xlink:type="simple" xlink:href="https://xcat.svn.sourceforge.net/svnroot/xcat/xcat-core/trunk/xCAT-client/share/doc/xCAT2.SetupMySQL.pdf"><text:span text:style-name="T17">xCAT2 MySQL setup </text:span></text:a><text:span text:style-name="T17"><text:s/>documentation. </text:span></text:p>
      <text:h text:style-name="P343" text:outline-level="3">DB2 (TBD)<text:change-end text:change-id="ct155193224"/><text:change-start text:change-id="ct155019424"/></text:h>
      <text:h text:style-name="P352" text:outline-level="1"><text:change-end text:change-id="ct155019424"/><text:change-start text:change-id="ct155019712"/><text:span text:style-name="T30">Synchronizing files from the Management Node to </text:span><text:change-end text:change-id="ct155019712"/><text:change-start text:change-id="ct155015576"/><text:span text:style-name="T30">the nodes.</text:span></text:h>
      <text:p text:style-name="Text_20_body_20_indent"><text:span text:style-name="T30">In xCAT2.3 and later </text:span><text:change-end text:change-id="ct155015576"/><text:change-start text:change-id="ct155018288"/><text:span text:style-name="T30">support is provided to automatically sync file</text:span><text:change-end text:change-id="ct155018288"/><text:change-start text:change-id="ct155209576"/><text:span text:style-name="T30">Syncfiles How-To</text:span><text:change-end text:change-id="ct155209576"/><text:change-start text:change-id="ct155209768"/><text:span text:style-name="T30">s from the Management Node to the Service and compute nodes during and post installaion. <text:s text:c="2"/>The <text:s/></text:span><text:change-end text:change-id="ct155209768"/><text:change text:change-id="ct155209928"/><text:change-start text:change-id="ct155211800"/><text:a xlink:type="simple" xlink:href="https://xcat.svn.sourceforge.net/svnroot/xcat/xcat-core/trunk/xCAT-client/share/doc/xCAT2SyncFilesHowTo.pdf"><text:span text:style-name="T30">Syncfiles How-To</text:span></text:a><text:change-end text:change-id="ct155211800"/><text:change-start text:change-id="ct155213328"/><text:a xlink:type="simple" xlink:href="https://xcat.svn.sourceforge.net/svnroot/xcat/xcat-core/trunk/xCAT-client/share/doc/xCAT2SyncFilesHowTo.pdf"><text:span text:style-name="T30"> </text:span></text:a><text:change-end text:change-id="ct155213328"/><text:change-start text:change-id="ct155213736"/><text:span text:style-name="T30">describes how to do this. <text:s text:c="2"/></text:span><text:change-end text:change-id="ct155213736"/></text:p>
      <text:h text:style-name="P347" text:outline-level="1">Monitoring </text:h>
      <text:p text:style-name="Body_20_Text_20_First_20_Indent"><text:span text:style-name="T96">There are two monitoring infrastructures <text:s/>in xCAT 2.0. The </text:span><text:span text:style-name="T126">xCAT Monitoring Plug-in Infrastructure </text:span><text:span text:style-name="T96">allows you to plug-in one or more third party </text:span>monitoring software such as Ganglia, RMC, SNMP etc. to monitor the xCAT cluster. The <text:span text:style-name="T126">xCAT Notification Infrastructure </text:span><text:span text:style-name="T96">allows you to watch for the changes in xCAT </text:span><text:span text:style-name="T127">database tables.</text:span></text:p>
      <text:p text:style-name="Body_20_Text_20_First_20_Indent"><text:span text:style-name="T127">How to enable and use the xCAT Monitoring infrastructure is documented in the . </text:span><text:a xlink:type="simple" xlink:href="https://xcat.svn.sourceforge.net/svnroot/xcat/xcat-core/trunk/xCAT-client/share/doc/xCAT2-Monitoring.pdf"><text:span text:style-name="T127">“xCAT 2.0 Monitoring How-to”</text:span></text:a></text:p>
      <text:p text:style-name="Body_20_Text_20_First_20_Indent"><text:change-start text:change-id="ct155212288"/><text:soft-page-break/></text:p>
      <text:p text:style-name="Body_20_Text_20_First_20_Indent"/>
      <text:h text:style-name="Heading_20_1" text:outline-level="1" text:is-list-header="true"><text:change-end text:change-id="ct155212288"/></text:h>
      <text:h text:style-name="P349" text:outline-level="1">xCAT imaging </text:h>
      <text:p text:style-name="P143"><text:span text:style-name="T128"><text:s/>Steps for <text:s/>imaging with xCAT are documented in </text:span><text:a xlink:type="simple" xlink:href="http://xcat.wiki.sourceforge.net/Partimage"><text:span text:style-name="T128">xCAT imaging with Partimage</text:span></text:a><text:span text:style-name="T128">.</text:span></text:p>
      <text:p text:style-name="P155"/>
      <text:h text:style-name="P349" text:outline-level="1">xCAT IB Support</text:h>
      <text:p text:style-name="Text_20_body_20_indent"><text:span text:style-name="T128">The </text:span><text:a xlink:type="simple" xlink:href="https://xcat.svn.sourceforge.net/svnroot/xcat/xcat-core/trunk/xCAT-client/share/doc/xCAT2IBsupport.pdf"><text:span text:style-name="T128">xCAT IB support documents</text:span></text:a><text:span text:style-name="T128"> will explain how to configure xCAT for infiniband.</text:span><text:change-start text:change-id="ct155011360"/></text:p>
      <text:p text:style-name="P245"><text:change-end text:change-id="ct155011360"/><text:change-start text:change-id="ct155016096"/></text:p>
      <text:h text:style-name="P353" text:outline-level="1"><text:change-end text:change-id="ct155016096"/><text:change-start text:change-id="ct155211328"/>SystemP <text:span text:style-name="T24">hardware </text:span>discovery <text:span text:style-name="T24">a</text:span>nd <text:span text:style-name="T24">HMC connection</text:span></text:h>
      <text:p text:style-name="P227">How to perform system P hardware automation discovery and setup HMC connection are documented in <text:a xlink:type="simple" xlink:href="https://xcat.svn.sourceforge.net/svnroot/xcat/xcat-core/trunk/xCAT-client/share/doc//xCAT2SystemPdiscoveryAndHMCconnection.pdf">Hardware discory and HMC connection</text:a>.</text:p>
      <text:p text:style-name="P226"><text:change-end text:change-id="ct155211328"/></text:p>
      <text:h text:style-name="Heading_20_1" text:outline-level="1">Customize your installation methods</text:h>
      <text:p text:style-name="Body_20_Text_20_First_20_Indent"><text:span text:style-name="T128">How to setup customized methods of installation are documented in </text:span><text:a xlink:type="simple" xlink:href="http://xcat.wiki.sourceforge.net/BootTarget"><text:span text:style-name="T128">Boot Targets and Customized Installation methods.</text:span></text:a></text:p>
      <text:h text:style-name="P347"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347"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350" text:outline-level="1">x<text:span text:style-name="T40">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354" text:outline-level="1"><text:change-start text:change-id="ct155221200"/>xCAT How-To(s)<text:change-end text:change-id="ct155221200"/></text:h>
      <text:p text:style-name="Body_20_Text_20_First_20_Indent"><text:span text:style-name="T40">There have been a var</text:span><text:span text:style-name="T40">iety of </text:span><text:a xlink:type="simple" xlink:href="http://xcat.wiki.sourceforge.net/HowTos"><text:span text:style-name="T40">How-To's</text:span></text:a><text:span text:style-name="T40"> put out on the xCAT Wiki on various subjects and more are constantly beeing added. <text:s text:c="2"/>Check out the <text:s/></text:span><text:a xlink:type="simple" xlink:href="http://xcat.wiki.sourceforge.net/HowTos"><text:span text:style-name="T40">How-To's</text:span></text:a><text:span text:style-name="T40"> for valuable information. </text:span></text:p>
      <text:h text:style-name="Heading_20_2" text:outline-level="2"><text:change-start text:change-id="ct155225448"/><text:soft-page-break/><text:s/><text:change-end text:change-id="ct155225448"/>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Heading_20_2" text:outline-level="2"><text:change-start text:change-id="ct155226424"/><text:s/><text:change-end text:change-id="ct155226424"/>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Heading_20_2" text:outline-level="2"><text:change-start text:change-id="ct155211896"/><text:s/><text:change-end text:change-id="ct155211896"/>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h text:style-name="P138" text:outline-level="2"><text:change text:change-id="ct155230904"/><text:change text:change-id="ct155229024"/><text:change text:change-id="ct155228112"/><text:change text:change-id="ct155227864"/><text:change text:change-id="ct155222680"/></text:h>
      <text:h text:style-name="Heading_20_2" text:outline-level="2"><text:change text:change-id="ct155217120"/><text:change-start text:change-id="ct155228392"/><text:s/>Stateless GPFS<text:change-end text:change-id="ct155228392"/></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text:change-start text:change-id="ct155226704"/><text:s/><text:change-end text:change-id="ct155226704"/>Maui</text:h>
      <text:p text:style-name="Body_20_Text_20_First_20_Indent">Installing and setting up <text:s/>MAUI <text:s/>for xCAT is documented in the <text:a xlink:type="simple" xlink:href="https://xcat.wiki.sourceforge.net/Maui">xCAT How-to for MAUI.</text:a><text:change-start text:change-id="ct154760712"/></text:p>
      <text:p text:style-name="Body_20_Text_20_First_20_Indent"><text:a xlink:type="simple" xlink:href="https://xcat.wiki.sourceforge.net/Maui"/></text:p>
      <text:h text:style-name="Heading_20_2" text:outline-level="2"><text:a xlink:type="simple" xlink:href="https://xcat.wiki.sourceforge.net/Maui"><text:s/>Moab</text:a></text:h>
      <text:p text:style-name="Body_20_Text_20_First_20_Indent"><text:change-end text:change-id="ct154760712"/><text:change-start text:change-id="ct154829080"/>Installing and setting up <text:s/>Moab <text:s/>for xCAT is documented in the <text:bookmark text:name="tocMoab_Adaptive_Computing0"/><text:a xlink:type="simple" xlink:href="http://xcat.wiki.sourceforge.net/Moab_Adaptive_Computing">Moab Adaptive Computing Installation How-to. </text:a></text:p>
      <text:p text:style-name="Body_20_Text_20_First_20_Indent"><text:change-end text:change-id="ct154829080"/></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text:change-start text:change-id="ct155224144"/><text:s/><text:change-end text:change-id="ct155224144"/>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122">XCAT Developer Guide (TBD)</text:span></text:h>
      <text:p text:style-name="P143"><text:change text:change-id="ct155232488"/><text:change-start text:change-id="ct155233800"/>If you would like to develop code for the xCAT project, <text:s/>read the <text:a xlink:type="simple" xlink:href="https://xcat.svn.sourceforge.net/svnroot/xcat/xcat-core/trunk/xCAT-client/share/doc/xCAT2DevGuide.pdf">Developer's Guide</text:a> for information on the process.<text:change-end text:change-id="ct155233800"/> </text:p>
      <text:h text:style-name="Heading_20_1" text:outline-level="1"><text:s/><text:span text:style-name="T122">Known Bugs</text:span></text:h>
      <text:p text:style-name="Text_20_body"><text:a xlink:type="simple" xlink:href="https://sourceforge.net/tracker/?group_id=208749&amp;atid=1006945">https://sourceforge.net/tracker/?group_id=208749&amp;atid=1006945</text:a></text:p>
      <text:h text:style-name="Heading_20_1" text:outline-level="1"><text:soft-page-break/><text:s/><text:span text:style-name="T122">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29">References</text:span></text:h>
      <text:list xml:id="list2095073761" text:continue-list="list1679281088" text:style-name="L21">
        <text:list-item text:start-value="1">
          <text:p text:style-name="P144">xCAT web site: <text:s/><text:a xlink:type="simple" xlink:href="http://xcat.sf.net/">http://xcat.sf.net/</text:a> </text:p>
        </text:list-item>
        <text:list-item>
          <text:p text:style-name="P144">xCAT wiki: <text:s/><text:a xlink:type="simple" xlink:href="http://xcat.wiki.sourceforge.net/">http://xcat.wiki.sourceforge.net/</text:a> </text:p>
        </text:list-item>
        <text:list-item>
          <text:p text:style-name="P144">xCAT mailing list: <text:s/><text:change-start text:change-id="ct155238552"/><text:a xlink:type="simple" xlink:href="http://xcat.org/mailman/listinfo/xcat-user">http://xcat.org/mailman/listinfo/xcat-user</text:a><text:change-end text:change-id="ct155238552"/><text:change-start text:change-id="ct155232632"/></text:p>
        </text:list-item>
      </text:list>
      <text:p text:style-name="Text_20_body"><text:change-end text:change-id="ct155232632"/><text:change-start text:change-id="ct155235224"/></text:p>
      <text:h text:style-name="P351" text:outline-level="1">Appendix A: <text:s/>xCAT Commands<text:change-end text:change-id="ct155235224"/><text:change-start text:change-id="ct155236016"/> and Database Tables<text:change-end text:change-id="ct155236016"/></text:h>
      <text:list xml:id="list1231989691" text:continue-numbering="true" text:style-name="L21">
        <text:list-header>
          <text:p text:style-name="P144"><text:change text:change-id="ct155237632"/><text:change-start text:change-id="ct155340960"/></text:p>
        </text:list-header>
      </text:list>
      <text:p text:style-name="Body_20_Text_20_First_20_Indent">Note: some of these commands run on Linux and AIX, some are targeted only for AIX or Linux. </text:p>
      <text:h text:style-name="Heading_20_3" text:outline-level="3" text:is-list-header="true"/>
      <text:h text:style-name="P50" text:outline-level="3">Database support</text:h>
      <text:list xml:id="list1616149828" text:continue-list="list165407279"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item>
          <text:p text:style-name="P51"><text:a xlink:type="simple" xlink:href="http://xcat.sourceforge.net/man8/mkrrbc.8.html">mkrrbc</text:a> - Adds or deletes BladeCenter management module and switch node definitions in the xCAT cluster database.</text:p>
        </text:list-item>
        <text:list-item>
          <text:p text:style-name="P51"><text:a xlink:type="simple" xlink:href="http://xcat.sourceforge.net/man8/mkrrnodes.8.html">mkrrnodes</text:a> – adds or deletes nodes in the xCAT cluster database. <text:s/>Allows creation/deletion of many nodes at once. <text:bookmark text:name="item_mkrrnodes1"/></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a xlink:type="simple" xlink:href="http://xcat.sourceforge.net/man1/rmdef.1.html">rmdef </text:a>- remove xCAT data object definitions. </text:p>
        </text:list-item>
        <text:list-item>
          <text:p text:style-name="P51"><text:a xlink:type="simple" xlink:href="http://xcat.sourceforge.net/man8/tabdump.8.html">tabdump</text:a> - 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a xlink:type="simple" xlink:href="http://xcat.sourceforge.net/man1/tabgrep.1.html">tabgrep</text:a> - list table names in which an entry for the given node appears. </text:p>
        </text:list-item>
        <text:list-item>
          <text:p text:style-name="P51"><text:a xlink:type="simple" xlink:href="http://xcat.sourceforge.net/man8/tabrestore.8.html">tabrestore </text:a>- replaces the contents of an xCAT database table with the contents in a csv file. </text:p>
        </text:list-item>
        <text:list-item>
          <text:p text:style-name="P51"><text:a xlink:type="simple" xlink:href="http://xcat.sourceforge.net/man5/xcatstanzafile.5.html">xcatstanzafile</text:a> - Format of a stanza file that can be used with xCAT data object definition commands. </text:p>
        </text:list-item>
      </text:list>
      <text:h text:style-name="P50" text:outline-level="3">Hardware Control </text:h>
      <text:list xml:id="list425000016" text:style-name="L28">
        <text:list-item>
          <text:p text:style-name="P285"><text:a xlink:type="simple" xlink:href="http://xcat.sourceforge.net/man1/getmacs.1.html">getmacs</text:a> - Collects node MAC address. </text:p>
        </text:list-item>
        <text:list-item>
          <text:p text:style-name="P285"><text:a xlink:type="simple" xlink:href="http://xcat.sourceforge.net/man1/lshwconn.1.html">lshwconn</text:a> – Display the connection status for FSP and BPA nodes (2.3)</text:p>
        </text:list-item>
        <text:list-item>
          <text:p text:style-name="P285"><text:soft-page-break/><text:a xlink:type="simple" xlink:href="http://xcat.sourceforge.net/man1/lsslp.1.html">lsslp</text:a> - Discovers selected networked services information within the same subnet. </text:p>
        </text:list-item>
        <text:list-item>
          <text:p text:style-name="P285"><text:a xlink:type="simple" xlink:href="http://xcat.sourceforge.net/man1/lsvm.1.html">lsvm </text:a>- Lists partition profile information for HMC- and IVM-managed nodes. </text:p>
        </text:list-item>
        <text:list-item>
          <text:p text:style-name="P285"><text:a xlink:type="simple" xlink:href="http://xcat.sourceforge.net/man1/mkhwconn.1.html">mkhwconn</text:a> - <text:s/>Sets up <text:s/>connections for FSP and BPA nodes to HMC nodes (2.3). <text:s text:c="2"/></text:p>
        </text:list-item>
        <text:list-item>
          <text:p text:style-name="P285"><text:a xlink:type="simple" xlink:href="http://xcat.sourceforge.net/man1/nodestat.1.html">nodestat </text:a>- display the running status of a noderange </text:p>
        </text:list-item>
      </text:list>
      <text:list xml:id="list1449283730" text:style-name="L29">
        <text:list-item>
          <text:p text:style-name="P286"><text:a xlink:type="simple" xlink:href="http://xcat.sourceforge.net/man1/rbeacon.1.html">rbeacon </text:a>- Turns beacon on/off/blink or gives status of a node or noderange. </text:p>
        </text:list-item>
        <text:list-item>
          <text:p text:style-name="P286"><text:a xlink:type="simple" xlink:href="http://xcat.sourceforge.net/man1/rcons.1.html">rcons </text:a>- <text:s/>remotely accesses the serial console of a node.</text:p>
        </text:list-item>
        <text:list-item>
          <text:p text:style-name="P286"><text:span text:style-name="T124">renergy</text:span> – remote energy management tools (2.3)</text:p>
        </text:list-item>
        <text:list-item>
          <text:p text:style-name="P286"><text:a xlink:type="simple" xlink:href="http://xcat.sourceforge.net/man1/replaycons.1.html">replaycons</text:a> - replay the console output for a node </text:p>
        </text:list-item>
        <text:list-item>
          <text:p text:style-name="P286"><text:a xlink:type="simple" xlink:href="http://xcat.sourceforge.net/man1/reventlog.1.html">reventlog</text:a> - retrieve or clear remote hardware event logs </text:p>
        </text:list-item>
        <text:list-item>
          <text:p text:style-name="P286"><text:a xlink:type="simple" xlink:href="http://xcat.sourceforge.net/man1/rflash.1.html">rflash </text:a>- Performs Licensed Internal Code (LIC) update support for HMC-attached P5/P6</text:p>
        </text:list-item>
        <text:list-item>
          <text:p text:style-name="P286"><text:a xlink:type="simple" xlink:href="http://xcat.sourceforge.net/man1/rmhwconn.1.html">rmhwconn </text:a>– Remove the connections from the FSP and BPA nodes to the HMC nodes (2.3).</text:p>
        </text:list-item>
        <text:list-item>
          <text:p text:style-name="P286"><text:a xlink:type="simple" xlink:href="http://xcat.sourceforge.net/man1/rmigrate.1.html">rmigrate</text:a> - Execute migration of a guest VM between hosts/hypervisors .</text:p>
        </text:list-item>
        <text:list-item>
          <text:p text:style-name="P286"><text:a xlink:type="simple" xlink:href="http://xcat.sourceforge.net/man1/rmvm.1.html">rmvm</text:a> - Removes HMC- and IVM-managed partitions. </text:p>
        </text:list-item>
      </text:list>
      <text:list xml:id="list795385593" text:style-name="L30">
        <text:list-item>
          <text:p text:style-name="P287"><text:a xlink:type="simple" xlink:href="http://xcat.sourceforge.net/man1/rnetboot.1.html">rnetboot</text:a> - Cause the range of nodes to boot to network. </text:p>
        </text:list-item>
      </text:list>
      <text:list xml:id="list1692070810" text:style-name="L31">
        <text:list-item>
          <text:p text:style-name="P288"><text:a xlink:type="simple" xlink:href="http://xcat.sourceforge.net/man1/rpower.1.html">rpower </text:a>- remote power control of nodes </text:p>
        </text:list-item>
        <text:list-item>
          <text:p text:style-name="P288"><text:a xlink:type="simple" xlink:href="http://xcat.sourceforge.net/man1/rscan.1.html">rscan</text:a> - Collects node information from one or more hardware control points. </text:p>
        </text:list-item>
        <text:list-item>
          <text:p text:style-name="P288"><text:a xlink:type="simple" xlink:href="http://xcat.sourceforge.net/man1/rsetboot.1.html">rsetboot</text:a> - Sets the boot device to be used for BMC-based servers for the next boot only. </text:p>
        </text:list-item>
        <text:list-item>
          <text:p text:style-name="P288"><text:a xlink:type="simple" xlink:href="http://xcat.sourceforge.net/man1/rspconfig.1.html">rspconfig</text:a> - configures various settings in the nodes' service processors. </text:p>
        </text:list-item>
        <text:list-item>
          <text:p text:style-name="P288"><text:a xlink:type="simple" xlink:href="http://xcat.sourceforge.net/man1/rspreset.1.html">rspreset</text:a> - resets the service processors associated with the specified nodes </text:p>
        </text:list-item>
        <text:list-item>
          <text:p text:style-name="P288"><text:a xlink:type="simple" xlink:href="http://xcat.sourceforge.net/man1/switchblade.1.html">switchblade</text:a> - reassign the BladeCenter media tray and/or KVM to the specified blade </text:p>
        </text:list-item>
        <text:list-item>
          <text:p text:style-name="P288"><text:a xlink:type="simple" xlink:href="http://xcat.sourceforge.net/man1/wcons.1.html">wcons</text:a> – windowed remote console</text:p>
        </text:list-item>
        <text:list-item>
          <text:p text:style-name="P288"><text:a xlink:type="simple" xlink:href="http://xcat.sourceforge.net/man1/wkill.1.html">wkill </text:a>– kill windowed remote consoles</text:p>
        </text:list-item>
      </text:list>
      <text:h text:style-name="P98" text:outline-level="3">Monitoring </text:h>
      <text:list xml:id="list1175524543" text:style-name="L32">
        <text:list-item>
          <text:p text:style-name="P289"><text:a xlink:type="simple" xlink:href="http://xcat.sourceforge.net/man1/monadd.1.html">monadd</text:a> - Registers a monitoring plug-in to the xCAT cluster. </text:p>
        </text:list-item>
        <text:list-item>
          <text:p text:style-name="P289"><text:a xlink:type="simple" xlink:href="http://xcat.sourceforge.net/man1/moncfg.1.html">moncfg</text:a> - Configures a 3rd party monitoring software to monitor the xCAT cluster. </text:p>
        </text:list-item>
        <text:list-item>
          <text:p text:style-name="P289"><text:a xlink:type="simple" xlink:href="http://xcat.sourceforge.net/man1/mondecfg.1.html">mondecfg</text:a> - Deconfigures a 3rd party monitoring software from monitoring the xCAT cluster. </text:p>
        </text:list-item>
        <text:list-item>
          <text:p text:style-name="P289"><text:a xlink:type="simple" xlink:href="http://xcat.sourceforge.net/man1/monls.1.html">monls </text:a>- Lists monitoring plug-in modules that can be used to monitor the xCAT cluster. </text:p>
        </text:list-item>
        <text:list-item>
          <text:p text:style-name="P289"><text:a xlink:type="simple" xlink:href="http://xcat.sourceforge.net/man1/monrm.1.html">monrm</text:a> - Unregisters a monitoring plug-in module from the xCAT cluster. </text:p>
        </text:list-item>
        <text:list-item>
          <text:p text:style-name="P289"><text:a xlink:type="simple" xlink:href="http://xcat.sourceforge.net/man1/monstart.1.html">monstart</text:a> - Starts a plug-in module to monitor the xCAT cluster. </text:p>
        </text:list-item>
        <text:list-item>
          <text:p text:style-name="P289"><text:a xlink:type="simple" xlink:href="http://xcat.sourceforge.net/man1/monstop.1.html">monstop</text:a> - Stops a monitoring plug-in module to monitor the xCAT cluster. </text:p>
        </text:list-item>
      </text:list>
      <text:list xml:id="list1062939003" text:style-name="L33">
        <text:list-item>
          <text:p text:style-name="P290"><text:a xlink:type="simple" xlink:href="http://xcat.sourceforge.net/man1/regnotif.1.html">regnotif </text:a>- Registers a Perl module or a command that will get called when changes occur in the desired xCAT database tables. </text:p>
        </text:list-item>
        <text:list-item>
          <text:p text:style-name="P290"><text:a xlink:type="simple" xlink:href="http://xcat.sourceforge.net/man1/unregnotif.1.html">unregnotif </text:a>- unregister a Perl module or a command that was watching for the changes of the desired xCAT database tables. </text:p>
        </text:list-item>
      </text:list>
      <text:h text:style-name="P50" text:outline-level="3">Inventory</text:h>
      <text:list xml:id="list843889641" text:style-name="L34">
        <text:list-item>
          <text:p text:style-name="P291"><text:a xlink:type="simple" xlink:href="http://xcat.sourceforge.net/man1/rinv.1.html">rinv </text:a>- remote hardware inventory.</text:p>
        </text:list-item>
        <text:list-item>
          <text:p text:style-name="P291"><text:a xlink:type="simple" xlink:href="http://xcat.sourceforge.net/man1/rvitals.1.html">rvitals</text:a> – retrieves remote hardware vitals information.</text:p>
        </text:list-item>
        <text:list-item>
          <text:p text:style-name="P291"><text:a xlink:type="simple" xlink:href="http://xcat.sourceforge.net/man1/sinv.1.html">sinv </text:a>- Checks the software configuration of the nodes in the cluster. </text:p>
        </text:list-item>
      </text:list>
      <text:h text:style-name="P50" text:outline-level="3">Parallel Commands</text:h>
      <text:list xml:id="list1687789130" text:style-name="L35">
        <text:list-item>
          <text:p text:style-name="P292"><text:a xlink:type="simple" xlink:href="http://xcat.sourceforge.net/man1/pcons.1.html">pcons</text:a> <text:s/>- runs a command on the noderange using the out-of-band console.</text:p>
        </text:list-item>
        <text:list-item>
          <text:p text:style-name="P292"><text:a xlink:type="simple" xlink:href="http://xcat.sourceforge.net/man1/pping.1.html">pping</text:a> <text:s/>- parallel ping.</text:p>
        </text:list-item>
        <text:list-item>
          <text:p text:style-name="P292"><text:a xlink:type="simple" xlink:href="http://xcat.sourceforge.net/man1/ppping.1.html">ppping</text:a> – parallel ping between nodes in a cluster. </text:p>
        </text:list-item>
        <text:list-item>
          <text:p text:style-name="P292"><text:a xlink:type="simple" xlink:href="http://xcat.sourceforge.net/man1/prsync.1.html">prsync</text:a> – parallel rsync</text:p>
        </text:list-item>
        <text:list-item>
          <text:p text:style-name="P292"><text:soft-page-break/><text:a xlink:type="simple" xlink:href="http://xcat.sourceforge.net/man1/pscp.1.html">pscp</text:a> – parallel remote copy ( supports scp and not hierarchy)</text:p>
        </text:list-item>
        <text:list-item>
          <text:p text:style-name="P292"><text:a xlink:type="simple" xlink:href="http://xcat.sourceforge.net/man1/psh.1.html">psh</text:a> – parallel remote shell ( supports <text:s/>ssh and not hierarchy)</text:p>
        </text:list-item>
        <text:list-item>
          <text:p text:style-name="P292"><text:a xlink:type="simple" xlink:href="http://xcat.sourceforge.net/man1/xdcp.1.html">xdcp</text:a> – concurrently copies files too and from multiple nodes. ( scp/rcp and hierarchy)</text:p>
        </text:list-item>
        <text:list-item>
          <text:p text:style-name="P292"><text:a xlink:type="simple" xlink:href="http://xcat.sourceforge.net/man1/xdsh.1.html">xdsh </text:a>– concurrently runs commands on multiple nodes. ( supports ssh/rsh and hierarchy)</text:p>
        </text:list-item>
        <text:list-item>
          <text:p text:style-name="P292"><text:a xlink:type="simple" xlink:href="http://xcat.sourceforge.net/man1/xdshbak.1.html">xdshbak</text:a>- formats the output of the xdsh command. </text:p>
        </text:list-item>
      </text:list>
      <text:list xml:id="list1923053733" text:style-name="L36">
        <text:list-item>
          <text:p text:style-name="P293"><text:a xlink:type="simple" xlink:href="http://xcat.sourceforge.net/man1/xcoll.1.html">xcoll</text:a> – Formats command output of the psh, xdsh, rinv command</text:p>
        </text:list-item>
      </text:list>
      <text:p text:style-name="Standard"/>
      <text:h text:style-name="P50" text:outline-level="3">Deployment</text:h>
      <text:list xml:id="list2047184851" text:style-name="L37">
        <text:list-item>
          <text:p text:style-name="P294"><text:a xlink:type="simple" xlink:href="http://xcat.sourceforge.net/man8/copycds-cdrom.8.html">copycds-cdrom</text:a> - client side wrapper for copycds supporting physical drives. </text:p>
        </text:list-item>
        <text:list-item>
          <text:p text:style-name="P294"><text:a xlink:type="simple" xlink:href="http://xcat.sourceforge.net/man8/copycds.8.html">copycds </text:a>- Copies Linux distributions and service levels from CDs to install directory. </text:p>
        </text:list-item>
      </text:list>
      <text:list xml:id="list1326666836" text:style-name="L38">
        <text:list-item>
          <text:p text:style-name="P295"><text:a xlink:type="simple" xlink:href="http://xcat.sourceforge.net/man1/genimage.1.html">genimage</text:a> - Generates a stateless image to be used for a diskless install. </text:p>
        </text:list-item>
        <text:list-item>
          <text:p text:style-name="P295"><text:a xlink:type="simple" xlink:href="http://xcat.sourceforge.net/man1/geninitrd.1.html">geninitrd</text:a> - Regenerates the initrd for a stateless image to be used for a diskless install. </text:p>
        </text:list-item>
        <text:list-item>
          <text:p text:style-name="P295"><text:a xlink:type="simple" xlink:href="http://xcat.sourceforge.net/man1/mkdsklsnode.1.html">mkdsklsnode</text:a> - <text:s/>xCAT command to define and initialize AIX/NIM diskless machines. </text:p>
        </text:list-item>
        <text:list-item>
          <text:p text:style-name="P295"><text:a xlink:type="simple" xlink:href="http://xcat.sourceforge.net/man1/mknimimage.1.html">mknimimage</text:a> - xCAT command to create AIX image definitions. </text:p>
        </text:list-item>
        <text:list-item>
          <text:p text:style-name="P295"><text:a xlink:type="simple" xlink:href="http://xcat.sourceforge.net/man8/mknb.8.html">mknb</text:a> - creates a network boot root image for node discovery and flashing </text:p>
        </text:list-item>
        <text:list-item>
          <text:p text:style-name="P295"><text:a xlink:type="simple" xlink:href="http://xcat.sourceforge.net/man1/nimnodecust.1.html">nimnodecust </text:a>- xCAT command to customize AIX/NIM standalone machines. </text:p>
        </text:list-item>
        <text:list-item>
          <text:p text:style-name="P295"><text:a xlink:type="simple" xlink:href="http://xcat.sourceforge.net/man1/nimnodeset.1.html">nimnodeset </text:a>- xCAT command to initialize AIX/NIM standalone machines. </text:p>
        </text:list-item>
        <text:list-item>
          <text:p text:style-name="P295"><text:a xlink:type="simple" xlink:href="http://xcat.sourceforge.net/man8/nodeset.8.html">nodeset </text:a>- set the boot state for a noderange </text:p>
        </text:list-item>
      </text:list>
      <text:list xml:id="list632137198" text:style-name="L39">
        <text:list-item>
          <text:p text:style-name="P296"><text:a xlink:type="simple" xlink:href="http://xcat.sourceforge.net/man1/packimage.1.html">packimage</text:a> - Packs the stateless image from the chroot file system. </text:p>
        </text:list-item>
        <text:list-item>
          <text:p text:style-name="P296"><text:a xlink:type="simple" xlink:href="http://xcat.sourceforge.net/man1/rbootseq.1.html">rbootseq</text:a> - Persistently sets the order of boot devices for BladeCenter blades. </text:p>
        </text:list-item>
        <text:list-item>
          <text:p text:style-name="P296"><text:a xlink:type="simple" xlink:href="http://xcat.sourceforge.net/man8/rinstall.8.html">rinstall</text:a> - Begin installation on a noderange </text:p>
        </text:list-item>
        <text:list-item>
          <text:p text:style-name="P296"><text:a xlink:type="simple" xlink:href="http://xcat.sourceforge.net/man1/rmdsklsnode.1.html">rmdsklsnode</text:a> - Use this xCAT command to remove AIX/NIM diskless machine definitions.</text:p>
        </text:list-item>
        <text:list-item>
          <text:p text:style-name="P296"><text:a xlink:type="simple" xlink:href="http://xcat.sourceforge.net/man1/rmnimimage.1.html">rmnimimage</text:a> - xCAT command to remove an xCAT osimage definition and the associated NIM resources. </text:p>
        </text:list-item>
        <text:list-item>
          <text:p text:style-name="P296"><text:a xlink:type="simple" xlink:href="http://xcat.sourceforge.net/man8/setupiscsidev.8.html">setupiscsidev</text:a> - creates a LUN for a node to boot up with, using iSCSI. </text:p>
        </text:list-item>
        <text:list-item>
          <text:p text:style-name="P296"><text:a xlink:type="simple" xlink:href="http://xcat.sourceforge.net/man1/updateSNimage.1.html">updateSNimage</text:a> – (No longer used) Adds the needed Service Node configuration files to the install image. </text:p>
        </text:list-item>
        <text:list-item>
          <text:p text:style-name="P296"><text:a xlink:type="simple" xlink:href="http://xcat.sourceforge.net/man1/updatenode.1.html">updatenode</text:a> - Reruns postsctipts or runs additional scripts on the nodes.</text:p>
        </text:list-item>
        <text:list-item>
          <text:p text:style-name="P296"><text:a xlink:type="simple" xlink:href="http://xcat.sourceforge.net/man8/winstall.8.html">winstall</text:a> - <text:s/>Begin installation on a noderange and display in wcons </text:p>
        </text:list-item>
        <text:list-item>
          <text:p text:style-name="P296"><text:a xlink:type="simple" xlink:href="http://xcat.sourceforge.net/man1/xcat2nim.1.html">xcat2nim</text:a> - Use this command to create and manage AIX NIM definitions based on xCAT object definitions. </text:p>
        </text:list-item>
      </text:list>
      <text:h text:style-name="P50" text:outline-level="3">csm to xCAT migration tools</text:h>
      <text:p text:style-name="P42"/>
      <text:p text:style-name="P42"/>
      <text:list xml:id="list1001786047" text:style-name="L40">
        <text:list-item>
          <text:p text:style-name="P297"><text:a xlink:type="simple" xlink:href="http://xcat.sourceforge.net/man1/csm2xcat.1.html">csm2xcat</text:a><text:span text:style-name="T28"> </text:span><text:span text:style-name="T29">-</text:span><text:span text:style-name="T28"> </text:span>Migrates a CSM database to a xCAT database. </text:p>
        </text:list-item>
        <text:list-item>
          <text:p text:style-name="P297"><text:a xlink:type="simple" xlink:href="http://xcat.sourceforge.net/man1/cfm2xcat.1.html">cfm2xcat</text:a> – (2.3+)Migrates a CSM cfmupdatenode set to the xdcp -F sync files setup in xCAT.</text:p>
        </text:list-item>
        <text:list-item>
          <text:p text:style-name="P297"><text:a xlink:type="simple" xlink:href="http://xcat.sourceforge.net/man1/groupfiles4dsh.1.html">groupfiles4dsh</text:a><text:span text:style-name="T28"> </text:span><text:span text:style-name="T29">- <text:s/>Creates a directory of nodegroup files to be used with AIX dsh. </text:span></text:p>
        </text:list-item>
      </text:list>
      <text:p text:style-name="P190"/>
      <text:h text:style-name="P330" text:outline-level="3"><text:s/>Others</text:h>
      <text:p text:style-name="P190"/>
      <text:list xml:id="list1978863391" text:style-name="L41">
        <text:list-item>
          <text:p text:style-name="P298"><text:a xlink:type="simple" xlink:href="http://xcat.sourceforge.net/man8/makedhcp.8.html">makedhcp</text:a> - Creates new dhcp configuration files and updates live dhcp configuration using omapi. </text:p>
        </text:list-item>
        <text:list-item>
          <text:p text:style-name="P298"><text:a xlink:type="simple" xlink:href="http://xcat.sourceforge.net/man8/makedns.8.html">makedns</text:a> - sets up domain name services (DNS) from the entries in /etc/hosts. </text:p>
        </text:list-item>
        <text:list-item>
          <text:p text:style-name="P298"><text:soft-page-break/><text:a xlink:type="simple" xlink:href="http://xcat.sourceforge.net/man8/makehosts.8.html">makehosts</text:a> - sets up /etc/hosts from the xCAT hosts table.</text:p>
        </text:list-item>
        <text:list-item>
          <text:p text:style-name="P298"><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298"><text:a xlink:type="simple" xlink:href="http://xcat.sourceforge.net/man8/makeknownhosts.8.html">makeknownhosts </text:a><text:span text:style-name="T28">– creates a ssh known_hosts file from the input node range. </text:span></text:p>
        </text:list-item>
        <text:list-item text:start-value="1">
          <text:p text:style-name="P298"><text:a xlink:type="simple" xlink:href="http://xcat.sourceforge.net/man8/makenetworks.8.html">makenetworks</text:a> - populates the xCAT networks table, using network information from the local system </text:p>
        </text:list-item>
        <text:list-item>
          <text:p text:style-name="P298"><text:a xlink:type="simple" xlink:href="http://xcat.sourceforge.net/man8/mysqlsetup.8.html">mysqlsetup</text:a> <text:change-end text:change-id="ct155340960"/><text:change-start text:change-id="ct155364360"/>–<text:change-end text:change-id="ct155364360"/><text:change-start text:change-id="ct155369936"/> automatically setup of the MySQL database and xCAT to use MySql. </text:p>
        </text:list-item>
      </text:list>
      <text:list xml:id="list2049295553" text:style-name="L42">
        <text:list-item>
          <text:p text:style-name="P299"><text:a xlink:type="simple" xlink:href="http://xcat.sourceforge.net/man3/noderange.3.html">noderange</text:a> – Supported syntax for compactly expressing a list of node names.</text:p>
        </text:list-item>
        <text:list-item>
          <text:p text:style-name="P299"><text:a xlink:type="simple" xlink:href="http://xcat.sourceforge.net/man1/pbstop.1.html">pbstop</text:a> - Monitors your cluster in a terminal window. </text:p>
        </text:list-item>
        <text:list-item>
          <text:p text:style-name="P299"><text:a xlink:type="simple" xlink:href="http://xcat.sourceforge.net/man8/xcatconfig.8.html">xcatconfig</text:a> – setups up MN during install. <text:s/>Can be used to reinitialize keys, credentials, site table after install. <text:change-end text:change-id="ct155369936"/></text:p>
        </text:list-item>
      </text:list>
      <text:list xml:id="list1188152307" text:style-name="L43">
        <text:list-item text:start-value="1">
          <text:p text:style-name="P300"><text:a xlink:type="simple" xlink:href="http://xcat.sourceforge.net/man1/xcatstart.1.html">xcatstart</text:a> - Starts the xCAT daemon (xcatd) on AIX. </text:p>
        </text:list-item>
        <text:list-item>
          <text:p text:style-name="P300"><text:a xlink:type="simple" xlink:href="http://xcat.sourceforge.net/man1/xcatstop.1.html">xcatstop</text:a> - Stops the xCAT daemon (xcatd) on AIX. <text:change-start text:change-id="ct155379400"/></text:p>
        </text:list-item>
      </text:list>
      <text:list xml:id="list1893976032" text:continue-list="list1978863391" text:style-name="L41">
        <text:list-item text:start-value="1">
          <text:p text:style-name="P298"><text:change-end text:change-id="ct155379400"/><text:change text:change-id="ct155375504"/><text:a xlink:type="simple" xlink:href="http://xcat.sourceforge.net/man1/xcatstart.1.html"><text:span text:style-name="T24">restartxcatd</text:span></text:a><text:change-start text:change-id="ct155151656"/> - <text:change-end text:change-id="ct155151656"/><text:span text:style-name="T24">restart</text:span><text:change-start text:change-id="ct155382232"/> the xCAT daemon (xcatd) on AIX. <text:change-end text:change-id="ct155382232"/><text:span text:style-name="T24">(xCAT2.4)</text:span><text:change-start text:change-id="ct155388608"/></text:p>
        </text:list-item>
      </text:list>
      <text:list xml:id="list868994005" text:style-name="L44">
        <text:list-item>
          <text:p text:style-name="P301"><text:a xlink:type="simple" xlink:href="http://xcat.sourceforge.net/man1/xCATWorld.1.html">xCATWorld</text:a> – Sample client program for xCAT. </text:p>
        </text:list-item>
      </text:list>
      <text:list xml:id="list982012143" text:continue-list="list1923053733" text:style-name="L36">
        <text:list-item text:start-value="1">
          <text:p text:style-name="P293"><text:a xlink:type="simple" xlink:href="http://xcat.sourceforge.net/man1/xpbsnodes.1.html">xpbsnodes</text:a> - PBS pbsnodes front-end for a noderange. </text:p>
        </text:list-item>
      </text:list>
      <text:list xml:id="list1446436465" text:style-name="L45">
        <text:list-item>
          <text:p text:style-name="P302"><text:a xlink:type="simple" xlink:href="http://xcat.sourceforge.net/man1/xcat.1.html"><text:span text:style-name="T122">Summary of <text:s/>xCAT Commands</text:span></text:a><text:span text:style-name="T122"> </text:span><text:change-end text:change-id="ct155388608"/><text:change-start text:change-id="ct155388512"/></text:p>
        </text:list-item>
      </text:list>
      <text:p text:style-name="P217"/>
      <text:p text:style-name="P217"/>
      <text:h text:style-name="Heading_20_1" text:outline-level="1"><text:span text:style-name="T129">Appendix B: <text:s/>xCAT node group support</text:span><text:change-end text:change-id="ct155388512"/><text:change-start text:change-id="ct155390168"/><text:span text:style-name="T129"> ( static and dynamic)</text:span><text:change-end text:change-id="ct155390168"/><text:change-start text:change-id="ct155400224"/></text:h>
      <text:p text:style-name="P217"/>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text:span><text:span text:style-name="T6">group. The selection criteria is a list of "attr&lt;operator&gt;val" pairs that can be used to determine the members of <text:s/>a group, (see below). </text:span></text:p>
      <text:p text:style-name="P9"/>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text:soft-page-break/></text:p>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404">You can set the “groups” attribute of the node definition when you are defining the node with the <text:span text:style-name="T3">mkdef</text:span> <text:span text:style-name="T24">or </text:span><text:span text:style-name="T81">nodeadd</text:span><text:span text:style-name="T24"> </text:span>command or you can modify the attribute later using the <text:span text:style-name="T3">chdef</text:span> <text:span text:style-name="T24">or </text:span><text:span text:style-name="T81">nodech</text:span><text:span text:style-name="T24"> </text:span>command. <text:s/>For example, <text:s/>if you want a set of nodes to be added to the group “<text:span text:style-name="T5">aixnodes</text:span>” you could run <text:span text:style-name="T3">chdef</text:span> <text:span text:style-name="T24">or </text:span><text:span text:style-name="T81">nodech</text:span><text:span text:style-name="T24"> </text:span>as follows.</text:p>
      <text:list xml:id="list824689795" text:continue-list="list2101387925" text:style-name="WW8Num2">
        <text:list-header>
          <text:p text:style-name="P7"/>
        </text:list-header>
      </text:list>
      <text:p text:style-name="P18"><text:tab/><text:span text:style-name="T11">chdef –t node -p –o node01,node02,node03 groups=aixnodes </text:span></text:p>
      <text:p text:style-name="P169"><text:tab/>or</text:p>
      <text:p text:style-name="P169"><text:tab/>nodech node01,node02,node03 groups=aixnodes</text:p>
      <text:p text:style-name="P18">The “-p” (plus) option specifies that “<text:span text:style-name="T5">aixnodes</text:span>” be added to any existing value for the “groups” attribute. <text:span text:style-name="T24">The “-p” (plus) option is not supported by </text:span><text:span text:style-name="T81">nodech</text:span><text:span text:style-name="T24"> command.</text:span></text:p>
      <text:list xml:id="list2137616845" text:continue-numbering="true" text:style-name="WW8Num2">
        <text:list-header>
          <text:p text:style-name="P7">The second option would be to create a new group definition directly using the <text:span text:style-name="T2">mkdef</text:span><text:span text:style-name="T24"> </text:span>command as follows.</text:p>
        </text:list-header>
      </text:list>
      <text:p text:style-name="P18"><text:tab/><text:span text:style-name="T11">mkdef –t group –o aixnodes members=”node01,node02,node03”</text:span></text:p>
      <text:p text:style-name="P18">These two options will result in exactly the same definitions and attribute values being created in the xCAT database.</text:p>
      <text:h text:style-name="Heading_20_3" text:outline-level="3">Creating a dynamic node group</text:h>
      <text:p text:style-name="Standard"/>
      <text:p text:style-name="P157">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lsdef</text:span> command. The "val" field in selection criteria can be a simple sting or a regular expression. <text:s/>A<text:span text:style-name="T10"> regular expression can only be specified when using the "=~" or "!~" operators.</text:span><text:span text:style-name="T73"> </text:span><text:span text:style-name="T74">See </text:span><text:soft-page-break/><text:a xlink:type="simple" xlink:href="http://www.perl.com/doc/manual/html/pod/perlre.html">http://www.perl.com/doc/manual/html/pod/perlre.html</text:a><text:span text:style-name="T74"> for information on the format and syntax of <text:s/>regular expressions.</text:span></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6"/>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w mgt!=blade -w 'arch!~ppc'</text:p>
      <text:p text:style-name="P145"><text:change-end text:change-id="ct155400224"/><text:change text:change-id="ct155344952"/></text:p>
      <text:p text:style-name="Standard"/>
      <text:h text:style-name="Heading_20_2" text:outline-level="2" text:is-list-header="true"><text:change-start text:change-id="ct154857192"/></text:h>
      <text:h text:style-name="Heading_20_1" text:outline-level="1"><text:change-end text:change-id="ct154857192"/><text:change-start text:change-id="ct155407544"/><text:span text:style-name="T129">Appendix C: <text:s/>xCAT Database Tables</text:span><text:change-end text:change-id="ct155407544"/><text:change-start text:change-id="ct155420824"/><text:span text:style-name="T129">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181"><text:a xlink:type="simple" xlink:href="http://xcat.sf.net/man5/xcatdb.5.html"><text:span text:style-name="T70">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ext:span></text:a><text:soft-page-break/><text:a xlink:type="simple" xlink:href="http://xcat.sf.net/man5/xcatdb.5.html"><text:span text:style-name="T70">the members of the node group with some regular 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9"/></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ext:span><text:span text:style-name="T12">the object definitions. <text:s text:c="2"/>These commands will automatically handle the storage in and retrieval from the correct tables.</text:span></text:p>
      <text:p text:style-name="P33"/>
      <text:p text:style-name="P33">The following data object types are currently supported.</text:p>
      <text:list xml:id="list102342513" text:continue-list="list522642496" text:style-name="WW8Num17">
        <text:list-item text:start-value="1">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xml:id="list1278209197" text:continue-list="list1258553327" text:style-name="WW8Num15">
        <text:list-item text:start-value="1">
          <text:p text:style-name="P39"><text:span text:style-name="T3">mkdef</text:span> – Make data object definitions.</text:p>
        </text:list-item>
        <text:list-item>
          <text:p text:style-name="P40"><text:soft-page-break/><text:span text:style-name="T3">chdef</text:span> - Change data object definitions.</text:p>
        </text:list-item>
        <text:list-item>
          <text:p text:style-name="P40"><text:span text:style-name="T3">lsdef</text:span> - List data object definitions.</text:p>
        </text:list-item>
        <text:list-item>
          <text:p text:style-name="P319"><text:span text:style-name="T3">rmdef</text:span> - Remove data object definitions.</text:p>
        </text:list-item>
      </text:list>
      <text:p text:style-name="P42">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xml:id="list1722690139" text:continue-list="list2105586176" text:style-name="WW8Num4">
        <text:list-item text:start-value="1">
          <text:p text:style-name="P43">To create a set of definitions using information contained in a stanza file.</text:p>
        </text:list-item>
      </text:list>
      <text:p text:style-name="P44">cat mystanzafile <text:s/>| mkdef <text:s/>-z</text:p>
      <text:list xml:id="list557186617" text:continue-numbering="true" text:style-name="WW8Num4">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8">For more information on the use of stanza files see the <text:span text:style-name="T2">xcatstanzafile</text:span> <text:span text:style-name="T2">man</text:span> page.</text:p>
      <text:h text:style-name="P359" text:outline-level="2" text:is-list-header="true"><text:bookmark-start text:name="_Ref191868728"/><text:bookmark-end text:name="_Ref191868728"/><text:change-end text:change-id="ct15542082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default-outline-level="2" style:class="text">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xCAT 2 Top</dc:title>
    <meta:initial-creator>IBM_USER</meta:initial-creator>
    <meta:creation-date>2008-03-11T09:00:00</meta:creation-date>
    <dc:date>2010-01-05T11:10:56</dc:date>
    <meta:printed-by>Egan Ford</meta:printed-by>
    <meta:print-date>2008-05-08T10:26:10</meta:print-date>
    <meta:editing-cycles>690</meta:editing-cycles>
    <meta:editing-duration>PT274H15M52S</meta:editing-duration>
    <dc:creator>Bruce Potter</dc:creator>
    <meta:document-statistic meta:table-count="0" meta:image-count="0" meta:object-count="0" meta:page-count="27" meta:paragraph-count="1055" meta:word-count="13259" meta:character-count="82535"/>
    <meta:user-defined meta:name="Info 1"/>
    <meta:user-defined meta:name="Info 2"/>
    <meta:user-defined meta:name="Info 3"/>
    <meta:user-defined meta:name="Info 4"/>
  </office:meta>
</office:document-meta>
</file>